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4" table:default-cell-style-name="Default"/>
        <table:table-row table:style-name="ro1">
          <table:table-cell table:style-name="pd1" office:value-type="string" calcext:value-type="string">
            <text:p>File id</text:p>
          </table:table-cell>
          <table:table-cell table:style-name="pd1" office:value-type="string" calcext:value-type="string">
            <text:p>Sentence_ID</text:p>
          </table:table-cell>
          <table:table-cell table:style-name="pd1" office:value-type="string" calcext:value-type="string">
            <text:p>Current_Sentence_En</text:p>
          </table:table-cell>
          <table:table-cell table:style-name="pd1" office:value-type="string" calcext:value-type="string">
            <text:p>Token_Position</text:p>
          </table:table-cell>
          <table:table-cell table:style-name="pd1" office:value-type="string" calcext:value-type="string">
            <text:p>Type_of_pronoun</text:p>
          </table:table-cell>
          <table:table-cell table:style-name="pd1" office:value-type="string" calcext:value-type="string">
            <text:p>Agreement</text:p>
          </table:table-cell>
          <table:table-cell table:style-name="pd1" office:value-type="string" calcext:value-type="string">
            <text:p>Npmod</text:p>
          </table:table-cell>
          <table:table-cell table:style-name="pd1" office:value-type="string" calcext:value-type="string">
            <text:p>Split</text:p>
          </table:table-cell>
          <table:table-cell table:style-name="pd1" office:value-type="string" calcext:value-type="string">
            <text:p>Comparative</text:p>
          </table:table-cell>
          <table:table-cell table:style-name="pd1" office:value-type="string" calcext:value-type="string">
            <text:p>Position</text:p>
          </table:table-cell>
          <table:table-cell table:style-name="pd1" office:value-type="string" calcext:value-type="string">
            <text:p>Type</text:p>
          </table:table-cell>
          <table:table-cell table:style-name="pd1" office:value-type="string" calcext:value-type="string">
            <text:p>Antetype</text:p>
          </table:table-cell>
          <table:table-cell table:style-name="pd1" office:value-type="string" calcext:value-type="string">
            <text:p>Anacata</text:p>
          </table:table-cell>
          <table:table-cell table:style-name="pd1" office:value-type="string" calcext:value-type="string">
            <text:p>markables</text:p>
          </table:table-cell>
          <table:table-cell table:style-name="pd1" office:value-type="string" calcext:value-type="string">
            <text:p>token</text:p>
          </table:table-cell>
          <table:table-cell table:style-name="pd1" office:value-type="string" calcext:value-type="string">
            <text:p>Context</text:p>
          </table:table-cell>
          <table:table-cell table:style-name="pd1" office:value-type="string" calcext:value-type="string">
            <text:p>markables_context</text:p>
          </table:table-cell>
          <table:table-cell table:style-name="pd1" office:value-type="string" calcext:value-type="string">
            <text:p>token_context</text:p>
          </table:table-cell>
          <table:table-cell table:style-name="pd1" office:value-type="string" calcext:value-type="string">
            <text:p>Target_De</text:p>
          </table:table-cell>
          <table:table-cell table:style-name="pd1" office:value-type="string" calcext:value-type="string">
            <text:p>markables_de</text:p>
          </table:table-cell>
          <table:table-cell table:style-name="pd1" office:value-type="string" calcext:value-type="string">
            <text:p>token_de</text:p>
          </table:table-cell>
          <table:table-cell table:style-name="pd1" office:value-type="string" calcext:value-type="string">
            <text:p>Output</text:p>
          </table:table-cell>
          <table:table-cell table:style-name="pd1" office:value-type="string" calcext:value-type="string">
            <text:p>token_output</text:p>
          </table:table-cell>
          <table:table-cell table:style-name="pd1" office:value-type="string" calcext:value-type="string">
            <text:p>English_Translation</text:p>
          </table:table-cell>
          <table:table-cell table:style-name="pd1" office:value-type="string" calcext:value-type="string">
            <text:p>Attention_score_Markable</text:p>
          </table:table-cell>
          <table:table-cell table:style-name="pd1" office:value-type="string" calcext:value-type="string">
            <text:p>Identical_markable_translation</text:p>
          </table:table-cell>
          <table:table-cell table:style-name="pd1" office:value-type="string" calcext:value-type="string">
            <text:p>Edit_distance</text:p>
          </table:table-cell>
          <table:table-cell table:style-name="pd1" office:value-type="string" calcext:value-type="string">
            <text:p>BLEU_score</text:p>
          </table:table-cell>
          <table:table-cell table:style-name="pd1" office:value-type="string" calcext:value-type="string">
            <text:p>BERT_score</text:p>
          </table:table-cell>
          <table:table-cell table:style-name="pd1" office:value-type="string" calcext:value-type="string">
            <text:p>Unnamed: 30</text:p>
          </table:table-cell>
          <table:table-cell table:style-name="pd1" office:value-type="string" calcext:value-type="string">
            <text:p>Edit_distance_translation</text:p>
          </table:table-cell>
          <table:table-cell table:style-name="pd1" office:value-type="string" calcext:value-type="string">
            <text:p>BLEU_score_translation</text:p>
          </table:table-cell>
          <table:table-cell table:style-name="pd1" office:value-type="string" calcext:value-type="string">
            <text:p>BERT_score_translation</text:p>
          </table:table-cell>
          <table:table-cell table:style-name="pd1" office:value-type="string" calcext:value-type="string">
            <text:p>Unnamed: 35</text:p>
          </table:table-cell>
          <table:table-cell table:style-name="pd1" office:value-type="string" calcext:value-type="string">
            <text:p>Vanilla_transformer_output</text:p>
          </table:table-cell>
          <table:table-cell table:style-name="pd1" office:value-type="string" calcext:value-type="string">
            <text:p>Vanilla_transformer_Identical_markable_translation</text:p>
          </table:table-cell>
          <table:table-cell table:style-name="pd1" office:value-type="string" calcext:value-type="string">
            <text:p>Vanilla_transformer_Edit_distance</text:p>
          </table:table-cell>
          <table:table-cell table:style-name="pd1" office:value-type="string" calcext:value-type="string">
            <text:p>Vanilla_transformer_BLEU_score</text:p>
          </table:table-cell>
          <table:table-cell table:style-name="pd1" office:value-type="string" calcext:value-type="string">
            <text:p>Vanilla_transformer_BERT_score</text:p>
          </table:table-cell>
          <table:table-cell table:style-name="pd1" office:value-type="string" calcext:value-type="string">
            <text:p>Unnamed: 40</text:p>
          </table:table-cell>
          <table:table-cell table:style-name="pd1" office:value-type="string" calcext:value-type="string">
            <text:p>Vanilla_transformer_output_translation</text:p>
          </table:table-cell>
          <table:table-cell table:style-name="pd1" office:value-type="string" calcext:value-type="string">
            <text:p>Edit_distance_Vanilla_transformer_output_translation</text:p>
          </table:table-cell>
          <table:table-cell table:style-name="pd1" office:value-type="string" calcext:value-type="string">
            <text:p>BLEU_score_Vanilla_transformer_output_translation</text:p>
          </table:table-cell>
          <table:table-cell table:style-name="pd1" office:value-type="string" calcext:value-type="string">
            <text:p>BERT_score_Vanilla_transformer_output_translation</text:p>
          </table:table-cell>
        </table:table-row>
        <table:table-row table:style-name="ro1">
          <table:table-cell office:value-type="string" calcext:value-type="string">
            <text:p>000_1756</text:p>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 calcext:value-type="float">
            <text:p>1</text:p>
          </table:table-cell>
          <table:table-cell table:number-columns-repeated="9" office:value-type="string" calcext:value-type="string">
            <text:p/>
          </table:table-cell>
          <table:table-cell office:value-type="string" calcext:value-type="string">
            <text:p>markable_4</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186</text:p>
          </table:table-cell>
          <table:table-cell office:value-type="string" calcext:value-type="string">
            <text:p>['Sie']</text:p>
          </table:table-cell>
          <table:table-cell office:value-type="string" calcext:value-type="string">
            <text:p>Es ist ein erbärmlicher , wenig zweitklassiger Ersatz für die Realität - eine erbärmliche Flucht aus dem Leben .</text:p>
          </table:table-cell>
          <table:table-cell office:value-type="string" calcext:value-type="string">
            <text:p>['Es’]</text:p>
          </table:table-cell>
          <table:table-cell office:value-type="string" calcext:value-type="string">
            <text:p>It is a pathetic , little second-rate substitute for reality - a pathetic escape from life .</text:p>
          </table:table-cell>
          <table:table-cell office:value-type="float" office:value="0.9984" calcext:value-type="float">
            <text:p>0.9984</text:p>
          </table:table-cell>
          <table:table-cell office:value-type="float" office:value="0" calcext:value-type="float">
            <text:p>0</text:p>
          </table:table-cell>
          <table:table-cell office:value-type="float" office:value="0.588235294117647" calcext:value-type="float">
            <text:p>0.588235294117647</text:p>
          </table:table-cell>
          <table:table-cell office:value-type="float" office:value="0.194338315591511" calcext:value-type="float">
            <text:p>0.194338315591511</text:p>
          </table:table-cell>
          <table:table-cell office:value-type="float" office:value="0.339606195688248" calcext:value-type="float">
            <text:p>0.339606195688248</text:p>
          </table:table-cell>
          <table:table-cell office:value-type="string" calcext:value-type="string">
            <text:p/>
          </table:table-cell>
          <table:table-cell office:value-type="float" office:value="0.142857142857143" calcext:value-type="float">
            <text:p>0.142857142857143</text:p>
          </table:table-cell>
          <table:table-cell office:value-type="float" office:value="0.727245409300014" calcext:value-type="float">
            <text:p>0.727245409300014</text:p>
          </table:table-cell>
          <table:table-cell office:value-type="float" office:value="0.878467440605164" calcext:value-type="float">
            <text:p>0.878467440605164</text:p>
          </table:table-cell>
          <table:table-cell office:value-type="string" calcext:value-type="string">
            <text:p/>
          </table:table-cell>
          <table:table-cell office:value-type="string" calcext:value-type="string">
            <text:p>Es ist ein erbärmlicher kleiner Ersatz für die Realität, ein erbärmlicher Flucht aus dem Leb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cell office:value-type="string" calcext:value-type="string">
            <text:p/>
          </table:table-cell>
          <table:table-cell office:value-type="string" calcext:value-type="string">
            <text:p>It is a pathetic little substitute for reality, a pathetic escape from life.</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row>
        <table:table-row table:style-name="ro1">
          <table:table-cell office:value-type="string" calcext:value-type="string">
            <text:p>000_1756</text:p>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Als solches verdient sie kein Mitleid, <text:s/>keine Sonderbehandlung <text:s/>als Märtyrium einer Minderheit, <text:s/>und sollte nur als das betrachtet werden, was sie wirklich ist: eine schädliche Krankheit."</text:p>
          </table:table-cell>
          <table:table-cell office:value-type="string" calcext:value-type="string">
            <text:p>markable_188</text:p>
          </table:table-cell>
          <table:table-cell office:value-type="string" calcext:value-type="string">
            <text:p>['sie']</text:p>
          </table:table-cell>
          <table:table-cell office:value-type="string" calcext:value-type="string">
            <text:p>Als solche verdient sie kein Mitgefühl , sie verdient keine Behandlung als Märtyrertum von Minderheiten und verdient es , nicht als etwas anderes als eine schädliche Krankheit angesehen zu werden &amp;quot; .</text:p>
          </table:table-cell>
          <table:table-cell office:value-type="string" calcext:value-type="string">
            <text:p>['sie']</text:p>
          </table:table-cell>
          <table:table-cell office:value-type="string" calcext:value-type="string">
            <text:p>As such , it deserves no sympathy , it deserves no treatment as a martyrdom of minorities , and deserves not to be regarded as anything other than a noxious disease &amp; quot; .</text:p>
          </table:table-cell>
          <table:table-cell office:value-type="float" office:value="0.9331" calcext:value-type="float">
            <text:p>0.9331</text:p>
          </table:table-cell>
          <table:table-cell office:value-type="float" office:value="1" calcext:value-type="float">
            <text:p>1</text:p>
          </table:table-cell>
          <table:table-cell office:value-type="float" office:value="0.807692307692308" calcext:value-type="float">
            <text:p>0.807692307692308</text:p>
          </table:table-cell>
          <table:table-cell office:value-type="float" office:value="0.067826521820615" calcext:value-type="float">
            <text:p>0.067826521820615</text:p>
          </table:table-cell>
          <table:table-cell office:value-type="float" office:value="0.399856686592102" calcext:value-type="float">
            <text:p>0.399856686592102</text:p>
          </table:table-cell>
          <table:table-cell office:value-type="string" calcext:value-type="string">
            <text:p/>
          </table:table-cell>
          <table:table-cell office:value-type="float" office:value="0.44" calcext:value-type="float">
            <text:p>0.44</text:p>
          </table:table-cell>
          <table:table-cell office:value-type="float" office:value="0.35630548449869" calcext:value-type="float">
            <text:p>0.35630548449869</text:p>
          </table:table-cell>
          <table:table-cell office:value-type="float" office:value="0.723102629184723" calcext:value-type="float">
            <text:p>0.723102629184723</text:p>
          </table:table-cell>
          <table:table-cell office:value-type="string" calcext:value-type="string">
            <text:p/>
          </table:table-cell>
          <table:table-cell office:value-type="string" calcext:value-type="string">
            <text:p>Als solche verdient es kein Mitgefühl, es verdient keine Behandlung als Minderheit Martyrium, und es verdient, nichts als eine verderbliche Krankheit betrachtet werden."</text:p>
          </table:table-cell>
          <table:table-cell office:value-type="float" office:value="0" calcext:value-type="float">
            <text:p>0</text:p>
          </table:table-cell>
          <table:table-cell office:value-type="float" office:value="0.846153846153846" calcext:value-type="float">
            <text:p>0.846153846153846</text:p>
          </table:table-cell>
          <table:table-cell office:value-type="float" office:value="0.0240601457230954" calcext:value-type="float">
            <text:p>0.024060145723096</text:p>
          </table:table-cell>
          <table:table-cell office:value-type="float" office:value="0.341218382120132" calcext:value-type="float">
            <text:p>0.341218382120132</text:p>
          </table:table-cell>
          <table:table-cell office:value-type="string" calcext:value-type="string">
            <text:p/>
          </table:table-cell>
          <table:table-cell office:value-type="string" calcext:value-type="string">
            <text:p>As such, it deserves no compassion, it deserves no treatment as a minority martyrdom, and it deserves to be considered nothing but a pernicious disease."</text:p>
          </table:table-cell>
          <table:table-cell office:value-type="float" office:value="0.846153846153846" calcext:value-type="float">
            <text:p>0.846153846153846</text:p>
          </table:table-cell>
          <table:table-cell office:value-type="float" office:value="0.0240601457230954" calcext:value-type="float">
            <text:p>0.024060145723096</text:p>
          </table:table-cell>
          <table:table-cell office:value-type="float" office:value="0.341218382120132" calcext:value-type="float">
            <text:p>0.341218382120132</text:p>
          </table:table-cell>
        </table:table-row>
        <table:table-row table:style-name="ro1">
          <table:table-cell office:value-type="string" calcext:value-type="string">
            <text:p>000_1756</text:p>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text:p>
          </table:table-cell>
          <table:table-cell office:value-type="string" calcext:value-type="string">
            <text:p>['she']</text:p>
          </table:table-cell>
          <table:table-cell office:value-type="string" calcext:value-type="string">
            <text:p>My mother said that she thought I'd really rather have a blue balloon.</text:p>
          </table:table-cell>
          <table:table-cell office:value-type="string" calcext:value-type="string">
            <text:p>markable_48</text:p>
          </table:table-cell>
          <table:table-cell office:value-type="string" calcext:value-type="string">
            <text:p>['My', 'mother']</text:p>
          </table:table-cell>
          <table:table-cell office:value-type="string" calcext:value-type="string">
            <text:p>Und sie erinnerte mich daran, dass meine Lieblingsfarbe blau sei.</text:p>
          </table:table-cell>
          <table:table-cell office:value-type="string" calcext:value-type="string">
            <text:p>markable_199</text:p>
          </table:table-cell>
          <table:table-cell office:value-type="string" calcext:value-type="string">
            <text:p>['sie']</text:p>
          </table:table-cell>
          <table:table-cell office:value-type="string" calcext:value-type="string">
            <text:p>Und sie erinnerte mich daran , dass meine Lieblingsfarbe blau war .</text:p>
          </table:table-cell>
          <table:table-cell office:value-type="string" calcext:value-type="string">
            <text:p>['sie']</text:p>
          </table:table-cell>
          <table:table-cell office:value-type="string" calcext:value-type="string">
            <text:p>And she reminded me that my favorite color was blue.</text:p>
          </table:table-cell>
          <table:table-cell office:value-type="float" office:value="0.8395" calcext:value-type="float">
            <text:p>0.8395</text:p>
          </table:table-cell>
          <table:table-cell office:value-type="float" office:value="1" calcext:value-type="float">
            <text:p>1</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sie erinnerte mich daran, dass meine Lieblingsfarbe blau war.</text:p>
          </table:table-cell>
          <table:table-cell office:value-type="float" office:value="1" calcext:value-type="float">
            <text:p>1</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cell office:value-type="string" calcext:value-type="string">
            <text:p/>
          </table:table-cell>
          <table:table-cell office:value-type="string" calcext:value-type="string">
            <text:p>And she reminded me that my favourite colour was blue.</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row>
        <table:table-row table:style-name="ro1">
          <table:table-cell office:value-type="string" calcext:value-type="string">
            <text:p>000_1756</text:p>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9</text:p>
          </table:table-cell>
          <table:table-cell office:value-type="string" calcext:value-type="string">
            <text:p>['she']</text:p>
          </table:table-cell>
          <table:table-cell office:value-type="string" calcext:value-type="string">
            <text:p>When I was little, my mother used to say, "The love you have for your children is like no other feeling in the world.</text:p>
          </table:table-cell>
          <table:table-cell office:value-type="string" calcext:value-type="string">
            <text:p>Markable_64</text:p>
          </table:table-cell>
          <table:table-cell office:value-type="string" calcext:value-type="string">
            <text:p>['my', 'mother']</text:p>
          </table:table-cell>
          <table:table-cell office:value-type="string" calcext:value-type="string">
            <text:p>Als Kind nahm ich das als das größte Kompliment, <text:s/>dass sie so ihre Mutterrolle für mich und meinen Bruder beschreiben würde.</text:p>
          </table:table-cell>
          <table:table-cell office:value-type="string" calcext:value-type="string">
            <text:p>Markable_203</text:p>
          </table:table-cell>
          <table:table-cell office:value-type="string" calcext:value-type="string">
            <text:p>['sie']</text:p>
          </table:table-cell>
          <table:table-cell office:value-type="string" calcext:value-type="string">
            <text:p>Und als ich klein war , nahm ich es als größtes Kompliment der Welt , dass sie das über die Elternschaft meines Bruders und mich sagen würde .</text:p>
          </table:table-cell>
          <table:table-cell office:value-type="string" calcext:value-type="string">
            <text:p>['sie']</text:p>
          </table:table-cell>
          <table:table-cell office:value-type="string" calcext:value-type="string">
            <text:p>And when I was little , I took it as the greatest compliment in the world that she would say that about parenting my brother and me .</text:p>
          </table:table-cell>
          <table:table-cell table:number-columns-repeated="2" office:value-type="float" office:value="1" calcext:value-type="float">
            <text:p>1</text:p>
          </table:table-cell>
          <table:table-cell office:value-type="float" office:value="0.904761904761905" calcext:value-type="float">
            <text:p>0.904761904761905</text:p>
          </table:table-cell>
          <table:table-cell office:value-type="float" office:value="0.028489318277724" calcext:value-type="float">
            <text:p>0.028489318277724</text:p>
          </table:table-cell>
          <table:table-cell office:value-type="float" office:value="0.404921382665634" calcext:value-type="float">
            <text:p>0.404921382665634</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als ich klein war, nahm ich es als das größte Kompliment der Welt an, dass sie das über die Erziehung meines Bruders und mir sagen würde.</text:p>
          </table:table-cell>
          <table:table-cell office:value-type="float" office:value="1" calcext:value-type="float">
            <text:p>1</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cell office:value-type="string" calcext:value-type="string">
            <text:p/>
          </table:table-cell>
          <table:table-cell office:value-type="string" calcext:value-type="string">
            <text:p>And when I was little, I took it as the greatest compliment in the world that she would say that about my brother's and my upbringing.</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6</text:p>
          </table:table-cell>
          <table:table-cell office:value-type="string" calcext:value-type="string">
            <text:p>['They']</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3</text:p>
          </table:table-cell>
          <table:table-cell office:value-type="string" calcext:value-type="string">
            <text:p>['Sie']</text:p>
          </table:table-cell>
          <table:table-cell office:value-type="string" calcext:value-type="string">
            <text:p>Ihnen fehlte es am Hören , und was konnten wir für sie tun ?</text:p>
          </table:table-cell>
          <table:table-cell office:value-type="string" calcext:value-type="string">
            <text:p>[‘Ihnen’]</text:p>
          </table:table-cell>
          <table:table-cell office:value-type="string" calcext:value-type="string">
            <text:p>They lacked hearing , and what could we do for them ?</text:p>
          </table:table-cell>
          <table:table-cell office:value-type="float" office:value="1" calcext:value-type="float">
            <text:p>1</text:p>
          </table:table-cell>
          <table:table-cell office:value-type="float" office:value="0" calcext:value-type="float">
            <text:p>0</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36947232484817" calcext:value-type="float">
            <text:p>0.336947232484817</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0" calcext:value-type="float">
            <text:p>0</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9</text:p>
          </table:table-cell>
          <table:table-cell office:value-type="string" calcext:value-type="string">
            <text:p>['them']</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4</text:p>
          </table:table-cell>
          <table:table-cell office:value-type="string" calcext:value-type="string">
            <text:p>['sie']</text:p>
          </table:table-cell>
          <table:table-cell office:value-type="string" calcext:value-type="string">
            <text:p>Ihnen fehlte es am Hören , und was konnten wir für sie tun ?</text:p>
          </table:table-cell>
          <table:table-cell office:value-type="string" calcext:value-type="string">
            <text:p>['sie']</text:p>
          </table:table-cell>
          <table:table-cell office:value-type="string" calcext:value-type="string">
            <text:p>They lacked hearing , and what could we do for them ?</text:p>
          </table:table-cell>
          <table:table-cell table:number-columns-repeated="2" office:value-type="float" office:value="1" calcext:value-type="float">
            <text:p>1</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36947232484817" calcext:value-type="float">
            <text:p>0.336947232484817</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1" calcext:value-type="float">
            <text:p>1</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office:value-type="string" calcext:value-type="string">
            <text:p>000_1756</text:p>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49</text:p>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office:value-type="string" calcext:value-type="string">
            <text:p>Markable_143</text:p>
          </table:table-cell>
          <table:table-cell office:value-type="string" calcext:value-type="string">
            <text:p>['a', 'culture']</text:p>
          </table:table-cell>
          <table:table-cell office:value-type="string" calcext:value-type="string">
            <text:p>Es war nicht meine Kultur, <text:s/>und ich hatte auch nicht vor, ihr spontan beizutreten, <text:s/>aber ich schätzte, dass es eine Kultur war <text:s/>und es für die Menschen, die ihr angehörten, <text:s/>von so großer Bedeutung war wie die Latino-, Schwulen- oder jüdische Kultur.</text:p>
          </table:table-cell>
          <table:table-cell office:value-type="string" calcext:value-type="string">
            <text:p>Markable_220</text:p>
          </table:table-cell>
          <table:table-cell office:value-type="string" calcext:value-type="string">
            <text:p>['ihr']</text:p>
          </table:table-cell>
          <table:table-cell office:value-type="string" calcext:value-type="string">
            <text:p>Es war nicht meine Kultur , und ich wollte nicht besonders schnell losziehen und ihr beitreten , aber ich schätzte , dass es eine Kultur war und dass sie sich für die Menschen , die Mitglieder dieser Kultur waren , so wertvoll fühlte wie die Latinos , die Homosexuelle oder die jüdische Kultur .</text:p>
          </table:table-cell>
          <table:table-cell office:value-type="string" calcext:value-type="string">
            <text:p>['ihr']</text:p>
          </table:table-cell>
          <table:table-cell office:value-type="string" calcext:value-type="string">
            <text:p>It wasn't my culture , and I didn't particularly want to rush out and join it , but I appreciated that it was a culture and that it felt as valuable to the people who were members of it as Latino , gay , or Jewish culture .</text:p>
          </table:table-cell>
          <table:table-cell table:number-columns-repeated="2" office:value-type="float" office:value="1" calcext:value-type="float">
            <text:p>1</text:p>
          </table:table-cell>
          <table:table-cell office:value-type="float" office:value="0.523809523809524" calcext:value-type="float">
            <text:p>0.523809523809524</text:p>
          </table:table-cell>
          <table:table-cell office:value-type="float" office:value="0.371944266364894" calcext:value-type="float">
            <text:p>0.371944266364894</text:p>
          </table:table-cell>
          <table:table-cell office:value-type="float" office:value="0.441304117441177" calcext:value-type="float">
            <text:p>0.441304117441177</text:p>
          </table:table-cell>
          <table:table-cell office:value-type="string" calcext:value-type="string">
            <text:p/>
          </table:table-cell>
          <table:table-cell office:value-type="float" office:value="0.270833333333333" calcext:value-type="float">
            <text:p>0.270833333333333</text:p>
          </table:table-cell>
          <table:table-cell office:value-type="float" office:value="0.70617014925664" calcext:value-type="float">
            <text:p>0.70617014925664</text:p>
          </table:table-cell>
          <table:table-cell office:value-type="float" office:value="0.87890887260437" calcext:value-type="float">
            <text:p>0.87890887260437</text:p>
          </table:table-cell>
          <table:table-cell office:value-type="string" calcext:value-type="string">
            <text:p/>
          </table:table-cell>
          <table:table-cell office:value-type="string" calcext:value-type="string">
            <text:p>Es war nicht meine Kultur, und ich wollte mich nicht besonders beeilen und mich ihr anschließen, aber ich erkannte, dass es eine Kultur war und dass es sich für die Menschen, die daran beteiligt waren, genauso wertvoll anfühlt wie Latino-Kultur oder schwule Kultur oder jüdische Kultur.</text:p>
          </table:table-cell>
          <table:table-cell office:value-type="float" office:value="1" calcext:value-type="float">
            <text:p>1</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cell office:value-type="string" calcext:value-type="string">
            <text:p/>
          </table:table-cell>
          <table:table-cell office:value-type="string" calcext:value-type="string">
            <text:p>It wasn't my culture, and I didn't particularly want to rush in and join it, but I recognised that it was a culture and that it felt just as valuable to the people who were involved in it as Latino culture or gay culture or Jewish culture.</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row>
        <table:table-row table:style-name="ro1">
          <table:table-cell office:value-type="string" calcext:value-type="string">
            <text:p>000_1756</text:p>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8</text:p>
          </table:table-cell>
          <table:table-cell office:value-type="string" calcext:value-type="string">
            <text:p>['These']</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Das sind Identitäten, die Ihren Eltern fremd sind <text:s/>und die man dann selbst im Umgang mit Gleichgesinnten entdecken muss.</text:p>
          </table:table-cell>
          <table:table-cell office:value-type="string" calcext:value-type="string">
            <text:p>Markable_272</text:p>
          </table:table-cell>
          <table:table-cell office:value-type="string" calcext:value-type="string">
            <text:p>['Das']</text:p>
          </table:table-cell>
          <table:table-cell office:value-type="string" calcext:value-type="string">
            <text:p>Das sind Identitäten , die Ihren Eltern fremd sind und die man entdecken muss , wenn man sie in Peers sehen kann .</text:p>
          </table:table-cell>
          <table:table-cell office:value-type="string" calcext:value-type="string">
            <text:p>['Das']</text:p>
          </table:table-cell>
          <table:table-cell office:value-type="string" calcext:value-type="string">
            <text:p>These are identities that are foreign to your parents and that one must discover when one can see them in peers .</text:p>
          </table:table-cell>
          <table:table-cell office:value-type="float" office:value="0" calcext:value-type="float">
            <text:p>0</text:p>
          </table:table-cell>
          <table:table-cell office:value-type="float" office:value="1" calcext:value-type="float">
            <text:p>1</text:p>
          </table:table-cell>
          <table:table-cell office:value-type="float" office:value="0.473684210526316" calcext:value-type="float">
            <text:p>0.473684210526316</text:p>
          </table:table-cell>
          <table:table-cell office:value-type="float" office:value="0.545495129994009" calcext:value-type="float">
            <text:p>0.545495129994009</text:p>
          </table:table-cell>
          <table:table-cell office:value-type="float" office:value="0.549579322338104" calcext:value-type="float">
            <text:p>0.549579322338104</text:p>
          </table:table-cell>
          <table:table-cell office:value-type="string" calcext:value-type="string">
            <text:p/>
          </table:table-cell>
          <table:table-cell office:value-type="float" office:value="0.304347826086957" calcext:value-type="float">
            <text:p>0.304347826086957</text:p>
          </table:table-cell>
          <table:table-cell office:value-type="float" office:value="0.437179789538368" calcext:value-type="float">
            <text:p>0.437179789538368</text:p>
          </table:table-cell>
          <table:table-cell office:value-type="float" office:value="0.743527770042419" calcext:value-type="float">
            <text:p>0.743527770042419</text:p>
          </table:table-cell>
          <table:table-cell office:value-type="string" calcext:value-type="string">
            <text:p/>
          </table:table-cell>
          <table:table-cell office:value-type="string" calcext:value-type="string">
            <text:p>Das sind Identitäten, die deinen Eltern fremd sind und die du entdecken musst, wenn du sie in Gleichaltrigen siehst.</text:p>
          </table:table-cell>
          <table:table-cell office:value-type="float" office:value="1" calcext:value-type="float">
            <text:p>1</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cell office:value-type="string" calcext:value-type="string">
            <text:p/>
          </table:table-cell>
          <table:table-cell office:value-type="string" calcext:value-type="string">
            <text:p>These are identities that are foreign to your parents and that you have to discover when you see them in your peers.</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row>
        <table:table-row table:style-name="ro1">
          <table:table-cell office:value-type="string" calcext:value-type="string">
            <text:p>000_1756</text:p>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5" calcext:value-type="float">
            <text:p>5</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44</text:p>
          </table:table-cell>
          <table:table-cell office:value-type="string" calcext:value-type="string">
            <text:p>['those', 'horizontal', 'identities']</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Und diese Identitäten, diese horizontalen Identitäten, <text:s/>haben Menschen seit jeher zu heilen versucht.</text:p>
          </table:table-cell>
          <table:table-cell office:value-type="string" calcext:value-type="string">
            <text:p>Markable_655</text:p>
          </table:table-cell>
          <table:table-cell office:value-type="string" calcext:value-type="string">
            <text:p>['diese', 'horizontalen', 'Identitäten']</text:p>
          </table:table-cell>
          <table:table-cell office:value-type="string" calcext:value-type="string">
            <text:p>Und diese Identitäten , diese horizontalen Identitäten , Menschen haben fast immer versucht zu heilen .</text:p>
          </table:table-cell>
          <table:table-cell office:value-type="string" calcext:value-type="string">
            <text:p>['diese', 'horizontalen', 'Identitäten']</text:p>
          </table:table-cell>
          <table:table-cell office:value-type="string" calcext:value-type="string">
            <text:p>And these identities , these horizontal identities , people have almost always tried to heal .</text:p>
          </table:table-cell>
          <table:table-cell table:number-columns-repeated="2" office:value-type="float" office:value="1" calcext:value-type="float">
            <text:p>1</text:p>
          </table:table-cell>
          <table:table-cell office:value-type="float" office:value="0.384615384615385" calcext:value-type="float">
            <text:p>0.384615384615385</text:p>
          </table:table-cell>
          <table:table-cell office:value-type="float" office:value="0.463502386414385" calcext:value-type="float">
            <text:p>0.463502386414385</text:p>
          </table:table-cell>
          <table:table-cell office:value-type="float" office:value="0.6664137840271" calcext:value-type="float">
            <text:p>0.6664137840271</text:p>
          </table:table-cell>
          <table:table-cell office:value-type="string" calcext:value-type="string">
            <text:p/>
          </table:table-cell>
          <table:table-cell office:value-type="float" office:value="0.230769230769231" calcext:value-type="float">
            <text:p>0.230769230769231</text:p>
          </table:table-cell>
          <table:table-cell office:value-type="float" office:value="0.591460168684858" calcext:value-type="float">
            <text:p>0.591460168684858</text:p>
          </table:table-cell>
          <table:table-cell office:value-type="float" office:value="0.769218921661377" calcext:value-type="float">
            <text:p>0.769218921661377</text:p>
          </table:table-cell>
          <table:table-cell office:value-type="string" calcext:value-type="string">
            <text:p/>
          </table:table-cell>
          <table:table-cell office:value-type="string" calcext:value-type="string">
            <text:p>Und diese Identitäten, diese horizontalen Identitäten, die Menschen haben fast immer versucht, zu heilen.</text:p>
          </table:table-cell>
          <table:table-cell office:value-type="float" office:value="1" calcext:value-type="float">
            <text:p>1</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cell office:value-type="string" calcext:value-type="string">
            <text:p/>
          </table:table-cell>
          <table:table-cell office:value-type="string" calcext:value-type="string">
            <text:p>And those identities, those horizontal identities, people have almost always tried to heal.</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row>
        <table:table-row table:style-name="ro1">
          <table:table-cell office:value-type="string" calcext:value-type="string">
            <text:p>000_1756</text:p>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72</text:p>
          </table:table-cell>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Ich wollte also sehen, wie der Prozess aussieht, <text:s/>mit dem es Leuten, die solche Identitäten besitzen, <text:s/>gelingt, sich mit ihnen zu arrangieren.</text:p>
          </table:table-cell>
          <table:table-cell office:value-type="string" calcext:value-type="string">
            <text:p>markable_282</text:p>
          </table:table-cell>
          <table:table-cell office:value-type="string" calcext:value-type="string">
            <text:p>['ihnen']</text:p>
          </table:table-cell>
          <table:table-cell office:value-type="string" calcext:value-type="string">
            <text:p>Und ich wollte mir ansehen , wie der Prozess ist , durch den Menschen mit diesen Identitäten zu einer guten Beziehung mit ihnen kommen .</text:p>
          </table:table-cell>
          <table:table-cell office:value-type="string" calcext:value-type="string">
            <text:p>['ihnen']</text:p>
          </table:table-cell>
          <table:table-cell office:value-type="string" calcext:value-type="string">
            <text:p>And I wanted to look at the process by which people with these identities come into a good relationship with them.</text:p>
          </table:table-cell>
          <table:table-cell office:value-type="float" office:value="0.9238" calcext:value-type="float">
            <text:p>0.9238</text:p>
          </table:table-cell>
          <table:table-cell office:value-type="float" office:value="1" calcext:value-type="float">
            <text:p>1</text:p>
          </table:table-cell>
          <table:table-cell office:value-type="float" office:value="0.772727272727273" calcext:value-type="float">
            <text:p>0.772727272727273</text:p>
          </table:table-cell>
          <table:table-cell office:value-type="float" office:value="0.0626230979121922" calcext:value-type="float">
            <text:p>0.062623097912192</text:p>
          </table:table-cell>
          <table:table-cell office:value-type="float" office:value="0.26801672577858" calcext:value-type="float">
            <text:p>0.26801672577858</text:p>
          </table:table-cell>
          <table:table-cell office:value-type="string" calcext:value-type="string">
            <text:p/>
          </table:table-cell>
          <table:table-cell office:value-type="float" office:value="0.291666666666667" calcext:value-type="float">
            <text:p>0.291666666666667</text:p>
          </table:table-cell>
          <table:table-cell office:value-type="float" office:value="0.409320631030646" calcext:value-type="float">
            <text:p>0.409320631030646</text:p>
          </table:table-cell>
          <table:table-cell office:value-type="float" office:value="0.844369292259216" calcext:value-type="float">
            <text:p>0.844369292259216</text:p>
          </table:table-cell>
          <table:table-cell office:value-type="string" calcext:value-type="string">
            <text:p/>
          </table:table-cell>
          <table:table-cell office:value-type="string" calcext:value-type="string">
            <text:p>Und ich wollte mir ansehen, was der Prozess ist, durch den Menschen, die diese Identitäten haben, zu einer guten Beziehung zu ihnen kommen.</text:p>
          </table:table-cell>
          <table:table-cell office:value-type="float" office:value="1" calcext:value-type="float">
            <text:p>1</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cell office:value-type="string" calcext:value-type="string">
            <text:p/>
          </table:table-cell>
          <table:table-cell office:value-type="string" calcext:value-type="string">
            <text:p>And I wanted to look at what is the process by which people who have these identities come to relate well to them.</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row>
        <table:table-row table:style-name="ro1">
          <table:table-cell office:value-type="string" calcext:value-type="string">
            <text:p>000_1756</text:p>
          </table:table-cell>
          <table:table-cell office:value-type="string" calcext:value-type="string">
            <text:p>64_1</text:p>
          </table:table-cell>
          <table:table-cell office:value-type="string" calcext:value-type="string">
            <text:p>It always takes tim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04</text:p>
          </table:table-cell>
          <table:table-cell office:value-type="string" calcext:value-type="string">
            <text:p>['It']</text:p>
          </table:table-cell>
          <table:table-cell office:value-type="string" calcext:value-type="string">
            <text:p>But acceptance is something that takes time.</text:p>
          </table:table-cell>
          <table:table-cell office:value-type="string" calcext:value-type="string">
            <text:p>Markable_301</text:p>
          </table:table-cell>
          <table:table-cell office:value-type="string" calcext:value-type="string">
            <text:p>['acceptance']</text:p>
          </table:table-cell>
          <table:table-cell office:value-type="string" calcext:value-type="string">
            <text:p>Es braucht immer Zeit.</text:p>
          </table:table-cell>
          <table:table-cell office:value-type="string" calcext:value-type="string">
            <text:p>Markable_295</text:p>
          </table:table-cell>
          <table:table-cell office:value-type="string" calcext:value-type="string">
            <text:p>['Es']</text:p>
          </table:table-cell>
          <table:table-cell office:value-type="string" calcext:value-type="string">
            <text:p>Es braucht immer Zeit .</text:p>
          </table:table-cell>
          <table:table-cell office:value-type="string" calcext:value-type="string">
            <text:p>['Es']</text:p>
          </table:table-cell>
          <table:table-cell office:value-type="string" calcext:value-type="string">
            <text:p>It always takes time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Es braucht immer Zei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It always takes tim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10</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0</text:p>
          </table:table-cell>
          <table:table-cell office:value-type="string" calcext:value-type="string">
            <text:p>['er']</text:p>
          </table:table-cell>
          <table:table-cell office:value-type="string" calcext:value-type="string">
            <text:p>Als er geboren wurde , wurde er mit Diastrophemie diagnostiziert , einem sehr behindernden Zustand , und seinen Eltern wurde gesagt , dass er nie gehen würde , er würde nie reden , er würde keine intellektuelle Fähigkeit haben , und er würde sie wahrscheinlich nicht einmal erkennen .</text:p>
          </table:table-cell>
          <table:table-cell office:value-type="string" calcext:value-type="string">
            <text:p>['er']</text:p>
          </table:table-cell>
          <table:table-cell office:value-type="string" calcext:value-type="string">
            <text:p>When he was born, he was diagnosed with diastrophehemia, a very disabling condition, and his parents were told that he would never walk, he would never talk, he would have no intellectual ability, and he probably would not even recognize it.</text:p>
          </table:table-cell>
          <table:table-cell table:number-columns-repeated="2" office:value-type="float" office:value="1" calcext:value-type="float">
            <text:p>1</text:p>
          </table:table-cell>
          <table:table-cell office:value-type="float" office:value="0.648648648648649" calcext:value-type="float">
            <text:p>0.648648648648649</text:p>
          </table:table-cell>
          <table:table-cell office:value-type="float" office:value="0.218540932815592" calcext:value-type="float">
            <text:p>0.218540932815592</text:p>
          </table:table-cell>
          <table:table-cell office:value-type="float" office:value="0.510329961776733" calcext:value-type="float">
            <text:p>0.510329961776733</text:p>
          </table:table-cell>
          <table:table-cell office:value-type="string" calcext:value-type="string">
            <text:p/>
          </table:table-cell>
          <table:table-cell office:value-type="float" office:value="0.142857142857143" calcext:value-type="float">
            <text:p>0.142857142857143</text:p>
          </table:table-cell>
          <table:table-cell office:value-type="float" office:value="0.750744816794899" calcext:value-type="float">
            <text:p>0.750744816794899</text:p>
          </table:table-cell>
          <table:table-cell office:value-type="float" office:value="0.829954624176025" calcext:value-type="float">
            <text:p>0.829954624176025</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it.</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9" calcext:value-type="float">
            <text:p>19</text:p>
          </table:table-cell>
          <table:table-cell table:number-columns-repeated="9" office:value-type="string" calcext:value-type="string">
            <text:p/>
          </table:table-cell>
          <table:table-cell office:value-type="string" calcext:value-type="string">
            <text:p>Markable_1227</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2</text:p>
          </table:table-cell>
          <table:table-cell office:value-type="string" calcext:value-type="string">
            <text:p>['seinen']</text:p>
          </table:table-cell>
          <table:table-cell office:value-type="string" calcext:value-type="string">
            <text:p>Als er geboren wurde , wurde er mit Diastrophemie diagnostiziert , einem sehr behindernden Zustand , und seinen Eltern wurde gesagt , dass er nie gehen würde , er würde nie reden , er würde keine intellektuelle Fähigkeit haben , und er würde sie wahrscheinlich nicht einmal erkennen .</text:p>
          </table:table-cell>
          <table:table-cell office:value-type="string" calcext:value-type="string">
            <text:p>['seinen']</text:p>
          </table:table-cell>
          <table:table-cell office:value-type="string" calcext:value-type="string">
            <text:p>When he was born, he was diagnosed with diastrophehemia, a very disabling condition, and his parents were told that he would never walk, he would never talk, he would have no intellectual ability, and he probably would not even recognize it.</text:p>
          </table:table-cell>
          <table:table-cell office:value-type="float" office:value="0.8613" calcext:value-type="float">
            <text:p>0.8613</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8540932815592" calcext:value-type="float">
            <text:p>0.218540932815592</text:p>
          </table:table-cell>
          <table:table-cell office:value-type="float" office:value="0.510329961776733" calcext:value-type="float">
            <text:p>0.510329961776733</text:p>
          </table:table-cell>
          <table:table-cell office:value-type="string" calcext:value-type="string">
            <text:p/>
          </table:table-cell>
          <table:table-cell office:value-type="float" office:value="0.142857142857143" calcext:value-type="float">
            <text:p>0.142857142857143</text:p>
          </table:table-cell>
          <table:table-cell office:value-type="float" office:value="0.750744816794899" calcext:value-type="float">
            <text:p>0.750744816794899</text:p>
          </table:table-cell>
          <table:table-cell office:value-type="float" office:value="0.829954624176025" calcext:value-type="float">
            <text:p>0.829954624176025</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them.</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4</text:p>
          </table:table-cell>
          <table:table-cell office:value-type="string" calcext:value-type="string">
            <text:p>['him']</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Man empfahl ihnen, ihren Sohn im Krankenhaus zurückzulassen, <text:s/>sodass er dort in Ruhe sterben konnte.</text:p>
          </table:table-cell>
          <table:table-cell office:value-type="string" calcext:value-type="string">
            <text:p>Markable_307</text:p>
          </table:table-cell>
          <table:table-cell office:value-type="string" calcext:value-type="string">
            <text:p>['ihren']</text:p>
          </table:table-cell>
          <table:table-cell office:value-type="string" calcext:value-type="string">
            <text:p>Und es wurde ihnen vorgeschlagen , dass sie ihn im Krankenhaus verlassen würden , damit er dort ruhig sterben konnte .</text:p>
          </table:table-cell>
          <table:table-cell office:value-type="string" calcext:value-type="string">
            <text:p>[‘ihn’]</text:p>
          </table:table-cell>
          <table:table-cell office:value-type="string" calcext:value-type="string">
            <text:p>And it was suggested to them , that they leave him in the hospital so that he could die there in peace.</text:p>
          </table:table-cell>
          <table:table-cell office:value-type="float" office:value="1" calcext:value-type="float">
            <text:p>1</text:p>
          </table:table-cell>
          <table:table-cell office:value-type="float" office:value="0" calcext:value-type="float">
            <text:p>0</text:p>
          </table:table-cell>
          <table:table-cell office:value-type="float" office:value="0.8" calcext:value-type="float">
            <text:p>0.8</text:p>
          </table:table-cell>
          <table:table-cell office:value-type="float" office:value="0.0411217564555104" calcext:value-type="float">
            <text:p>0.04112175645551</text:p>
          </table:table-cell>
          <table:table-cell office:value-type="float" office:value="0.297766029834747" calcext:value-type="float">
            <text:p>0.297766029834747</text:p>
          </table:table-cell>
          <table:table-cell office:value-type="string" calcext:value-type="string">
            <text:p/>
          </table:table-cell>
          <table:table-cell office:value-type="float" office:value="0.15" calcext:value-type="float">
            <text:p>0.15</text:p>
          </table:table-cell>
          <table:table-cell office:value-type="float" office:value="0.761827408333416" calcext:value-type="float">
            <text:p>0.761827408333416</text:p>
          </table:table-cell>
          <table:table-cell office:value-type="float" office:value="0.924323737621307" calcext:value-type="float">
            <text:p>0.924323737621307</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6</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309</text:p>
          </table:table-cell>
          <table:table-cell office:value-type="string" calcext:value-type="string">
            <text:p>['er']</text:p>
          </table:table-cell>
          <table:table-cell office:value-type="string" calcext:value-type="string">
            <text:p>Und es wurde ihnen vorgeschlagen , dass sie ihn im Krankenhaus verlassen würden , damit er dort ruhig sterben konnte .</text:p>
          </table:table-cell>
          <table:table-cell office:value-type="string" calcext:value-type="string">
            <text:p>['er']</text:p>
          </table:table-cell>
          <table:table-cell office:value-type="string" calcext:value-type="string">
            <text:p>And it was suggested to them , that they leave him in the hospital so that he could die there in peace.</text:p>
          </table:table-cell>
          <table:table-cell table:number-columns-repeated="2" office:value-type="float" office:value="1" calcext:value-type="float">
            <text:p>1</text:p>
          </table:table-cell>
          <table:table-cell office:value-type="float" office:value="1.05882352941176" calcext:value-type="float">
            <text:p>1.05882352941176</text:p>
          </table:table-cell>
          <table:table-cell office:value-type="float" office:value="0" calcext:value-type="float">
            <text:p>0</text:p>
          </table:table-cell>
          <table:table-cell office:value-type="float" office:value="-0.334962129592895" calcext:value-type="float">
            <text:p>-0.334962129592895</text:p>
          </table:table-cell>
          <table:table-cell office:value-type="string" calcext:value-type="string">
            <text:p/>
          </table:table-cell>
          <table:table-cell office:value-type="float" office:value="0.15" calcext:value-type="float">
            <text:p>0.15</text:p>
          </table:table-cell>
          <table:table-cell office:value-type="float" office:value="0.761827408333416" calcext:value-type="float">
            <text:p>0.761827408333416</text:p>
          </table:table-cell>
          <table:table-cell office:value-type="float" office:value="0.924323737621307" calcext:value-type="float">
            <text:p>0.924323737621307</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table:number-columns-repeated="2"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row>
        <table:table-row table:style-name="ro1">
          <table:table-cell office:value-type="string" calcext:value-type="string">
            <text:p>000_1756</text:p>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2" calcext:value-type="float">
            <text:p>2</text:p>
          </table:table-cell>
          <table:table-cell table:number-columns-repeated="9" office:value-type="string" calcext:value-type="string">
            <text:p/>
          </table:table-cell>
          <table:table-cell office:value-type="string" calcext:value-type="string">
            <text:p>Markable_1228</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Und seine Mutter sagte, dass sie das nicht tun würde.</text:p>
          </table:table-cell>
          <table:table-cell office:value-type="string" calcext:value-type="string">
            <text:p>Markable_310</text:p>
          </table:table-cell>
          <table:table-cell office:value-type="string" calcext:value-type="string">
            <text:p>['seine']</text:p>
          </table:table-cell>
          <table:table-cell office:value-type="string" calcext:value-type="string">
            <text:p>Und seine Mutter sagte , dass sie es nicht tun würde .</text:p>
          </table:table-cell>
          <table:table-cell office:value-type="string" calcext:value-type="string">
            <text:p>['seine']</text:p>
          </table:table-cell>
          <table:table-cell office:value-type="string" calcext:value-type="string">
            <text:p>And his mother said that she would not do it.</text:p>
          </table:table-cell>
          <table:table-cell table:number-columns-repeated="2" office:value-type="float" office:value="1" calcext:value-type="float">
            <text:p>1</text:p>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22704517841339" calcext:value-type="float">
            <text:p>0.922704517841339</text:p>
          </table:table-cell>
          <table:table-cell office:value-type="string" calcext:value-type="string">
            <text:p/>
          </table:table-cell>
          <table:table-cell office:value-type="float" office:value="0.363636363636364" calcext:value-type="float">
            <text:p>0.363636363636364</text:p>
          </table:table-cell>
          <table:table-cell office:value-type="float" office:value="0.303744142207646" calcext:value-type="float">
            <text:p>0.303744142207646</text:p>
          </table:table-cell>
          <table:table-cell office:value-type="float" office:value="0.83694726228714" calcext:value-type="float">
            <text:p>0.83694726228714</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6" calcext:value-type="float">
            <text:p>6</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0</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3</text:p>
          </table:table-cell>
          <table:table-cell office:value-type="string" calcext:value-type="string">
            <text:p>['seiner']</text:p>
          </table:table-cell>
          <table:table-cell office:value-type="string" calcext:value-type="string">
            <text:p>Und im Laufe seiner Kindheit hatte er 30 große chirurgische Eingriffe .</text:p>
          </table:table-cell>
          <table:table-cell office:value-type="string" calcext:value-type="string">
            <text:p>['seiner']</text:p>
          </table:table-cell>
          <table:table-cell office:value-type="string" calcext:value-type="string">
            <text:p>And in the course of his childhood, he had 30 major surgical procedures .</text:p>
          </table:table-cell>
          <table:table-cell table:number-columns-repeated="2" office:value-type="float" office:value="1" calcext:value-type="float">
            <text:p>1</text:p>
          </table:table-cell>
          <table:table-cell office:value-type="float" office:value="0.666666666666667" calcext:value-type="float">
            <text:p>0.666666666666667</text:p>
          </table:table-cell>
          <table:table-cell office:value-type="float" office:value="0.096791537396494" calcext:value-type="float">
            <text:p>0.096791537396494</text:p>
          </table:table-cell>
          <table:table-cell office:value-type="float" office:value="0.47722315788269" calcext:value-type="float">
            <text:p>0.47722315788269</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9" calcext:value-type="float">
            <text:p>9</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6</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4</text:p>
          </table:table-cell>
          <table:table-cell office:value-type="string" calcext:value-type="string">
            <text:p>['er']</text:p>
          </table:table-cell>
          <table:table-cell office:value-type="string" calcext:value-type="string">
            <text:p>Und im Laufe seiner Kindheit hatte er 30 große chirurgische Eingriffe .</text:p>
          </table:table-cell>
          <table:table-cell office:value-type="string" calcext:value-type="string">
            <text:p>['er']</text:p>
          </table:table-cell>
          <table:table-cell office:value-type="string" calcext:value-type="string">
            <text:p>And in the course of his childhood, he had 30 major surgical procedures .</text:p>
          </table:table-cell>
          <table:table-cell table:number-columns-repeated="2" office:value-type="float" office:value="1" calcext:value-type="float">
            <text:p>1</text:p>
          </table:table-cell>
          <table:table-cell office:value-type="float" office:value="0.666666666666667" calcext:value-type="float">
            <text:p>0.666666666666667</text:p>
          </table:table-cell>
          <table:table-cell office:value-type="float" office:value="0.096791537396494" calcext:value-type="float">
            <text:p>0.096791537396494</text:p>
          </table:table-cell>
          <table:table-cell office:value-type="float" office:value="0.47722315788269" calcext:value-type="float">
            <text:p>0.47722315788269</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2" calcext:value-type="float">
            <text:p>1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8</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 ganze Zeit im Krankenhaus , während er diese Eingriffe hatte , wodurch er jetzt laufen konnte .</text:p>
          </table:table-cell>
          <table:table-cell office:value-type="string" calcext:value-type="string">
            <text:p>['er']</text:p>
          </table:table-cell>
          <table:table-cell office:value-type="string" calcext:value-type="string">
            <text:p>And he spent all that time in the hospital while he had these procedures , which allowed him to walk now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0634967200973501" calcext:value-type="float">
            <text:p>0.06349672009735</text:p>
          </table:table-cell>
          <table:table-cell office:value-type="float" office:value="0.202539443969727" calcext:value-type="float">
            <text:p>0.202539443969727</text:p>
          </table:table-cell>
          <table:table-cell office:value-type="string" calcext:value-type="string">
            <text:p/>
          </table:table-cell>
          <table:table-cell office:value-type="float" office:value="0.52" calcext:value-type="float">
            <text:p>0.52</text:p>
          </table:table-cell>
          <table:table-cell office:value-type="float" office:value="0.261143642478521" calcext:value-type="float">
            <text:p>0.261143642478521</text:p>
          </table:table-cell>
          <table:table-cell office:value-type="float" office:value="0.740917563438416" calcext:value-type="float">
            <text:p>0.740917563438416</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 ganze Zeit im Krankenhaus , während er diese Eingriffe hatte , wodurch er jetzt laufen konnte .</text:p>
          </table:table-cell>
          <table:table-cell office:value-type="string" calcext:value-type="string">
            <text:p>['er']</text:p>
          </table:table-cell>
          <table:table-cell office:value-type="string" calcext:value-type="string">
            <text:p>And he spent all that time in the hospital while he had these procedures , which allowed him to walk now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0634967200973501" calcext:value-type="float">
            <text:p>0.06349672009735</text:p>
          </table:table-cell>
          <table:table-cell office:value-type="float" office:value="0.202539443969727" calcext:value-type="float">
            <text:p>0.202539443969727</text:p>
          </table:table-cell>
          <table:table-cell office:value-type="string" calcext:value-type="string">
            <text:p/>
          </table:table-cell>
          <table:table-cell office:value-type="float" office:value="0.52" calcext:value-type="float">
            <text:p>0.52</text:p>
          </table:table-cell>
          <table:table-cell office:value-type="float" office:value="0.261143642478521" calcext:value-type="float">
            <text:p>0.261143642478521</text:p>
          </table:table-cell>
          <table:table-cell office:value-type="float" office:value="0.740917563438416" calcext:value-type="float">
            <text:p>0.740917563438416</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5</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4</text:p>
          </table:table-cell>
          <table:table-cell office:value-type="string" calcext:value-type="string">
            <text:p>['er']</text:p>
          </table:table-cell>
          <table:table-cell office:value-type="string" calcext:value-type="string">
            <text:p>Und während er dort war , schickten sie Tutoren herum , um ihm bei seiner Schularbeit zu helfen .</text:p>
          </table:table-cell>
          <table:table-cell office:value-type="string" calcext:value-type="string">
            <text:p>['er']</text:p>
          </table:table-cell>
          <table:table-cell office:value-type="string" calcext:value-type="string">
            <text:p>And while he was there, they sent tutors around to help him with his school work.</text:p>
          </table:table-cell>
          <table:table-cell table:number-columns-repeated="2"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5" calcext:value-type="float">
            <text:p>15</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1</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6</text:p>
          </table:table-cell>
          <table:table-cell office:value-type="string" calcext:value-type="string">
            <text:p>['seinen']</text:p>
          </table:table-cell>
          <table:table-cell office:value-type="string" calcext:value-type="string">
            <text:p>Und während er dort war , schickten sie Tutoren herum , um ihm bei seiner Schularbeit zu helfen .</text:p>
          </table:table-cell>
          <table:table-cell office:value-type="string" calcext:value-type="string">
            <text:p>[‘seiner’]</text:p>
          </table:table-cell>
          <table:table-cell office:value-type="string" calcext:value-type="string">
            <text:p>And while he was there, they sent tutors around to help him with his school work.</text:p>
          </table:table-cell>
          <table:table-cell office:value-type="float" office:value="1" calcext:value-type="float">
            <text:p>1</text:p>
          </table:table-cell>
          <table:table-cell office:value-type="float" office:value="0" calcext:value-type="float">
            <text:p>0</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9</text:p>
          </table:table-cell>
          <table:table-cell office:value-type="string" calcext:value-type="string">
            <text:p>['his']</text:p>
          </table:table-cell>
          <table:table-cell office:value-type="string" calcext:value-type="string">
            <text:p>Clinton just always had that light in him.</text:p>
          </table:table-cell>
          <table:table-cell office:value-type="string" calcext:value-type="string">
            <text:p>Markable_1114</text:p>
          </table:table-cell>
          <table:table-cell office:value-type="string" calcext:value-type="string">
            <text:p>['Clinton']</text:p>
          </table:table-cell>
          <table:table-cell office:value-type="string" calcext:value-type="string">
            <text:p>Und sein Vater und ich hatten das große Glück, die ersten zu sein, die es zu sehen bekamen."</text:p>
          </table:table-cell>
          <table:table-cell office:value-type="string" calcext:value-type="string">
            <text:p>Markable_361</text:p>
          </table:table-cell>
          <table:table-cell office:value-type="string" calcext:value-type="string">
            <text:p>['sein']</text:p>
          </table:table-cell>
          <table:table-cell office:value-type="string" calcext:value-type="string">
            <text:p>Und sein Vater und ich hatten das Glück , als Erste es dort zu sehen . &amp;quot;</text:p>
          </table:table-cell>
          <table:table-cell office:value-type="string" calcext:value-type="string">
            <text:p>['sein']</text:p>
          </table:table-cell>
          <table:table-cell office:value-type="string" calcext:value-type="string">
            <text:p>And his father and I were lucky enough to be the first to see it there. &amp;quot;</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378124408582286" calcext:value-type="float">
            <text:p>0.378124408582286</text:p>
          </table:table-cell>
          <table:table-cell office:value-type="float" office:value="0.589104890823364" calcext:value-type="float">
            <text:p>0.589104890823364</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34</text:p>
          </table:table-cell>
          <table:table-cell office:value-type="string" calcext:value-type="string">
            <text:p>['it']</text:p>
          </table:table-cell>
          <table:table-cell office:value-type="string" calcext:value-type="string">
            <text:p>Clinton just always had that light in him.</text:p>
          </table:table-cell>
          <table:table-cell office:value-type="string" calcext:value-type="string">
            <text:p>Markable_1293</text:p>
          </table:table-cell>
          <table:table-cell office:value-type="string" calcext:value-type="string">
            <text:p>['that', 'light']</text:p>
          </table:table-cell>
          <table:table-cell office:value-type="string" calcext:value-type="string">
            <text:p>Und sein Vater und ich hatten das große Glück, die ersten zu sein, die es zu sehen bekamen."</text:p>
          </table:table-cell>
          <table:table-cell office:value-type="string" calcext:value-type="string">
            <text:p>Markable_379</text:p>
          </table:table-cell>
          <table:table-cell office:value-type="string" calcext:value-type="string">
            <text:p>['es']</text:p>
          </table:table-cell>
          <table:table-cell office:value-type="string" calcext:value-type="string">
            <text:p>Und sein Vater und ich hatten das Glück , als Erste es dort zu sehen . &amp;quot;</text:p>
          </table:table-cell>
          <table:table-cell office:value-type="string" calcext:value-type="string">
            <text:p>['es']</text:p>
          </table:table-cell>
          <table:table-cell office:value-type="string" calcext:value-type="string">
            <text:p>And his father and I were lucky enough to be the first to see it there. &amp;quot;</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378124408582286" calcext:value-type="float">
            <text:p>0.378124408582286</text:p>
          </table:table-cell>
          <table:table-cell office:value-type="float" office:value="0.589104890823364" calcext:value-type="float">
            <text:p>0.589104890823364</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office:value-type="string" calcext:value-type="string">
            <text:p>000_1756</text:p>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84</text:p>
          </table:table-cell>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office:value-type="string" calcext:value-type="string">
            <text:p>Markable_679</text:p>
          </table:table-cell>
          <table:table-cell office:value-type="string" calcext:value-type="string">
            <text:p>['people']</text:p>
          </table:table-cell>
          <table:table-cell office:value-type="string" calcext:value-type="string">
            <text:p>Sie wollen die Person sein, zu der sie geworden sind.</text:p>
          </table:table-cell>
          <table:table-cell office:value-type="string" calcext:value-type="string">
            <text:p>Markable_477</text:p>
          </table:table-cell>
          <table:table-cell office:value-type="string" calcext:value-type="string">
            <text:p>['Sie']</text:p>
          </table:table-cell>
          <table:table-cell office:value-type="string" calcext:value-type="string">
            <text:p>Sie wollen wer auch immer es ist , zu dem sie geworden sind .</text:p>
          </table:table-cell>
          <table:table-cell office:value-type="string" calcext:value-type="string">
            <text:p>['Sie']</text:p>
          </table:table-cell>
          <table:table-cell office:value-type="string" calcext:value-type="string">
            <text:p>They want to be whoever it is that they've become.</text:p>
          </table:table-cell>
          <table:table-cell table:number-columns-repeated="2" office:value-type="float" office:value="1" calcext:value-type="float">
            <text:p>1</text:p>
          </table:table-cell>
          <table:table-cell office:value-type="float" office:value="0.6" calcext:value-type="float">
            <text:p>0.6</text:p>
          </table:table-cell>
          <table:table-cell office:value-type="float" office:value="0.110946604715662" calcext:value-type="float">
            <text:p>0.110946604715662</text:p>
          </table:table-cell>
          <table:table-cell office:value-type="float" office:value="0.50205260515213" calcext:value-type="float">
            <text:p>0.50205260515213</text:p>
          </table:table-cell>
          <table:table-cell office:value-type="string" calcext:value-type="string">
            <text:p/>
          </table:table-cell>
          <table:table-cell office:value-type="float" office:value="0.25" calcext:value-type="float">
            <text:p>0.25</text:p>
          </table:table-cell>
          <table:table-cell office:value-type="float" office:value="0.744669738621944" calcext:value-type="float">
            <text:p>0.744669738621944</text:p>
          </table:table-cell>
          <table:table-cell office:value-type="float" office:value="0.877430200576782" calcext:value-type="float">
            <text:p>0.877430200576782</text:p>
          </table:table-cell>
          <table:table-cell office:value-type="string" calcext:value-type="string">
            <text:p/>
          </table:table-cell>
          <table:table-cell office:value-type="string" calcext:value-type="string">
            <text:p>Sie wollen sein, wer immer es ist, zu dem sie gekommen sind.</text:p>
          </table:table-cell>
          <table:table-cell office:value-type="float" office:value="1" calcext:value-type="float">
            <text:p>1</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cell office:value-type="string" calcext:value-type="string">
            <text:p/>
          </table:table-cell>
          <table:table-cell office:value-type="string" calcext:value-type="string">
            <text:p>They want to be whoever it is they came to.</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5" calcext:value-type="float">
            <text:p>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1</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6</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2</text:p>
          </table:table-cell>
          <table:table-cell office:value-type="string" calcext:value-type="string">
            <text:p>['den']</text:p>
          </table:table-cell>
          <table:table-cell office:value-type="string" calcext:value-type="string">
            <text:p>Ich erkenne den Schmerz , den sie anderen zugefügt haben , für den es keine Vergebung geben kann , aber der Schmerz , den sie mir zugefügt haben , ist da , &amp;quot; sagte sie .</text:p>
          </table:table-cell>
          <table:table-cell office:value-type="string" calcext:value-type="string">
            <text:p>['den']</text:p>
          </table:table-cell>
          <table:table-cell office:value-type="string" calcext:value-type="string">
            <text:p>I recognize the pain they have caused others, for which there can be no forgiveness, but the pain they have caused me is there, &amp;quot; she said.</text:p>
          </table:table-cell>
          <table:table-cell table:number-columns-repeated="2" office:value-type="float" office:value="1" calcext:value-type="float">
            <text:p>1</text:p>
          </table:table-cell>
          <table:table-cell office:value-type="float" office:value="0.32258064516129" calcext:value-type="float">
            <text:p>0.32258064516129</text:p>
          </table:table-cell>
          <table:table-cell office:value-type="float" office:value="0.428411210336632" calcext:value-type="float">
            <text:p>0.428411210336632</text:p>
          </table:table-cell>
          <table:table-cell office:value-type="float" office:value="0.652257323265076" calcext:value-type="float">
            <text:p>0.652257323265076</text:p>
          </table:table-cell>
          <table:table-cell office:value-type="string" calcext:value-type="string">
            <text:p/>
          </table:table-cell>
          <table:table-cell office:value-type="float" office:value="0.230769230769231" calcext:value-type="float">
            <text:p>0.230769230769231</text:p>
          </table:table-cell>
          <table:table-cell office:value-type="float" office:value="0.625466000304941" calcext:value-type="float">
            <text:p>0.625466000304941</text:p>
          </table:table-cell>
          <table:table-cell office:value-type="float" office:value="0.859103560447693" calcext:value-type="float">
            <text:p>0.859103560447693</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1" calcext:value-type="float">
            <text:p>2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6</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7</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6</text:p>
          </table:table-cell>
          <table:table-cell office:value-type="string" calcext:value-type="string">
            <text:p>['den']</text:p>
          </table:table-cell>
          <table:table-cell office:value-type="string" calcext:value-type="string">
            <text:p>Ich erkenne den Schmerz , den sie anderen zugefügt haben , für den es keine Vergebung geben kann , aber der Schmerz , den sie mir zugefügt haben , ist da , &amp;quot; sagte sie .</text:p>
          </table:table-cell>
          <table:table-cell office:value-type="string" calcext:value-type="string">
            <text:p>['den']</text:p>
          </table:table-cell>
          <table:table-cell office:value-type="string" calcext:value-type="string">
            <text:p>I recognize the pain they have caused others, for which there can be no forgiveness, but the pain they have caused me is there, &amp;quot; she said.</text:p>
          </table:table-cell>
          <table:table-cell office:value-type="float" office:value="0.8179" calcext:value-type="float">
            <text:p>0.8179</text:p>
          </table:table-cell>
          <table:table-cell office:value-type="float" office:value="1" calcext:value-type="float">
            <text:p>1</text:p>
          </table:table-cell>
          <table:table-cell office:value-type="float" office:value="0.32258064516129" calcext:value-type="float">
            <text:p>0.32258064516129</text:p>
          </table:table-cell>
          <table:table-cell office:value-type="float" office:value="0.428411210336632" calcext:value-type="float">
            <text:p>0.428411210336632</text:p>
          </table:table-cell>
          <table:table-cell office:value-type="float" office:value="0.652257323265076" calcext:value-type="float">
            <text:p>0.652257323265076</text:p>
          </table:table-cell>
          <table:table-cell office:value-type="string" calcext:value-type="string">
            <text:p/>
          </table:table-cell>
          <table:table-cell office:value-type="float" office:value="0.230769230769231" calcext:value-type="float">
            <text:p>0.230769230769231</text:p>
          </table:table-cell>
          <table:table-cell office:value-type="float" office:value="0.625466000304941" calcext:value-type="float">
            <text:p>0.625466000304941</text:p>
          </table:table-cell>
          <table:table-cell office:value-type="float" office:value="0.859103560447693" calcext:value-type="float">
            <text:p>0.859103560447693</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office:value-type="string" calcext:value-type="string">
            <text:p>000_1756</text:p>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7</text:p>
          </table:table-cell>
          <table:table-cell office:value-type="string" calcext:value-type="string">
            <text:p>['them']</text:p>
          </table:table-cell>
          <table:table-cell office:value-type="string" calcext:value-type="string">
            <text:p>He wasn't extending his legs appropriately.</text:p>
          </table:table-cell>
          <table:table-cell office:value-type="string" calcext:value-type="string">
            <text:p>Markable_962</text:p>
          </table:table-cell>
          <table:table-cell office:value-type="string" calcext:value-type="string">
            <text:p>['his', 'legs']</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6</text:p>
          </table:table-cell>
          <table:table-cell office:value-type="string" calcext:value-type="string">
            <text:p>['sie']</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sie']</text:p>
          </table:table-cell>
          <table:table-cell office:value-type="string" calcext:value-type="string">
            <text:p>To the extent that he extended it, he did so asymmetrically, which she thought made it possible that there was a tumor in action.</text:p>
          </table:table-cell>
          <table:table-cell table:number-columns-repeated="2"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string" calcext:value-type="string">
            <text:p/>
          </table:table-cell>
          <table:table-cell office:value-type="float" office:value="0.535714285714286" calcext:value-type="float">
            <text:p>0.535714285714286</text:p>
          </table:table-cell>
          <table:table-cell office:value-type="float" office:value="0.279330121154405" calcext:value-type="float">
            <text:p>0.279330121154405</text:p>
          </table:table-cell>
          <table:table-cell office:value-type="float" office:value="0.729213416576386" calcext:value-type="float">
            <text:p>0.729213416576386</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3</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ie sagte, das könne bedeuten, dass er Hirnschäden davongetragen hatte.</text:p>
          </table:table-cell>
          <table:table-cell office:value-type="string" calcext:value-type="string">
            <text:p>Markable_592</text:p>
          </table:table-cell>
          <table:table-cell office:value-type="string" calcext:value-type="string">
            <text:p>['Sie']</text:p>
          </table:table-cell>
          <table:table-cell office:value-type="string" calcext:value-type="string">
            <text:p>Sie sagte , das könnte bedeuten , dass er Gehirnschäden hat .</text:p>
          </table:table-cell>
          <table:table-cell office:value-type="string" calcext:value-type="string">
            <text:p>['Sie']</text:p>
          </table:table-cell>
          <table:table-cell office:value-type="string" calcext:value-type="string">
            <text:p>She said that could mean he has brain damage.</text:p>
          </table:table-cell>
          <table:table-cell table:number-columns-repeated="2" office:value-type="float" office:value="1" calcext:value-type="float">
            <text:p>1</text:p>
          </table:table-cell>
          <table:table-cell office:value-type="float" office:value="0.4" calcext:value-type="float">
            <text:p>0.4</text:p>
          </table:table-cell>
          <table:table-cell office:value-type="float" office:value="0.178611706646036" calcext:value-type="float">
            <text:p>0.178611706646036</text:p>
          </table:table-cell>
          <table:table-cell office:value-type="float" office:value="0.662502884864807" calcext:value-type="float">
            <text:p>0.662502884864807</text:p>
          </table:table-cell>
          <table:table-cell office:value-type="string" calcext:value-type="string">
            <text:p/>
          </table:table-cell>
          <table:table-cell office:value-type="float" office:value="0.3" calcext:value-type="float">
            <text:p>0.3</text:p>
          </table:table-cell>
          <table:table-cell office:value-type="float" office:value="0.145262807837642" calcext:value-type="float">
            <text:p>0.145262807837642</text:p>
          </table:table-cell>
          <table:table-cell office:value-type="float" office:value="0.915317416191101" calcext:value-type="float">
            <text:p>0.91531741619110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9</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603</text:p>
          </table:table-cell>
          <table:table-cell office:value-type="string" calcext:value-type="string">
            <text:p>['sie']</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sie']</text:p>
          </table:table-cell>
          <table:table-cell office:value-type="string" calcext:value-type="string">
            <text:p>As far as he extended it , he did so asymmetrically , which she thought possible , that there was a tumour in action .</text:p>
          </table:table-cell>
          <table:table-cell table:number-columns-repeated="2"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string" calcext:value-type="string">
            <text:p/>
          </table:table-cell>
          <table:table-cell office:value-type="float" office:value="0.464285714285714" calcext:value-type="float">
            <text:p>0.464285714285714</text:p>
          </table:table-cell>
          <table:table-cell office:value-type="float" office:value="0.265312226743186" calcext:value-type="float">
            <text:p>0.265312226743186</text:p>
          </table:table-cell>
          <table:table-cell office:value-type="float" office:value="0.734898269176483" calcext:value-type="float">
            <text:p>0.734898269176483</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31</text:p>
          </table:table-cell>
          <table:table-cell office:value-type="string" calcext:value-type="string">
            <text:p>['it']</text:p>
          </table:table-cell>
          <table:table-cell office:value-type="string" calcext:value-type="string">
            <text:p>Do you wish your child didn't have Down syndrome?</text:p>
          </table:table-cell>
          <table:table-cell office:value-type="string" calcext:value-type="string">
            <text:p>Markable_524</text:p>
          </table:table-cell>
          <table:table-cell office:value-type="string" calcext:value-type="string">
            <text:p>['Down', 'syndrome']</text:p>
          </table:table-cell>
          <table:table-cell office:value-type="string" calcext:value-type="string">
            <text:p>Und interessanterweise sagte sein Vater: <text:s/>"Für David, unseren Sohn, bedauere ich es, <text:s/>denn für ihn ist es kein leichtes Dasein in dieser Welt, <text:s/>und ich würde ihm gerne ein leichteres Leben schenken.</text:p>
          </table:table-cell>
          <table:table-cell office:value-type="string" calcext:value-type="string">
            <text:p>Markable_419</text:p>
          </table:table-cell>
          <table:table-cell office:value-type="string" calcext:value-type="string">
            <text:p>['ihn']</text:p>
          </table:table-cell>
          <table:table-cell office:value-type="string" calcext:value-type="string">
            <text:p>Und interessanterweise sagte sein Vater : &amp;quot; Nun , für David , unseren Sohn , bedauere ich es , denn für David ist es ein schwieriger Weg in der Welt zu sein , und ich möchte David ein leichteres Leben ermöglichen .</text:p>
          </table:table-cell>
          <table:table-cell office:value-type="string" calcext:value-type="string">
            <text:p>[‘ist’]</text:p>
          </table:table-cell>
          <table:table-cell office:value-type="string" calcext:value-type="string">
            <text:p><text:s/>And interestingly, his father said : &amp;quot; Well , for David , our son , I regret it , because for David it is a difficult way to be in the world , and I want to give David an easier life .</text:p>
          </table:table-cell>
          <table:table-cell office:value-type="float" office:value="1" calcext:value-type="float">
            <text:p>1</text:p>
          </table:table-cell>
          <table:table-cell office:value-type="float" office:value="0" calcext:value-type="float">
            <text:p>0</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18828773498535" calcext:value-type="float">
            <text:p>0.618828773498535</text:p>
          </table:table-cell>
          <table:table-cell office:value-type="string" calcext:value-type="string">
            <text:p/>
          </table:table-cell>
          <table:table-cell office:value-type="float" office:value="0.0571428571428571" calcext:value-type="float">
            <text:p>0.057142857142857</text:p>
          </table:table-cell>
          <table:table-cell office:value-type="float" office:value="0.8974616751169" calcext:value-type="float">
            <text:p>0.8974616751169</text:p>
          </table:table-cell>
          <table:table-cell office:value-type="float" office:value="0.967650353908539" calcext:value-type="float">
            <text:p>0.967650353908539</text:p>
          </table:table-cell>
          <table:table-cell office:value-type="string" calcext:value-type="string">
            <text:p/>
          </table:table-cell>
          <table:table-cell office:value-type="string" calcext:value-type="string">
            <text:p>Und interessanterweise sagte sein Vater: "Nun, für David, unseren Sohn, bedauere ich es, denn für David ist es eine schwierige Art, in der Welt zu sein, und ich möchte David ein leichteres Leben geben.</text:p>
          </table:table-cell>
          <table:table-cell office:value-type="float" office:value="0" calcext:value-type="float">
            <text:p>0</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cell office:value-type="string" calcext:value-type="string">
            <text:p/>
          </table:table-cell>
          <table:table-cell office:value-type="string" calcext:value-type="string">
            <text:p>And interestingly, his father said, "Well, for David, our son, I'm sorry, because for David it's a difficult way to be in the world and I want to give David an easier life.</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1</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5</text:p>
          </table:table-cell>
          <table:table-cell office:value-type="string" calcext:value-type="string">
            <text:p>['Sie']</text:p>
          </table:table-cell>
          <table:table-cell office:value-type="string" calcext:value-type="string">
            <text:p>Und sie brachte ihren Sohn nach Hause .</text:p>
          </table:table-cell>
          <table:table-cell office:value-type="string" calcext:value-type="string">
            <text:p>[‘sie’]</text:p>
          </table:table-cell>
          <table:table-cell office:value-type="string" calcext:value-type="string">
            <text:p>And she brought her son home .</text:p>
          </table:table-cell>
          <table:table-cell office:value-type="float" office:value="0.8156" calcext:value-type="float">
            <text:p>0.8156</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0987876547423074" calcext:value-type="float">
            <text:p>0.098787654742308</text:p>
          </table:table-cell>
          <table:table-cell office:value-type="float" office:value="0.662533640861511" calcext:value-type="float">
            <text:p>0.662533640861511</text:p>
          </table:table-cell>
          <table:table-cell office:value-type="string" calcext:value-type="string">
            <text:p/>
          </table:table-cell>
          <table:table-cell office:value-type="float" office:value="0.166666666666667" calcext:value-type="float">
            <text:p>0.166666666666667</text:p>
          </table:table-cell>
          <table:table-cell office:value-type="float" office:value="0.254066374077307" calcext:value-type="float">
            <text:p>0.254066374077307</text:p>
          </table:table-cell>
          <table:table-cell office:value-type="float" office:value="0.900639295578003" calcext:value-type="float">
            <text:p>0.900639295578003</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29</text:p>
          </table:table-cell>
          <table:table-cell office:value-type="string" calcext:value-type="string">
            <text:p>['her']</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6</text:p>
          </table:table-cell>
          <table:table-cell office:value-type="string" calcext:value-type="string">
            <text:p>['ihren']</text:p>
          </table:table-cell>
          <table:table-cell office:value-type="string" calcext:value-type="string">
            <text:p>Und sie brachte ihren Sohn nach Hause .</text:p>
          </table:table-cell>
          <table:table-cell office:value-type="string" calcext:value-type="string">
            <text:p>['ihren']</text:p>
          </table:table-cell>
          <table:table-cell office:value-type="string" calcext:value-type="string">
            <text:p>And she brought her son home .</text:p>
          </table:table-cell>
          <table:table-cell office:value-type="float" office:value="0.7442" calcext:value-type="float">
            <text:p>0.7442</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0987876547423074" calcext:value-type="float">
            <text:p>0.098787654742308</text:p>
          </table:table-cell>
          <table:table-cell office:value-type="float" office:value="0.662533640861511" calcext:value-type="float">
            <text:p>0.662533640861511</text:p>
          </table:table-cell>
          <table:table-cell office:value-type="string" calcext:value-type="string">
            <text:p/>
          </table:table-cell>
          <table:table-cell office:value-type="float" office:value="0.166666666666667" calcext:value-type="float">
            <text:p>0.166666666666667</text:p>
          </table:table-cell>
          <table:table-cell office:value-type="float" office:value="0.254066374077307" calcext:value-type="float">
            <text:p>0.254066374077307</text:p>
          </table:table-cell>
          <table:table-cell office:value-type="float" office:value="0.900639295578003" calcext:value-type="float">
            <text:p>0.900639295578003</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4</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7</text:p>
          </table:table-cell>
          <table:table-cell office:value-type="string" calcext:value-type="string">
            <text:p>['sie']</text:p>
          </table:table-cell>
          <table:table-cell office:value-type="string" calcext:value-type="string">
            <text:p>Und obwohl sie nicht viele pädagogische oder finanzielle Vorteile hatte , fand sie die beste Ärztin des Landes , die mit Diastrophemie Dwarfismus zu kämpfen hatte , und sie brachte Clinton mit sich .</text:p>
          </table:table-cell>
          <table:table-cell office:value-type="string" calcext:value-type="string">
            <text:p>['sie']</text:p>
          </table:table-cell>
          <table:table-cell office:value-type="string" calcext:value-type="string">
            <text:p>And although she did not have many educational or financial advantages , she found the best doctor in the country , who struggled with diastrophe dwarfism , and she brought Clinton with her .</text:p>
          </table:table-cell>
          <table:table-cell office:value-type="float" office:value="0.9338" calcext:value-type="float">
            <text:p>0.9338</text:p>
          </table:table-cell>
          <table:table-cell office:value-type="float" office:value="1" calcext:value-type="float">
            <text:p>1</text:p>
          </table:table-cell>
          <table:table-cell office:value-type="float" office:value="0.84375" calcext:value-type="float">
            <text:p>0.84375</text:p>
          </table:table-cell>
          <table:table-cell office:value-type="float" office:value="0.042109270089995" calcext:value-type="float">
            <text:p>0.042109270089995</text:p>
          </table:table-cell>
          <table:table-cell office:value-type="float" office:value="0.0561908930540085" calcext:value-type="float">
            <text:p>0.056190893054009</text:p>
          </table:table-cell>
          <table:table-cell office:value-type="string" calcext:value-type="string">
            <text:p/>
          </table:table-cell>
          <table:table-cell office:value-type="float" office:value="0.323529411764706" calcext:value-type="float">
            <text:p>0.323529411764706</text:p>
          </table:table-cell>
          <table:table-cell office:value-type="float" office:value="0.454497605805004" calcext:value-type="float">
            <text:p>0.454497605805004</text:p>
          </table:table-cell>
          <table:table-cell office:value-type="float" office:value="0.678321003913879" calcext:value-type="float">
            <text:p>0.67832100391387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8</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8</text:p>
          </table:table-cell>
          <table:table-cell office:value-type="string" calcext:value-type="string">
            <text:p>['sie']</text:p>
          </table:table-cell>
          <table:table-cell office:value-type="string" calcext:value-type="string">
            <text:p>Und obwohl sie nicht viele pädagogische oder finanzielle Vorteile hatte , fand sie die beste Ärztin des Landes , die mit Diastrophemie Dwarfismus zu kämpfen hatte , und sie brachte Clinton mit sich .</text:p>
          </table:table-cell>
          <table:table-cell office:value-type="string" calcext:value-type="string">
            <text:p>['sie']</text:p>
          </table:table-cell>
          <table:table-cell office:value-type="string" calcext:value-type="string">
            <text:p>And although she did not have many educational or financial advantages , she found the best doctor in the country , who struggled with diastrophe dwarfism , and she brought Clinton with her .</text:p>
          </table:table-cell>
          <table:table-cell office:value-type="float" office:value="0.8101" calcext:value-type="float">
            <text:p>0.8101</text:p>
          </table:table-cell>
          <table:table-cell office:value-type="float" office:value="1" calcext:value-type="float">
            <text:p>1</text:p>
          </table:table-cell>
          <table:table-cell office:value-type="float" office:value="0.84375" calcext:value-type="float">
            <text:p>0.84375</text:p>
          </table:table-cell>
          <table:table-cell office:value-type="float" office:value="0.042109270089995" calcext:value-type="float">
            <text:p>0.042109270089995</text:p>
          </table:table-cell>
          <table:table-cell office:value-type="float" office:value="0.0561908930540085" calcext:value-type="float">
            <text:p>0.056190893054009</text:p>
          </table:table-cell>
          <table:table-cell office:value-type="string" calcext:value-type="string">
            <text:p/>
          </table:table-cell>
          <table:table-cell office:value-type="float" office:value="0.323529411764706" calcext:value-type="float">
            <text:p>0.323529411764706</text:p>
          </table:table-cell>
          <table:table-cell office:value-type="float" office:value="0.454497605805004" calcext:value-type="float">
            <text:p>0.454497605805004</text:p>
          </table:table-cell>
          <table:table-cell office:value-type="float" office:value="0.678321003913879" calcext:value-type="float">
            <text:p>0.67832100391387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office:value-type="string" calcext:value-type="string">
            <text:p>000_1756</text:p>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99</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Ich wusste, dass ich dort nicht reingehen konnte, um ihn zu stoppen, <text:s/>aber ich fuhr heim und hinterließ ihm acht Nachrichten auf seinem Handy."</text:p>
          </table:table-cell>
          <table:table-cell office:value-type="string" calcext:value-type="string">
            <text:p>Markable_356</text:p>
          </table:table-cell>
          <table:table-cell office:value-type="string" calcext:value-type="string">
            <text:p>['Sie']</text:p>
          </table:table-cell>
          <table:table-cell office:value-type="string" calcext:value-type="string">
            <text:p>Sie sagte : &lt;unk&gt; Ich wusste , ich konnte nicht hingehen und ihn unterbrechen , aber ich ging nach Hause und hinterließ ihm 8 Nachrichten auf seinem Handy . &lt;unk&gt;</text:p>
          </table:table-cell>
          <table:table-cell office:value-type="string" calcext:value-type="string">
            <text:p>['Sie']</text:p>
          </table:table-cell>
          <table:table-cell office:value-type="string" calcext:value-type="string">
            <text:p>She said : &lt;unk&gt; I knew I couldn't go and interrupt him but I went home and left him 8 messages on his mobile. &lt;unk&gt;</text:p>
          </table:table-cell>
          <table:table-cell office:value-type="float" office:value="0.6299" calcext:value-type="float">
            <text:p>0.6299</text:p>
          </table:table-cell>
          <table:table-cell office:value-type="float" office:value="1" calcext:value-type="float">
            <text:p>1</text:p>
          </table:table-cell>
          <table:table-cell office:value-type="float" office:value="0.5" calcext:value-type="float">
            <text:p>0.5</text:p>
          </table:table-cell>
          <table:table-cell office:value-type="float" office:value="0.18363350860793" calcext:value-type="float">
            <text:p>0.18363350860793</text:p>
          </table:table-cell>
          <table:table-cell office:value-type="float" office:value="0.485873520374298" calcext:value-type="float">
            <text:p>0.485873520374298</text:p>
          </table:table-cell>
          <table:table-cell office:value-type="string" calcext:value-type="string">
            <text:p/>
          </table:table-cell>
          <table:table-cell office:value-type="float" office:value="0.259259259259259" calcext:value-type="float">
            <text:p>0.259259259259259</text:p>
          </table:table-cell>
          <table:table-cell office:value-type="float" office:value="0.515687360559163" calcext:value-type="float">
            <text:p>0.515687360559163</text:p>
          </table:table-cell>
          <table:table-cell office:value-type="float" office:value="0.727650701999664" calcext:value-type="float">
            <text:p>0.727650701999664</text:p>
          </table:table-cell>
          <table:table-cell office:value-type="string" calcext:value-type="string">
            <text:p/>
          </table:table-cell>
          <table:table-cell office:value-type="string" calcext:value-type="string">
            <text:p>Sie sagte: "Ich wusste, dass ich nicht reingehen und ihn unterbrechen konnte, aber ich ging nach Hause und hinterließ ihm acht Nachrichten auf seinem Handy."</text:p>
          </table:table-cell>
          <table:table-cell office:value-type="float" office:value="1" calcext:value-type="float">
            <text:p>1</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cell office:value-type="string" calcext:value-type="string">
            <text:p/>
          </table:table-cell>
          <table:table-cell office:value-type="string" calcext:value-type="string">
            <text:p>She said, "I knew I couldn't go in and interrupt him, but I went home and left him eight messages on his mobile phone."</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row>
        <table:table-row table:style-name="ro1">
          <table:table-cell office:value-type="string" calcext:value-type="string">
            <text:p>000_1756</text:p>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10</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Und dann dachte ich, <text:s/>wenn mir jemand, als er geboren wurde, gesagt hätte, <text:s/>dass meine zukünftige Sorge wäre, dass er angeheitert mit seinen College-Freunden rumfährt –" <text:s text:c="3"/>Und ich fragte sie: "Was denkst du hast du gemacht, <text:s/>das ihn zu dieser charmanten, versierten und wunderbaren Person heranwachsen ließ?"</text:p>
          </table:table-cell>
          <table:table-cell office:value-type="string" calcext:value-type="string">
            <text:p>Markable_357</text:p>
          </table:table-cell>
          <table:table-cell office:value-type="string" calcext:value-type="string">
            <text:p>['Sie']</text:p>
          </table:table-cell>
          <table:table-cell office:value-type="string" calcext:value-type="string">
            <text:p>Sie sagte : &amp;quot; Und dann dachte ich , wenn mir jemand gesagt hätte , als er geboren wurde , dass meine zukünftige Sorge sein würde , dass er mit seinen College-Kumpanen trinken und fahren würde &lt;unk&gt; &amp;quot; Und ich sagte zu ihr : &amp;quot; Was denkst du , was hast du getan , um ihm dabei zu helfen , zu dieser charmanten , erfolgreichen , wunderbaren Person zu werden ? &amp;quot;</text:p>
          </table:table-cell>
          <table:table-cell office:value-type="string" calcext:value-type="string">
            <text:p>['Sie']</text:p>
          </table:table-cell>
          <table:table-cell office:value-type="string" calcext:value-type="string">
            <text:p>She said: &amp;quot; And then I thought if someone had told me when he was born that my future worry would be that he would drink and drive with his college buddies &lt;unk&gt; &amp;quot; And I said to her: &amp;quot; What do you think you did to help him become this charming, successful, wonderful person? &amp;quot;</text:p>
          </table:table-cell>
          <table:table-cell office:value-type="float" office:value="0.5854" calcext:value-type="float">
            <text:p>0.5854</text:p>
          </table:table-cell>
          <table:table-cell office:value-type="float" office:value="1" calcext:value-type="float">
            <text:p>1</text:p>
          </table:table-cell>
          <table:table-cell office:value-type="float" office:value="0.551020408163265" calcext:value-type="float">
            <text:p>0.551020408163265</text:p>
          </table:table-cell>
          <table:table-cell office:value-type="float" office:value="0.317747164690611" calcext:value-type="float">
            <text:p>0.317747164690611</text:p>
          </table:table-cell>
          <table:table-cell office:value-type="float" office:value="0.472626775503159" calcext:value-type="float">
            <text:p>0.472626775503159</text:p>
          </table:table-cell>
          <table:table-cell office:value-type="string" calcext:value-type="string">
            <text:p/>
          </table:table-cell>
          <table:table-cell office:value-type="float" office:value="0.240740740740741" calcext:value-type="float">
            <text:p>0.240740740740741</text:p>
          </table:table-cell>
          <table:table-cell office:value-type="float" office:value="0.607749107792084" calcext:value-type="float">
            <text:p>0.607749107792084</text:p>
          </table:table-cell>
          <table:table-cell office:value-type="float" office:value="0.850577533245087" calcext:value-type="float">
            <text:p>0.850577533245087</text:p>
          </table:table-cell>
          <table:table-cell office:value-type="string" calcext:value-type="string">
            <text:p/>
          </table:table-cell>
          <table:table-cell office:value-type="string" calcext:value-type="string">
            <text:p>Sie sagte: "Und dann dachte ich, wenn jemand zu mir gesagt hätte, als er geboren wurde, dass meine Zukunftssorge sein würde, dass er mit seinen College-Freunden trinken und fahren würde -" Und ich sagte zu ihr: "Was glaubst du, was du getan hast, das ihm geholfen hat, als diese charmante, vollendete, wunderbare Person hervorzutreten?"</text:p>
          </table:table-cell>
          <table:table-cell office:value-type="float" office:value="1" calcext:value-type="float">
            <text:p>1</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cell office:value-type="string" calcext:value-type="string">
            <text:p/>
          </table:table-cell>
          <table:table-cell office:value-type="string" calcext:value-type="string">
            <text:p>She said, "And then I thought if someone had said to me when he was born that my future concern would be that he would be drinking and driving with his college friends -" And I said to her, "What do you think you did that helped him emerge as this charming, accomplished, wonderful person?"</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5</text:p>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1118</text:p>
          </table:table-cell>
          <table:table-cell office:value-type="string" calcext:value-type="string">
            <text:p>['Tom', 'and', 'Karen', 'Robards']</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2</text:p>
          </table:table-cell>
          <table:table-cell office:value-type="string" calcext:value-type="string">
            <text:p>['Sie']</text:p>
          </table:table-cell>
          <table:table-cell office:value-type="string" calcext:value-type="string">
            <text:p>Sie dachten , dass die Bildungsmöglichkeiten für ihn nicht das wären , was sie sein sollten , und so entschieden sie , ein kleines Zentrum zu bauen -- zwei Klassenräume , die sie mit ein paar anderen Eltern begannen -- um Kinder mit D.S zu unterrichten .</text:p>
          </table:table-cell>
          <table:table-cell office:value-type="string" calcext:value-type="string">
            <text:p>['Sie']</text:p>
          </table:table-cell>
          <table:table-cell office:value-type="string" calcext:value-type="string">
            <text:p>They thought that the educational opportunities for him were not what they should be, and so they decided to build a small centre -- two classrooms that they started with a few other parents -- to educate children with D.S. They were also able to build a new centre for him.</text:p>
          </table:table-cell>
          <table:table-cell office:value-type="float" office:value="0.8537" calcext:value-type="float">
            <text:p>0.8537</text:p>
          </table:table-cell>
          <table:table-cell office:value-type="float" office:value="1" calcext:value-type="float">
            <text:p>1</text:p>
          </table:table-cell>
          <table:table-cell office:value-type="float" office:value="0.380952380952381" calcext:value-type="float">
            <text:p>0.380952380952381</text:p>
          </table:table-cell>
          <table:table-cell office:value-type="float" office:value="0.294358958058076" calcext:value-type="float">
            <text:p>0.294358958058076</text:p>
          </table:table-cell>
          <table:table-cell office:value-type="float" office:value="0.429702043533325" calcext:value-type="float">
            <text:p>0.429702043533325</text:p>
          </table:table-cell>
          <table:table-cell office:value-type="string" calcext:value-type="string">
            <text:p/>
          </table:table-cell>
          <table:table-cell office:value-type="float" office:value="0.447368421052632" calcext:value-type="float">
            <text:p>0.447368421052632</text:p>
          </table:table-cell>
          <table:table-cell office:value-type="float" office:value="0.5442914643876" calcext:value-type="float">
            <text:p>0.5442914643876</text:p>
          </table:table-cell>
          <table:table-cell office:value-type="float" office:value="0.806588053703308" calcext:value-type="float">
            <text:p>0.806588053703308</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and so they decided to build a small centre - two classrooms they started with a few other parents - to educate children with D.S. They decided to build a small centre to educate children with D.S. They decided to build a small centre to educate children with D.S. They decided to build a small centre with two classrooms they started with a few other parents.</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7</text:p>
          </table:table-cell>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483</text:p>
          </table:table-cell>
          <table:table-cell office:value-type="string" calcext:value-type="string">
            <text:p>['their', 'first', 'child']</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4</text:p>
          </table:table-cell>
          <table:table-cell office:value-type="string" calcext:value-type="string">
            <text:p>['ihn']</text:p>
          </table:table-cell>
          <table:table-cell office:value-type="string" calcext:value-type="string">
            <text:p>Sie dachten , dass die Bildungsmöglichkeiten für ihn nicht das wären , was sie sein sollten , und so entschieden sie , ein kleines Zentrum zu bauen -- zwei Klassenräume , die sie mit ein paar anderen Eltern begannen -- um Kinder mit D.S zu unterrichten .</text:p>
          </table:table-cell>
          <table:table-cell office:value-type="string" calcext:value-type="string">
            <text:p>['ihn']</text:p>
          </table:table-cell>
          <table:table-cell office:value-type="string" calcext:value-type="string">
            <text:p>They thought that the educational opportunities for him were not what they should be, and so they decided to build a small centre -- two classrooms that they started with a few other parents -- to educate children with D.S. They were also able to build a new centre for him.</text:p>
          </table:table-cell>
          <table:table-cell table:number-columns-repeated="2" office:value-type="float" office:value="1" calcext:value-type="float">
            <text:p>1</text:p>
          </table:table-cell>
          <table:table-cell office:value-type="float" office:value="0.380952380952381" calcext:value-type="float">
            <text:p>0.380952380952381</text:p>
          </table:table-cell>
          <table:table-cell office:value-type="float" office:value="0.294358958058076" calcext:value-type="float">
            <text:p>0.294358958058076</text:p>
          </table:table-cell>
          <table:table-cell office:value-type="float" office:value="0.429702043533325" calcext:value-type="float">
            <text:p>0.429702043533325</text:p>
          </table:table-cell>
          <table:table-cell office:value-type="string" calcext:value-type="string">
            <text:p/>
          </table:table-cell>
          <table:table-cell office:value-type="float" office:value="0.447368421052632" calcext:value-type="float">
            <text:p>0.447368421052632</text:p>
          </table:table-cell>
          <table:table-cell office:value-type="float" office:value="0.5442914643876" calcext:value-type="float">
            <text:p>0.5442914643876</text:p>
          </table:table-cell>
          <table:table-cell office:value-type="float" office:value="0.806588053703308" calcext:value-type="float">
            <text:p>0.806588053703308</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so they decided to build a small centre - two classrooms they started with a few other parents - to educate children with D.S. It took a long time.</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office:value-type="string" calcext:value-type="string">
            <text:p>000_1756</text:p>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6" calcext:value-type="float">
            <text:p>16</text:p>
          </table:table-cell>
          <table:table-cell table:number-columns-repeated="9" office:value-type="string" calcext:value-type="string">
            <text:p/>
          </table:table-cell>
          <table:table-cell office:value-type="string" calcext:value-type="string">
            <text:p>markable_1252</text:p>
          </table:table-cell>
          <table:table-cell office:value-type="string" calcext:value-type="string">
            <text:p>['their']</text:p>
          </table:table-cell>
          <table:table-cell office:value-type="string" calcext:value-type="string">
            <text:p>One of the families I interviewed for this project was the family of Dylan Klebold who was one of the perpetrators of the Columbine massacre.</text:p>
          </table:table-cell>
          <table:table-cell office:value-type="string" calcext:value-type="string">
            <text:p>markable_1295</text:p>
          </table:table-cell>
          <table:table-cell office:value-type="string" calcext:value-type="string">
            <text:p>['the', 'family', 'of', 'Dylan', 'Klebold']</text:p>
          </table:table-cell>
          <table:table-cell office:value-type="string" calcext:value-type="string">
            <text:p>Es dauerte lange, bis ich sie davon überzeugen konnte, mit mir zu sprechen, <text:s/>und als sie es taten, hatte sich ihre Geschichte so in ihnen angestaut, <text:s/>dass sie nicht aufhören konnten, sie zu erzählen.</text:p>
          </table:table-cell>
          <table:table-cell office:value-type="string" calcext:value-type="string">
            <text:p>markable_493</text:p>
          </table:table-cell>
          <table:table-cell office:value-type="string" calcext:value-type="string">
            <text:p>['ihre']</text:p>
          </table:table-cell>
          <table:table-cell office:value-type="string" calcext:value-type="string">
            <text:p>Es dauerte lange , bis sie sich mit mir unterhielten , und sobald sie zustimmten , waren sie so voll von ihrer Geschichte , dass sie nicht aufhören konnten , sie zu erzählen .</text:p>
          </table:table-cell>
          <table:table-cell office:value-type="string" calcext:value-type="string">
            <text:p>['ihre']</text:p>
          </table:table-cell>
          <table:table-cell office:value-type="string" calcext:value-type="string">
            <text:p>It took them a long time to talk to me, and once they agreed, they were so full of their story that they couldn't stop telling it.</text:p>
          </table:table-cell>
          <table:table-cell office:value-type="float" office:value="0.9218" calcext:value-type="float">
            <text:p>0.9218</text:p>
          </table:table-cell>
          <table:table-cell office:value-type="float" office:value="1" calcext:value-type="float">
            <text:p>1</text:p>
          </table:table-cell>
          <table:table-cell office:value-type="float" office:value="0.5" calcext:value-type="float">
            <text:p>0.5</text:p>
          </table:table-cell>
          <table:table-cell office:value-type="float" office:value="0.309025336673741" calcext:value-type="float">
            <text:p>0.309025336673741</text:p>
          </table:table-cell>
          <table:table-cell office:value-type="float" office:value="0.536936521530151" calcext:value-type="float">
            <text:p>0.536936521530151</text:p>
          </table:table-cell>
          <table:table-cell office:value-type="string" calcext:value-type="string">
            <text:p/>
          </table:table-cell>
          <table:table-cell office:value-type="float" office:value="0.133333333333333" calcext:value-type="float">
            <text:p>0.133333333333333</text:p>
          </table:table-cell>
          <table:table-cell office:value-type="float" office:value="0.828433889504799" calcext:value-type="float">
            <text:p>0.828433889504799</text:p>
          </table:table-cell>
          <table:table-cell office:value-type="float" office:value="0.907498776912689" calcext:value-type="float">
            <text:p>0.907498776912689</text:p>
          </table:table-cell>
          <table:table-cell office:value-type="string" calcext:value-type="string">
            <text:p/>
          </table:table-cell>
          <table:table-cell office:value-type="string" calcext:value-type="string">
            <text:p>Es dauerte eine lange Zeit, um sie zu überzeugen, mit mir zu reden, und sobald sie einverstanden waren, waren sie so voll von ihrer Geschichte, dass sie nicht aufhören konnten, es zu erzähl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cell office:value-type="string" calcext:value-type="string">
            <text:p/>
          </table:table-cell>
          <table:table-cell office:value-type="string" calcext:value-type="string">
            <text:p>It took a long time to convince them to talk to me, and once they agreed, they were so full of their story they couldn't stop telling it.</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3</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4</text:p>
          </table:table-cell>
          <table:table-cell office:value-type="string" calcext:value-type="string">
            <text:p>['seine']</text:p>
          </table:table-cell>
          <table:table-cell office:value-type="string" calcext:value-type="string">
            <text:p><text:s/>Und als seine Asche befragt wurde , sagte seine Mutter : &amp;quot; Ich bete hier um Vergebung dafür , dass ich zweimal geraubt wurde , einmal des Kindes , das ich wollte , und einmal des Sohnes , den ich liebte . &amp;quot;</text:p>
          </table:table-cell>
          <table:table-cell office:value-type="string" calcext:value-type="string">
            <text:p>['seine']</text:p>
          </table:table-cell>
          <table:table-cell office:value-type="string" calcext:value-type="string">
            <text:p>And when his ashes were interrogated, his mother said: "I pray here for forgiveness for having been twice robbed, once of the child I wanted, and once of the son I loved. &amp;quot;</text:p>
          </table:table-cell>
          <table:table-cell office:value-type="float" office:value="0.8882" calcext:value-type="float">
            <text:p>0.8882</text:p>
          </table:table-cell>
          <table:table-cell office:value-type="float" office:value="1" calcext:value-type="float">
            <text:p>1</text:p>
          </table:table-cell>
          <table:table-cell office:value-type="float" office:value="0.258064516129032" calcext:value-type="float">
            <text:p>0.258064516129032</text:p>
          </table:table-cell>
          <table:table-cell office:value-type="float" office:value="0.5308684724878" calcext:value-type="float">
            <text:p>0.5308684724878</text:p>
          </table:table-cell>
          <table:table-cell office:value-type="float" office:value="0.784871399402618" calcext:value-type="float">
            <text:p>0.784871399402618</text:p>
          </table:table-cell>
          <table:table-cell office:value-type="string" calcext:value-type="string">
            <text:p/>
          </table:table-cell>
          <table:table-cell office:value-type="float" office:value="0.03125" calcext:value-type="float">
            <text:p>0.03125</text:p>
          </table:table-cell>
          <table:table-cell office:value-type="float" office:value="0.915710375371177" calcext:value-type="float">
            <text:p>0.915710375371177</text:p>
          </table:table-cell>
          <table:table-cell office:value-type="float" office:value="0.914924323558807" calcext:value-type="float">
            <text:p>0.914924323558807</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8" calcext:value-type="float">
            <text:p>8</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4</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5</text:p>
          </table:table-cell>
          <table:table-cell office:value-type="string" calcext:value-type="string">
            <text:p>['seine']</text:p>
          </table:table-cell>
          <table:table-cell office:value-type="string" calcext:value-type="string">
            <text:p><text:s/>Und als seine Asche befragt wurde , sagte seine Mutter : &amp;quot; Ich bete hier um Vergebung dafür , dass ich zweimal geraubt wurde , einmal des Kindes , das ich wollte , und einmal des Sohnes , den ich liebte . &amp;quot;</text:p>
          </table:table-cell>
          <table:table-cell office:value-type="string" calcext:value-type="string">
            <text:p>['seine']</text:p>
          </table:table-cell>
          <table:table-cell office:value-type="string" calcext:value-type="string">
            <text:p>And when his ashes were interrogated, his mother said: "I pray here for forgiveness for having been twice robbed, once of the child I wanted, and once of the son I loved. &amp;quot;</text:p>
          </table:table-cell>
          <table:table-cell office:value-type="float" office:value="0.9553" calcext:value-type="float">
            <text:p>0.9553</text:p>
          </table:table-cell>
          <table:table-cell office:value-type="float" office:value="1" calcext:value-type="float">
            <text:p>1</text:p>
          </table:table-cell>
          <table:table-cell office:value-type="float" office:value="0.258064516129032" calcext:value-type="float">
            <text:p>0.258064516129032</text:p>
          </table:table-cell>
          <table:table-cell office:value-type="float" office:value="0.5308684724878" calcext:value-type="float">
            <text:p>0.5308684724878</text:p>
          </table:table-cell>
          <table:table-cell office:value-type="float" office:value="0.784871399402618" calcext:value-type="float">
            <text:p>0.784871399402618</text:p>
          </table:table-cell>
          <table:table-cell office:value-type="string" calcext:value-type="string">
            <text:p/>
          </table:table-cell>
          <table:table-cell office:value-type="float" office:value="0.03125" calcext:value-type="float">
            <text:p>0.03125</text:p>
          </table:table-cell>
          <table:table-cell office:value-type="float" office:value="0.915710375371177" calcext:value-type="float">
            <text:p>0.915710375371177</text:p>
          </table:table-cell>
          <table:table-cell office:value-type="float" office:value="0.914924323558807" calcext:value-type="float">
            <text:p>0.914924323558807</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0</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0</text:p>
          </table:table-cell>
          <table:table-cell office:value-type="string" calcext:value-type="string">
            <text:p>['Er']</text:p>
          </table:table-cell>
          <table:table-cell office:value-type="string" calcext:value-type="string">
            <text:p>Er dehnte seine Beine nicht angemessen aus .</text:p>
          </table:table-cell>
          <table:table-cell office:value-type="string" calcext:value-type="string">
            <text:p>['Er']</text:p>
          </table:table-cell>
          <table:table-cell office:value-type="string" calcext:value-type="string">
            <text:p>He did not stretch his legs adequately .</text:p>
          </table:table-cell>
          <table:table-cell office:value-type="float" office:value="0.8127" calcext:value-type="float">
            <text:p>0.8127</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14212733507156" calcext:value-type="float">
            <text:p>0.414212733507156</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9279022216797" calcext:value-type="float">
            <text:p>0.74927902221679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4" calcext:value-type="float">
            <text:p>4</text:p>
          </table:table-cell>
          <table:table-cell table:number-columns-repeated="9" office:value-type="string" calcext:value-type="string">
            <text:p/>
          </table:table-cell>
          <table:table-cell office:value-type="string" calcext:value-type="string">
            <text:p>markable_1272</text:p>
          </table:table-cell>
          <table:table-cell office:value-type="string" calcext:value-type="string">
            <text:p>['his']</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1</text:p>
          </table:table-cell>
          <table:table-cell office:value-type="string" calcext:value-type="string">
            <text:p>['seine']</text:p>
          </table:table-cell>
          <table:table-cell office:value-type="string" calcext:value-type="string">
            <text:p>Er dehnte seine Beine nicht angemessen aus .</text:p>
          </table:table-cell>
          <table:table-cell office:value-type="string" calcext:value-type="string">
            <text:p>['seine']</text:p>
          </table:table-cell>
          <table:table-cell office:value-type="string" calcext:value-type="string">
            <text:p>He did not stretch his legs adequately .</text:p>
          </table:table-cell>
          <table:table-cell office:value-type="float" office:value="0.9929" calcext:value-type="float">
            <text:p>0.9929</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14212733507156" calcext:value-type="float">
            <text:p>0.414212733507156</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9279022216797" calcext:value-type="float">
            <text:p>0.74927902221679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4</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ie sagte, das könne bedeuten, dass er Hirnschäden davongetragen hatte.</text:p>
          </table:table-cell>
          <table:table-cell office:value-type="string" calcext:value-type="string">
            <text:p>markable_595</text:p>
          </table:table-cell>
          <table:table-cell office:value-type="string" calcext:value-type="string">
            <text:p>['er']</text:p>
          </table:table-cell>
          <table:table-cell office:value-type="string" calcext:value-type="string">
            <text:p>Sie sagte , das könnte bedeuten , dass er Gehirnschäden hat .</text:p>
          </table:table-cell>
          <table:table-cell office:value-type="string" calcext:value-type="string">
            <text:p>['er']</text:p>
          </table:table-cell>
          <table:table-cell office:value-type="string" calcext:value-type="string">
            <text:p>She said that could mean he has brain damage.</text:p>
          </table:table-cell>
          <table:table-cell office:value-type="float" office:value="0.9593" calcext:value-type="float">
            <text:p>0.9593</text:p>
          </table:table-cell>
          <table:table-cell office:value-type="float" office:value="1" calcext:value-type="float">
            <text:p>1</text:p>
          </table:table-cell>
          <table:table-cell office:value-type="float" office:value="0.4" calcext:value-type="float">
            <text:p>0.4</text:p>
          </table:table-cell>
          <table:table-cell office:value-type="float" office:value="0.178611706646036" calcext:value-type="float">
            <text:p>0.178611706646036</text:p>
          </table:table-cell>
          <table:table-cell office:value-type="float" office:value="0.662502884864807" calcext:value-type="float">
            <text:p>0.662502884864807</text:p>
          </table:table-cell>
          <table:table-cell office:value-type="string" calcext:value-type="string">
            <text:p/>
          </table:table-cell>
          <table:table-cell office:value-type="float" office:value="0.3" calcext:value-type="float">
            <text:p>0.3</text:p>
          </table:table-cell>
          <table:table-cell office:value-type="float" office:value="0.145262807837642" calcext:value-type="float">
            <text:p>0.145262807837642</text:p>
          </table:table-cell>
          <table:table-cell office:value-type="float" office:value="0.915317416191101" calcext:value-type="float">
            <text:p>0.91531741619110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6</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7</text:p>
          </table:table-cell>
          <table:table-cell office:value-type="string" calcext:value-type="string">
            <text:p>['er']</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er']</text:p>
          </table:table-cell>
          <table:table-cell office:value-type="string" calcext:value-type="string">
            <text:p><text:s/>As far as he extended it he did so asymmetrically , which she thought made it possible that there was a tumour in action .</text:p>
          </table:table-cell>
          <table:table-cell office:value-type="float" office:value="0.8598" calcext:value-type="float">
            <text:p>0.8598</text:p>
          </table:table-cell>
          <table:table-cell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string" calcext:value-type="string">
            <text:p/>
          </table:table-cell>
          <table:table-cell office:value-type="float" office:value="0.5" calcext:value-type="float">
            <text:p>0.5</text:p>
          </table:table-cell>
          <table:table-cell office:value-type="float" office:value="0.270133935251805" calcext:value-type="float">
            <text:p>0.270133935251805</text:p>
          </table:table-cell>
          <table:table-cell office:value-type="float" office:value="0.733380734920502" calcext:value-type="float">
            <text:p>0.733380734920502</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im extending them, he was doing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8</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9</text:p>
          </table:table-cell>
          <table:table-cell office:value-type="string" calcext:value-type="string">
            <text:p>['er']</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er']</text:p>
          </table:table-cell>
          <table:table-cell office:value-type="string" calcext:value-type="string">
            <text:p><text:s/>As far as he extended it he did so asymmetrically , which she thought made it possible that there was a tumour in action .</text:p>
          </table:table-cell>
          <table:table-cell office:value-type="float" office:value="0.7555" calcext:value-type="float">
            <text:p>0.7555</text:p>
          </table:table-cell>
          <table:table-cell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string" calcext:value-type="string">
            <text:p/>
          </table:table-cell>
          <table:table-cell office:value-type="float" office:value="0.5" calcext:value-type="float">
            <text:p>0.5</text:p>
          </table:table-cell>
          <table:table-cell office:value-type="float" office:value="0.270133935251805" calcext:value-type="float">
            <text:p>0.270133935251805</text:p>
          </table:table-cell>
          <table:table-cell office:value-type="float" office:value="0.733380734920502" calcext:value-type="float">
            <text:p>0.733380734920502</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was extending it, he was doing so asymmetrically, which she thought there might be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4" calcext:value-type="float">
            <text:p>1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10</text:p>
          </table:table-cell>
          <table:table-cell office:value-type="string" calcext:value-type="string">
            <text:p>['he']</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13</text:p>
          </table:table-cell>
          <table:table-cell office:value-type="string" calcext:value-type="string">
            <text:p>['er']</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er']</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9568" calcext:value-type="float">
            <text:p>0.9568</text:p>
          </table:table-cell>
          <table:table-cell office:value-type="float" office:value="1" calcext:value-type="float">
            <text:p>1</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string" calcext:value-type="string">
            <text:p/>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as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2" calcext:value-type="float">
            <text:p>3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5</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0</text:p>
          </table:table-cell>
          <table:table-cell office:value-type="string" calcext:value-type="string">
            <text:p>['seiner']</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seine’]</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8458" calcext:value-type="float">
            <text:p>0.8458</text:p>
          </table:table-cell>
          <table:table-cell office:value-type="float" office:value="0" calcext:value-type="float">
            <text:p>0</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string" calcext:value-type="string">
            <text:p/>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0" calcext:value-type="float">
            <text:p>0</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9" calcext:value-type="float">
            <text:p>3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08</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2</text:p>
          </table:table-cell>
          <table:table-cell office:value-type="string" calcext:value-type="string">
            <text:p>['seine']</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seine’]</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7801" calcext:value-type="float">
            <text:p>0.7801</text:p>
          </table:table-cell>
          <table:table-cell office:value-type="float" office:value="1" calcext:value-type="float">
            <text:p>1</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string" calcext:value-type="string">
            <text:p/>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2" calcext:value-type="float">
            <text:p>1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7</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27</text:p>
          </table:table-cell>
          <table:table-cell office:value-type="string" calcext:value-type="string">
            <text:p>['sie']</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sie']</text:p>
          </table:table-cell>
          <table:table-cell office:value-type="string" calcext:value-type="string">
            <text:p>And at the end of five hours they said that his brain was perfectly clear and that by then he was stretching his legs properly.</text:p>
          </table:table-cell>
          <table:table-cell office:value-type="float" office:value="0.9867" calcext:value-type="float">
            <text:p>0.9867</text:p>
          </table:table-cell>
          <table:table-cell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string" calcext:value-type="string">
            <text:p/>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extend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37</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0</text:p>
          </table:table-cell>
          <table:table-cell office:value-type="string" calcext:value-type="string">
            <text:p>['er']</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er']</text:p>
          </table:table-cell>
          <table:table-cell office:value-type="string" calcext:value-type="string">
            <text:p>And at the end of five hours they said that his brain was perfectly clear and that by then he was stretching his legs properly.</text:p>
          </table:table-cell>
          <table:table-cell table:number-columns-repeated="2"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string" calcext:value-type="string">
            <text:p/>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9" calcext:value-type="float">
            <text:p>2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8</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1</text:p>
          </table:table-cell>
          <table:table-cell office:value-type="string" calcext:value-type="string">
            <text:p>['seine']</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seine']</text:p>
          </table:table-cell>
          <table:table-cell office:value-type="string" calcext:value-type="string">
            <text:p>And at the end of five hours they said that his brain was perfectly clear and that by then he was stretching his legs properly.</text:p>
          </table:table-cell>
          <table:table-cell office:value-type="float" office:value="0.9129" calcext:value-type="float">
            <text:p>0.9129</text:p>
          </table:table-cell>
          <table:table-cell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string" calcext:value-type="string">
            <text:p/>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0" calcext:value-type="float">
            <text:p>2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44</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als ich die Kinderärztin fragte, was mit ihm los war, <text:s/>sagte sie, sie glaube, er hätte am Morgen wahrscheinlich einen Krampf gehabt.</text:p>
          </table:table-cell>
          <table:table-cell office:value-type="string" calcext:value-type="string">
            <text:p>markable_636</text:p>
          </table:table-cell>
          <table:table-cell office:value-type="string" calcext:value-type="string">
            <text:p>['er']</text:p>
          </table:table-cell>
          <table:table-cell office:value-type="string" calcext:value-type="string">
            <text:p>Und als ich den Kinderarzt fragte , was vor sich ging , sagte sie , dass sie morgens dachte , er hätte wahrscheinlich eine Rampe .</text:p>
          </table:table-cell>
          <table:table-cell office:value-type="string" calcext:value-type="string">
            <text:p>['er']</text:p>
          </table:table-cell>
          <table:table-cell office:value-type="string" calcext:value-type="string">
            <text:p>And when I asked the paediatrician what was going on, she said that in the morning she thought he probably had a ramp.</text:p>
          </table:table-cell>
          <table:table-cell office:value-type="float" office:value="0.9895" calcext:value-type="float">
            <text:p>0.9895</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0715171903099854" calcext:value-type="float">
            <text:p>0.071517190309985</text:p>
          </table:table-cell>
          <table:table-cell office:value-type="float" office:value="0.459395557641983" calcext:value-type="float">
            <text:p>0.459395557641983</text:p>
          </table:table-cell>
          <table:table-cell office:value-type="string" calcext:value-type="string">
            <text:p/>
          </table:table-cell>
          <table:table-cell office:value-type="float" office:value="0.375" calcext:value-type="float">
            <text:p>0.375</text:p>
          </table:table-cell>
          <table:table-cell office:value-type="float" office:value="0.37094217563613" calcext:value-type="float">
            <text:p>0.37094217563613</text:p>
          </table:table-cell>
          <table:table-cell office:value-type="float" office:value="0.755411326885223" calcext:value-type="float">
            <text:p>0.755411326885223</text:p>
          </table:table-cell>
          <table:table-cell office:value-type="string" calcext:value-type="string">
            <text:p/>
          </table:table-cell>
          <table:table-cell office:value-type="string" calcext:value-type="string">
            <text:p>Und als ich den Kinderarzt fragte, was los war, sagte sie, dass sie am Morgen dachte, er hätte wahrscheinlich einen Krampf gehabt.</text:p>
          </table:table-cell>
          <table:table-cell office:value-type="float" office:value="1" calcext:value-type="float">
            <text:p>1</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cell office:value-type="string" calcext:value-type="string">
            <text:p/>
          </table:table-cell>
          <table:table-cell office:value-type="string" calcext:value-type="string">
            <text:p>And when I asked the paediatrician what was wrong, she said that in the morning she thought he probably had a cramp.</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row>
        <table:table-row table:style-name="ro1">
          <table:table-cell office:value-type="string" calcext:value-type="string">
            <text:p>000_1756</text:p>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0" calcext:value-type="float">
            <text:p>10</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16</text:p>
          </table:table-cell>
          <table:table-cell office:value-type="string" calcext:value-type="string">
            <text:p>['the', 'pink', 'one']</text:p>
          </table:table-cell>
          <table:table-cell office:value-type="string" calcext:value-type="string">
            <text:p>My brother wanted a red balloon, and I wanted a pink balloon.</text:p>
          </table:table-cell>
          <table:table-cell office:value-type="string" calcext:value-type="string">
            <text:p>Markable_1315</text:p>
          </table:table-cell>
          <table:table-cell office:value-type="string" calcext:value-type="string">
            <text:p>['a', 'pink', 'balloon']</text:p>
          </table:table-cell>
          <table:table-cell office:value-type="string" calcext:value-type="string">
            <text:p>Aber ich sagte ihr, dass ich ganz bestimmt den rosafarbenen wollte.</text:p>
          </table:table-cell>
          <table:table-cell office:value-type="string" calcext:value-type="string">
            <text:p>markable_197</text:p>
          </table:table-cell>
          <table:table-cell office:value-type="string" calcext:value-type="string">
            <text:p>['den', 'rosafarbenen']</text:p>
          </table:table-cell>
          <table:table-cell office:value-type="string" calcext:value-type="string">
            <text:p>Aber ich sagte , dass ich unbedingt den rosa wollte .</text:p>
          </table:table-cell>
          <table:table-cell office:value-type="string" calcext:value-type="string">
            <text:p>[‘den’, ‘rosa’, ’wollte’]</text:p>
          </table:table-cell>
          <table:table-cell office:value-type="string" calcext:value-type="string">
            <text:p>But I said that I really wanted the pink one.</text:p>
          </table:table-cell>
          <table:table-cell office:value-type="float" office:value="1" calcext:value-type="float">
            <text:p>1</text:p>
          </table:table-cell>
          <table:table-cell office:value-type="float" office:value="0" calcext:value-type="float">
            <text:p>0</text:p>
          </table:table-cell>
          <table:table-cell office:value-type="float" office:value="0.363636363636364" calcext:value-type="float">
            <text:p>0.363636363636364</text:p>
          </table:table-cell>
          <table:table-cell office:value-type="float" office:value="0.129986871723972" calcext:value-type="float">
            <text:p>0.129986871723972</text:p>
          </table:table-cell>
          <table:table-cell office:value-type="float" office:value="0.52287358045578" calcext:value-type="float">
            <text:p>0.52287358045578</text:p>
          </table:table-cell>
          <table:table-cell office:value-type="string" calcext:value-type="string">
            <text:p/>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12194728851318" calcext:value-type="float">
            <text:p>0.912194728851318</text:p>
          </table:table-cell>
          <table:table-cell office:value-type="string" calcext:value-type="string">
            <text:p/>
          </table:table-cell>
          <table:table-cell office:value-type="string" calcext:value-type="string">
            <text:p>Aber ich sagte, dass ich auf jeden Fall die rosa wollte.</text:p>
          </table:table-cell>
          <table:table-cell office:value-type="float" office:value="0" calcext:value-type="float">
            <text:p>0</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cell office:value-type="string" calcext:value-type="string">
            <text:p/>
          </table:table-cell>
          <table:table-cell office:value-type="string" calcext:value-type="string">
            <text:p>But I said that I definitely wanted the pink one.</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row>
        <table:table-row table:style-name="ro1">
          <table:table-cell office:value-type="string" calcext:value-type="string">
            <text:p>000_1756</text:p>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19</text:p>
          </table:table-cell>
          <table:table-cell office:value-type="string" calcext:value-type="string">
            <text:p>['her']</text:p>
          </table:table-cell>
          <table:table-cell office:value-type="string" calcext:value-type="string">
            <text:p>Then a friend of a friend of mine had a daughter who was a dwarf.</text:p>
          </table:table-cell>
          <table:table-cell office:value-type="string" calcext:value-type="string">
            <text:p>markable_1287</text:p>
          </table:table-cell>
          <table:table-cell office:value-type="string" calcext:value-type="string">
            <text:p>['a', 'friend', 'of', 'a', 'friend', 'of', 'mine']</text:p>
          </table:table-cell>
          <table:table-cell office:value-type="string" calcext:value-type="string">
            <text:p>Und mit der Geburt ihrer Tochter, <text:s/>musste sie sich plötzlich mit Fragen auseinandersetzen, <text:s/>die nun auch für mich anfingen von großer Bedeutung zu sein.</text:p>
          </table:table-cell>
          <table:table-cell office:value-type="string" calcext:value-type="string">
            <text:p>markable_224</text:p>
          </table:table-cell>
          <table:table-cell office:value-type="string" calcext:value-type="string">
            <text:p>['ihrer']</text:p>
          </table:table-cell>
          <table:table-cell office:value-type="string" calcext:value-type="string">
            <text:p>Und als ihre Tochter geboren wurde , sah sie sich plötzlich mit Fragen konfrontiert , die mir jetzt ziemlich widerhallen .</text:p>
          </table:table-cell>
          <table:table-cell office:value-type="string" calcext:value-type="string">
            <text:p>['ihre']</text:p>
          </table:table-cell>
          <table:table-cell office:value-type="string" calcext:value-type="string">
            <text:p>And when her daughter was born, she was suddenly confronted with questions that now quite resonate with me.</text:p>
          </table:table-cell>
          <table:table-cell office:value-type="float" office:value="0.794" calcext:value-type="float">
            <text:p>0.794</text:p>
          </table:table-cell>
          <table:table-cell office:value-type="float" office:value="0" calcext:value-type="float">
            <text:p>0</text:p>
          </table:table-cell>
          <table:table-cell office:value-type="float" office:value="0.708333333333333" calcext:value-type="float">
            <text:p>0.708333333333333</text:p>
          </table:table-cell>
          <table:table-cell office:value-type="float" office:value="0.162023240096985" calcext:value-type="float">
            <text:p>0.162023240096985</text:p>
          </table:table-cell>
          <table:table-cell office:value-type="float" office:value="0.218289762735367" calcext:value-type="float">
            <text:p>0.218289762735367</text:p>
          </table:table-cell>
          <table:table-cell office:value-type="string" calcext:value-type="string">
            <text:p/>
          </table:table-cell>
          <table:table-cell office:value-type="float" office:value="0.428571428571429" calcext:value-type="float">
            <text:p>0.428571428571429</text:p>
          </table:table-cell>
          <table:table-cell office:value-type="float" office:value="0.363450745957744" calcext:value-type="float">
            <text:p>0.363450745957744</text:p>
          </table:table-cell>
          <table:table-cell office:value-type="float" office:value="0.750350534915924" calcext:value-type="float">
            <text:p>0.750350534915924</text:p>
          </table:table-cell>
          <table:table-cell office:value-type="string" calcext:value-type="string">
            <text:p/>
          </table:table-cell>
          <table:table-cell office:value-type="string" calcext:value-type="string">
            <text:p>Und als ihre Tochter geboren wurde, stellte sie sich plötzlich Fragen, die mir jetzt ziemlich resonant schienen.</text:p>
          </table:table-cell>
          <table:table-cell office:value-type="float" office:value="0" calcext:value-type="float">
            <text:p>0</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cell office:value-type="string" calcext:value-type="string">
            <text:p/>
          </table:table-cell>
          <table:table-cell office:value-type="string" calcext:value-type="string">
            <text:p>And when her daughter was born, she suddenly asked herself questions that seemed quite resonant to me now.</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row>
        <table:table-row table:style-name="ro1">
          <table:table-cell office:value-type="string" calcext:value-type="string">
            <text:p>000_1756</text:p>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1</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ie stand vor der Entscheidung, was sie mit diesem Kind tun sollte.</text:p>
          </table:table-cell>
          <table:table-cell office:value-type="string" calcext:value-type="string">
            <text:p>markable_228</text:p>
          </table:table-cell>
          <table:table-cell office:value-type="string" calcext:value-type="string">
            <text:p>['Sie']</text:p>
          </table:table-cell>
          <table:table-cell office:value-type="string" calcext:value-type="string">
            <text:p>Sie stand vor der Frage , was mit diesem Kind zu tun ist .</text:p>
          </table:table-cell>
          <table:table-cell office:value-type="string" calcext:value-type="string">
            <text:p>['Sie']</text:p>
          </table:table-cell>
          <table:table-cell office:value-type="string" calcext:value-type="string">
            <text:p>She was faced with the question of what to do with this child.</text:p>
          </table:table-cell>
          <table:table-cell office:value-type="float" office:value="0.9134" calcext:value-type="float">
            <text:p>0.9134</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48053681850433" calcext:value-type="float">
            <text:p>0.548053681850433</text:p>
          </table:table-cell>
          <table:table-cell office:value-type="string" calcext:value-type="string">
            <text:p/>
          </table:table-cell>
          <table:table-cell office:value-type="float" office:value="0.166666666666667" calcext:value-type="float">
            <text:p>0.166666666666667</text:p>
          </table:table-cell>
          <table:table-cell office:value-type="float" office:value="0.701603586425711" calcext:value-type="float">
            <text:p>0.701603586425711</text:p>
          </table:table-cell>
          <table:table-cell office:value-type="float" office:value="0.89701372385025" calcext:value-type="float">
            <text:p>0.89701372385025</text:p>
          </table:table-cell>
          <table:table-cell office:value-type="string" calcext:value-type="string">
            <text:p/>
          </table:table-cell>
          <table:table-cell office:value-type="string" calcext:value-type="string">
            <text:p>Sie stand vor der Frage, was mit diesem Kind zu tun sei.</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cell office:value-type="string" calcext:value-type="string">
            <text:p/>
          </table:table-cell>
          <table:table-cell office:value-type="string" calcext:value-type="string">
            <text:p>She was faced with the question of what to do with this child.</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row>
        <table:table-row table:style-name="ro1">
          <table:table-cell office:value-type="string" calcext:value-type="string">
            <text:p>000_1756</text:p>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4</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ollte sie sagen: "Du bist genauso wie alle anderen, nur ein bisschen kleiner?"</text:p>
          </table:table-cell>
          <table:table-cell office:value-type="string" calcext:value-type="string">
            <text:p>Markable_231</text:p>
          </table:table-cell>
          <table:table-cell office:value-type="string" calcext:value-type="string">
            <text:p>['sie']</text:p>
          </table:table-cell>
          <table:table-cell office:value-type="string" calcext:value-type="string">
            <text:p>Sollte sie sagen : &amp;quot; Du bist wie jeder andere , aber ein bisschen kürzer ? &amp;quot;</text:p>
          </table:table-cell>
          <table:table-cell office:value-type="string" calcext:value-type="string">
            <text:p>['sie']</text:p>
          </table:table-cell>
          <table:table-cell office:value-type="string" calcext:value-type="string">
            <text:p>Should she say : &amp;quot; You are like everyone else , but a little shorter ? &amp;quot;</text:p>
          </table:table-cell>
          <table:table-cell office:value-type="float" office:value="0.8921" calcext:value-type="float">
            <text:p>0.8921</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346862614617192" calcext:value-type="float">
            <text:p>0.346862614617192</text:p>
          </table:table-cell>
          <table:table-cell office:value-type="float" office:value="0.562746286392212" calcext:value-type="float">
            <text:p>0.562746286392212</text:p>
          </table:table-cell>
          <table:table-cell office:value-type="string" calcext:value-type="string">
            <text:p/>
          </table:table-cell>
          <table:table-cell office:value-type="float" office:value="0.230769230769231" calcext:value-type="float">
            <text:p>0.230769230769231</text:p>
          </table:table-cell>
          <table:table-cell office:value-type="float" office:value="0.549650914216004" calcext:value-type="float">
            <text:p>0.549650914216004</text:p>
          </table:table-cell>
          <table:table-cell office:value-type="float" office:value="0.929692506790161" calcext:value-type="float">
            <text:p>0.929692506790161</text:p>
          </table:table-cell>
          <table:table-cell office:value-type="string" calcext:value-type="string">
            <text:p/>
          </table:table-cell>
          <table:table-cell office:value-type="string" calcext:value-type="string">
            <text:p>Sollte sie sagen: "Du bist wie jeder andere, aber etwas kürzer?"</text:p>
          </table:table-cell>
          <table:table-cell office:value-type="float" office:value="1" calcext:value-type="float">
            <text:p>1</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cell office:value-type="string" calcext:value-type="string">
            <text:p/>
          </table:table-cell>
          <table:table-cell office:value-type="string" calcext:value-type="string">
            <text:p>Should she say, "You're like everyone else, but a little shorter?"</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row>
        <table:table-row table:style-name="ro1">
          <table:table-cell office:value-type="string" calcext:value-type="string">
            <text:p>000_1756</text:p>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4" calcext:value-type="float">
            <text:p>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4</text:p>
          </table:table-cell>
          <table:table-cell office:value-type="string" calcext:value-type="string">
            <text:p>['them']</text:p>
          </table:table-cell>
          <table:table-cell office:value-type="string" calcext:value-type="string">
            <text:p>There are these other identities which you have to learn from a peer group.</text:p>
          </table:table-cell>
          <table:table-cell office:value-type="string" calcext:value-type="string">
            <text:p>markable_250</text:p>
          </table:table-cell>
          <table:table-cell office:value-type="string" calcext:value-type="string">
            <text:p>['these', 'other', 'identities']</text:p>
          </table:table-cell>
          <table:table-cell office:value-type="string" calcext:value-type="string">
            <text:p>Diese bezeichne ich als horizontale Identitäten, <text:s/>denn der Kontakt zu Gleichgesinnten stellt eine horizontale Erfahrung dar.</text:p>
          </table:table-cell>
          <table:table-cell office:value-type="string" calcext:value-type="string">
            <text:p>markable_269</text:p>
          </table:table-cell>
          <table:table-cell office:value-type="string" calcext:value-type="string">
            <text:p>['Diese']</text:p>
          </table:table-cell>
          <table:table-cell office:value-type="string" calcext:value-type="string">
            <text:p>Und ich nenne sie horizontale Identitäten , weil die Peer @-@ Gruppe die horizontale Erfahrung ist .</text:p>
          </table:table-cell>
          <table:table-cell office:value-type="string" calcext:value-type="string">
            <text:p>['sie']</text:p>
          </table:table-cell>
          <table:table-cell office:value-type="string" calcext:value-type="string">
            <text:p>And I call them horizontal identities because the peer @-@ group is the horizontal experience.</text:p>
          </table:table-cell>
          <table:table-cell office:value-type="float" office:value="0.9196" calcext:value-type="float">
            <text:p>0.9196</text:p>
          </table:table-cell>
          <table:table-cell office:value-type="float" office:value="0" calcext:value-type="float">
            <text:p>0</text:p>
          </table:table-cell>
          <table:table-cell office:value-type="float" office:value="0.75" calcext:value-type="float">
            <text:p>0.75</text:p>
          </table:table-cell>
          <table:table-cell office:value-type="float" office:value="0.0391558450624229" calcext:value-type="float">
            <text:p>0.039155845062423</text:p>
          </table:table-cell>
          <table:table-cell office:value-type="float" office:value="0.267167747020721" calcext:value-type="float">
            <text:p>0.26716774702072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string" calcext:value-type="string">
            <text:p>Und ich nenne sie horizontale Identitäten, weil die Peer-Gruppe die horizontale Erfahrung ist.</text:p>
          </table:table-cell>
          <table:table-cell office:value-type="float" office:value="0" calcext:value-type="float">
            <text:p>0</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cell office:value-type="string" calcext:value-type="string">
            <text:p/>
          </table:table-cell>
          <table:table-cell office:value-type="string" calcext:value-type="string">
            <text:p>And I call them horizontal identities because the peer group is the horizontal experience.</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row>
        <table:table-row table:style-name="ro1">
          <table:table-cell office:value-type="string" calcext:value-type="string">
            <text:p>000_1756</text:p>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 calcext:value-type="float">
            <text:p>1</text:p>
          </table:table-cell>
          <table:table-cell table:number-columns-repeated="3" office:value-type="string" calcext:value-type="string">
            <text:p/>
          </table:table-cell>
          <table:table-cell office:value-type="string" calcext:value-type="string">
            <text:p>simple antecedent</text:p>
          </table:table-cell>
          <table:table-cell table:number-columns-repeated="2" office:value-type="string" calcext:value-type="string">
            <text:p/>
          </table:table-cell>
          <table:table-cell office:value-type="string" calcext:value-type="string">
            <text:p>nom substitution</text:p>
          </table:table-cell>
          <table:table-cell office:value-type="string" calcext:value-type="string">
            <text:p>entity</text:p>
          </table:table-cell>
          <table:table-cell office:value-type="string" calcext:value-type="string">
            <text:p/>
          </table:table-cell>
          <table:table-cell office:value-type="string" calcext:value-type="string">
            <text:p>markable_1351</text:p>
          </table:table-cell>
          <table:table-cell office:value-type="string" calcext:value-type="string">
            <text:p>['This', 'one']</text:p>
          </table:table-cell>
          <table:table-cell office:value-type="string" calcext:value-type="string">
            <text:p>I'm going to quote from another magazine of the '60s.</text:p>
          </table:table-cell>
          <table:table-cell office:value-type="string" calcext:value-type="string">
            <text:p>markable_1350</text:p>
          </table:table-cell>
          <table:table-cell office:value-type="string" calcext:value-type="string">
            <text:p>['another', 'magazine', 'of', 'the', "'60s"]</text:p>
          </table:table-cell>
          <table:table-cell office:value-type="string" calcext:value-type="string">
            <text:p>Dieses stammt von 1968 – aus dem Atlantic Monthly, der Stimme des Liberalen Amerikas – <text:s/>geschrieben von einem bedeutenden Bioethiker.</text:p>
          </table:table-cell>
          <table:table-cell office:value-type="string" calcext:value-type="string">
            <text:p>Markable_381</text:p>
          </table:table-cell>
          <table:table-cell office:value-type="string" calcext:value-type="string">
            <text:p>['Dieses']</text:p>
          </table:table-cell>
          <table:table-cell office:value-type="string" calcext:value-type="string">
            <text:p><text:s/>Dieses stammt aus 1968 &lt;unk&gt; Das Atlantische Monatorium , die Stimme des liberalen Amerikas &lt;unk&gt; geschrieben von einem wichtigen Bioethiker .</text:p>
          </table:table-cell>
          <table:table-cell office:value-type="string" calcext:value-type="string">
            <text:p>['Dieses']</text:p>
          </table:table-cell>
          <table:table-cell office:value-type="string" calcext:value-type="string">
            <text:p>This is from 1968 &lt;unk&gt; The Atlantic Monatorium , the voice of liberal America &lt;unk&gt; written by an important bioethicist</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0786786341982847" calcext:value-type="float">
            <text:p>0.078678634198285</text:p>
          </table:table-cell>
          <table:table-cell office:value-type="float" office:value="0.485488921403885" calcext:value-type="float">
            <text:p>0.485488921403885</text:p>
          </table:table-cell>
          <table:table-cell office:value-type="string" calcext:value-type="string">
            <text:p/>
          </table:table-cell>
          <table:table-cell office:value-type="float" office:value="0.294117647058824" calcext:value-type="float">
            <text:p>0.294117647058824</text:p>
          </table:table-cell>
          <table:table-cell office:value-type="float" office:value="0.412754853283514" calcext:value-type="float">
            <text:p>0.412754853283514</text:p>
          </table:table-cell>
          <table:table-cell office:value-type="float" office:value="0.607688963413239" calcext:value-type="float">
            <text:p>0.607688963413239</text:p>
          </table:table-cell>
          <table:table-cell office:value-type="string" calcext:value-type="string">
            <text:p/>
          </table:table-cell>
          <table:table-cell office:value-type="string" calcext:value-type="string">
            <text:p>Diese stammt von 1968 -- The Atlantic Monthly, Stimme des liberalen Amerika -- geschrieben von einem wichtigen Bioethiker.</text:p>
          </table:table-cell>
          <table:table-cell office:value-type="float" office:value="0" calcext:value-type="float">
            <text:p>0</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cell office:value-type="string" calcext:value-type="string">
            <text:p/>
          </table:table-cell>
          <table:table-cell office:value-type="string" calcext:value-type="string">
            <text:p>This is from 1968 -- The Atlantic Monthly, Voice of Liberal America -- written by an important bioethicist.</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 calcext:value-type="float">
            <text:p>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0</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4</text:p>
          </table:table-cell>
          <table:table-cell office:value-type="string" calcext:value-type="string">
            <text:p>['Es']</text:p>
          </table:table-cell>
          <table:table-cell office:value-type="string" calcext:value-type="string">
            <text:p>Es ist traurig , ja -- furchtbar . Aber es trägt keine Schuld .</text:p>
          </table:table-cell>
          <table:table-cell office:value-type="string" calcext:value-type="string">
            <text:p>['Es']</text:p>
          </table:table-cell>
          <table:table-cell office:value-type="string" calcext:value-type="string">
            <text:p>It is sad , yes -- terrible . But it bears no guilt .</text:p>
          </table:table-cell>
          <table:table-cell table:number-columns-repeated="2" office:value-type="float" office:value="1" calcext:value-type="float">
            <text:p>1</text:p>
          </table:table-cell>
          <table:table-cell office:value-type="float" office:value="0.416666666666667" calcext:value-type="float">
            <text:p>0.416666666666667</text:p>
          </table:table-cell>
          <table:table-cell office:value-type="float" office:value="0.265815606937186" calcext:value-type="float">
            <text:p>0.265815606937186</text:p>
          </table:table-cell>
          <table:table-cell office:value-type="float" office:value="0.475392371416092" calcext:value-type="float">
            <text:p>0.475392371416092</text:p>
          </table:table-cell>
          <table:table-cell office:value-type="string" calcext:value-type="string">
            <text:p/>
          </table:table-cell>
          <table:table-cell office:value-type="float" office:value="0.2" calcext:value-type="float">
            <text:p>0.2</text:p>
          </table:table-cell>
          <table:table-cell office:value-type="float" office:value="0.354948105601005" calcext:value-type="float">
            <text:p>0.354948105601005</text:p>
          </table:table-cell>
          <table:table-cell office:value-type="float" office:value="0.853250622749329" calcext:value-type="float">
            <text:p>0.853250622749329</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1</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5</text:p>
          </table:table-cell>
          <table:table-cell office:value-type="string" calcext:value-type="string">
            <text:p>['es']</text:p>
          </table:table-cell>
          <table:table-cell office:value-type="string" calcext:value-type="string">
            <text:p>Es ist traurig , ja -- furchtbar . Aber es trägt keine Schuld .</text:p>
          </table:table-cell>
          <table:table-cell office:value-type="string" calcext:value-type="string">
            <text:p>['es']</text:p>
          </table:table-cell>
          <table:table-cell office:value-type="string" calcext:value-type="string">
            <text:p>It is sad , yes -- terrible . But it bears no guilt .</text:p>
          </table:table-cell>
          <table:table-cell table:number-columns-repeated="2" office:value-type="float" office:value="1" calcext:value-type="float">
            <text:p>1</text:p>
          </table:table-cell>
          <table:table-cell office:value-type="float" office:value="0.416666666666667" calcext:value-type="float">
            <text:p>0.416666666666667</text:p>
          </table:table-cell>
          <table:table-cell office:value-type="float" office:value="0.265815606937186" calcext:value-type="float">
            <text:p>0.265815606937186</text:p>
          </table:table-cell>
          <table:table-cell office:value-type="float" office:value="0.475392371416092" calcext:value-type="float">
            <text:p>0.475392371416092</text:p>
          </table:table-cell>
          <table:table-cell office:value-type="string" calcext:value-type="string">
            <text:p/>
          </table:table-cell>
          <table:table-cell office:value-type="float" office:value="0.2" calcext:value-type="float">
            <text:p>0.2</text:p>
          </table:table-cell>
          <table:table-cell office:value-type="float" office:value="0.354948105601005" calcext:value-type="float">
            <text:p>0.354948105601005</text:p>
          </table:table-cell>
          <table:table-cell office:value-type="float" office:value="0.853250622749329" calcext:value-type="float">
            <text:p>0.853250622749329</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office:value-type="string" calcext:value-type="string">
            <text:p>000_1756</text:p>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6" calcext:value-type="float">
            <text:p>1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75</text:p>
          </table:table-cell>
          <table:table-cell office:value-type="string" calcext:value-type="string">
            <text:p>['that', 'substance']</text:p>
          </table:table-cell>
          <table:table-cell office:value-type="string" calcext:value-type="string">
            <text:p>A compound that has been tested in mice, BMN-111, is useful in preventing the action of the achondroplasia gene.</text:p>
          </table:table-cell>
          <table:table-cell office:value-type="string" calcext:value-type="string">
            <text:p>markable_1374</text:p>
          </table:table-cell>
          <table:table-cell office:value-type="string" calcext:value-type="string">
            <text:p>['BMN-111']</text:p>
          </table:table-cell>
          <table:table-cell office:value-type="string" calcext:value-type="string">
            <text:p>Achondroplasie ist die häufigste Form des Zwergwuchses, <text:s/>und Mäuse, die diesen Wirkstoff erhalten haben, und das Achondroplasie-Gen aufweisen, <text:s/>wachsen zu voller Größe heran.</text:p>
          </table:table-cell>
          <table:table-cell office:value-type="string" calcext:value-type="string">
            <text:p>markable_447</text:p>
          </table:table-cell>
          <table:table-cell office:value-type="string" calcext:value-type="string">
            <text:p>['diesen', 'Wirkstoff']</text:p>
          </table:table-cell>
          <table:table-cell office:value-type="string" calcext:value-type="string">
            <text:p>Achondroplasia ist die gängigste Form des Dwarfismus , und Mäusen , die diese Substanz erhalten haben und die das achondroplazianische Gen besitzen , wachsen in ihrer vollen Größe .</text:p>
          </table:table-cell>
          <table:table-cell office:value-type="string" calcext:value-type="string">
            <text:p>[‘die’, ’diese’, ’Substanz’]</text:p>
          </table:table-cell>
          <table:table-cell office:value-type="string" calcext:value-type="string">
            <text:p>Achondroplasia is the most common form of dwarfism , and mice , which have received this substance and have the achondroplasia gene grow to their full size.</text:p>
          </table:table-cell>
          <table:table-cell table:number-columns-repeated="2" office:value-type="float" office:value="0" calcext:value-type="float">
            <text:p>0</text:p>
          </table:table-cell>
          <table:table-cell office:value-type="float" office:value="0.608695652173913" calcext:value-type="float">
            <text:p>0.608695652173913</text:p>
          </table:table-cell>
          <table:table-cell office:value-type="float" office:value="0.0630572268850901" calcext:value-type="float">
            <text:p>0.06305722688509</text:p>
          </table:table-cell>
          <table:table-cell office:value-type="float" office:value="0.32144483923912" calcext:value-type="float">
            <text:p>0.32144483923912</text:p>
          </table:table-cell>
          <table:table-cell office:value-type="string" calcext:value-type="string">
            <text:p/>
          </table:table-cell>
          <table:table-cell office:value-type="float" office:value="0.230769230769231" calcext:value-type="float">
            <text:p>0.230769230769231</text:p>
          </table:table-cell>
          <table:table-cell office:value-type="float" office:value="0.580006565638369" calcext:value-type="float">
            <text:p>0.580006565638369</text:p>
          </table:table-cell>
          <table:table-cell office:value-type="float" office:value="0.881710529327393" calcext:value-type="float">
            <text:p>0.881710529327393</text:p>
          </table:table-cell>
          <table:table-cell office:value-type="string" calcext:value-type="string">
            <text:p/>
          </table:table-cell>
          <table:table-cell office:value-type="string" calcext:value-type="string">
            <text:p>Achondroplasia ist die häufigste Form des Zwergismus, und Mäuse, die diese Substanz erhalten haben und die das Achondroplasia-Gen haben, wachsen zur vollen Größe heran.</text:p>
          </table:table-cell>
          <table:table-cell office:value-type="float" office:value="0" calcext:value-type="float">
            <text:p>0</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cell office:value-type="string" calcext:value-type="string">
            <text:p/>
          </table:table-cell>
          <table:table-cell office:value-type="string" calcext:value-type="string">
            <text:p>Achondroplasia is the most common form of dwarfism, and mice that have been given it and have the achondroplasia gene grow to full size.</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row>
        <table:table-row table:style-name="ro1">
          <table:table-cell office:value-type="string" calcext:value-type="string">
            <text:p>000_1756</text:p>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12</text:p>
          </table:table-cell>
          <table:table-cell office:value-type="string" calcext:value-type="string">
            <text:p>['she']</text:p>
          </table:table-cell>
          <table:table-cell office:value-type="string" calcext:value-type="string">
            <text:p>I had a close friend from college who'd gone through a divorce and wanted to have children.</text:p>
          </table:table-cell>
          <table:table-cell office:value-type="string" calcext:value-type="string">
            <text:p>markable_908</text:p>
          </table:table-cell>
          <table:table-cell office:value-type="string" calcext:value-type="string">
            <text:p>['a', 'close', 'friend']</text:p>
          </table:table-cell>
          <table:table-cell office:value-type="string" calcext:value-type="string">
            <text:p>Mit ihr habe ich also eine Tochter, <text:s/>und Mutter und Tochter leben in Texas.</text:p>
          </table:table-cell>
          <table:table-cell office:value-type="string" calcext:value-type="string">
            <text:p>markable_578</text:p>
          </table:table-cell>
          <table:table-cell office:value-type="string" calcext:value-type="string">
            <text:p>['ihr']</text:p>
          </table:table-cell>
          <table:table-cell office:value-type="string" calcext:value-type="string">
            <text:p>Sie und ich haben also eine Tochter , und Mutter und Tochter leben in Texas .</text:p>
          </table:table-cell>
          <table:table-cell office:value-type="string" calcext:value-type="string">
            <text:p>['sie']</text:p>
          </table:table-cell>
          <table:table-cell office:value-type="string" calcext:value-type="string">
            <text:p>So you and I have a daughter, and mother and daughter live in Texas.</text:p>
          </table:table-cell>
          <table:table-cell office:value-type="float" office:value="0.9475" calcext:value-type="float">
            <text:p>0.9475</text:p>
          </table:table-cell>
          <table:table-cell office:value-type="float" office:value="0" calcext:value-type="float">
            <text:p>0</text:p>
          </table:table-cell>
          <table:table-cell office:value-type="float" office:value="0.285714285714286" calcext:value-type="float">
            <text:p>0.285714285714286</text:p>
          </table:table-cell>
          <table:table-cell office:value-type="float" office:value="0.693097728617878" calcext:value-type="float">
            <text:p>0.693097728617878</text:p>
          </table:table-cell>
          <table:table-cell office:value-type="float" office:value="0.758606374263763" calcext:value-type="float">
            <text:p>0.758606374263763</text:p>
          </table:table-cell>
          <table:table-cell office:value-type="string" calcext:value-type="string">
            <text:p/>
          </table:table-cell>
          <table:table-cell office:value-type="float" office:value="0.2" calcext:value-type="float">
            <text:p>0.2</text:p>
          </table:table-cell>
          <table:table-cell office:value-type="float" office:value="0.780767533658702" calcext:value-type="float">
            <text:p>0.780767533658702</text:p>
          </table:table-cell>
          <table:table-cell office:value-type="float" office:value="0.763814806938171" calcext:value-type="float">
            <text:p>0.763814806938171</text:p>
          </table:table-cell>
          <table:table-cell office:value-type="string" calcext:value-type="string">
            <text:p/>
          </table:table-cell>
          <table:table-cell office:value-type="string" calcext:value-type="string">
            <text:p>Und so haben sie und ich eine Tochter, und Mutter und Tochter leben in Texas.</text:p>
          </table:table-cell>
          <table:table-cell office:value-type="float" office:value="0" calcext:value-type="float">
            <text:p>0</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cell office:value-type="string" calcext:value-type="string">
            <text:p/>
          </table:table-cell>
          <table:table-cell office:value-type="string" calcext:value-type="string">
            <text:p>And so she and I have a daughter, and mother and daughter live in Texas.</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row>
        <table:table-row table:style-name="ro1">
          <table:table-cell office:value-type="string" calcext:value-type="string">
            <text:p>000_1756</text:p>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0</text:p>
          </table:table-cell>
          <table:table-cell office:value-type="string" calcext:value-type="string">
            <text:p>['it']</text:p>
          </table:table-cell>
          <table:table-cell office:value-type="string" calcext:value-type="string">
            <text:p>And it was suggested to them that they leave him at the hospital so that he could die there quietly.</text:p>
          </table:table-cell>
          <table:table-cell office:value-type="string" calcext:value-type="string">
            <text:p>Markable_1413</text:p>
          </table:table-cell>
          <table:table-cell office:value-type="string" calcext:value-type="string">
            <text:p>['leave', 'him', 'at', 'the', 'hospital']</text:p>
          </table:table-cell>
          <table:table-cell office:value-type="string" calcext:value-type="string">
            <text:p>Und seine Mutter sagte, dass sie das nicht tun würde.</text:p>
          </table:table-cell>
          <table:table-cell office:value-type="string" calcext:value-type="string">
            <text:p>Markable_313</text:p>
          </table:table-cell>
          <table:table-cell office:value-type="string" calcext:value-type="string">
            <text:p>['das']</text:p>
          </table:table-cell>
          <table:table-cell office:value-type="string" calcext:value-type="string">
            <text:p>Und seine Mutter sagte , dass sie es nicht tun würde .</text:p>
          </table:table-cell>
          <table:table-cell office:value-type="string" calcext:value-type="string">
            <text:p>['es']</text:p>
          </table:table-cell>
          <table:table-cell office:value-type="string" calcext:value-type="string">
            <text:p>And his mother said that she would not do it.</text:p>
          </table:table-cell>
          <table:table-cell office:value-type="float" office:value="1" calcext:value-type="float">
            <text:p>1</text:p>
          </table:table-cell>
          <table:table-cell office:value-type="float" office:value="0" calcext:value-type="float">
            <text:p>0</text:p>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22704517841339" calcext:value-type="float">
            <text:p>0.922704517841339</text:p>
          </table:table-cell>
          <table:table-cell office:value-type="string" calcext:value-type="string">
            <text:p/>
          </table:table-cell>
          <table:table-cell office:value-type="float" office:value="0.363636363636364" calcext:value-type="float">
            <text:p>0.363636363636364</text:p>
          </table:table-cell>
          <table:table-cell office:value-type="float" office:value="0.303744142207646" calcext:value-type="float">
            <text:p>0.303744142207646</text:p>
          </table:table-cell>
          <table:table-cell office:value-type="float" office:value="0.83694726228714" calcext:value-type="float">
            <text:p>0.83694726228714</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office:value-type="string" calcext:value-type="string">
            <text:p>000_1756</text:p>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414</text:p>
          </table:table-cell>
          <table:table-cell office:value-type="string" calcext:value-type="string">
            <text:p>['that', '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string" calcext:value-type="string">
            <text:p>markable_1364</text:p>
          </table:table-cell>
          <table:table-cell office:value-type="string" calcext:value-type="string">
            <text:p>['a', 'little', 'center']</text:p>
          </table:table-cell>
          <table:table-cell office:value-type="string" calcext:value-type="string">
            <text:p>Und über die Jahre entwickelte sich dieses Zentrum zum sogenannten Cooke-Center, <text:s/>wo heute Tausende und Abertausende <text:s/>von Kindern mit geistiger Behinderung unterrichtet werden.</text:p>
          </table:table-cell>
          <table:table-cell office:value-type="string" calcext:value-type="string">
            <text:p>markable_412</text:p>
          </table:table-cell>
          <table:table-cell office:value-type="string" calcext:value-type="string">
            <text:p>['dieses', 'Zentrum']</text:p>
          </table:table-cell>
          <table:table-cell office:value-type="string" calcext:value-type="string">
            <text:p>Und über die Jahre wuchs dieses Zentrum zu etwas , das sich &amp;quot; CED-Zentrum &amp;quot; nennt , wo es jetzt Tausende von Kindern mit geistigen Behinderungen gibt , die unterrichtet werden .</text:p>
          </table:table-cell>
          <table:table-cell office:value-type="string" calcext:value-type="string">
            <text:p>['dieses', 'Zentrum']</text:p>
          </table:table-cell>
          <table:table-cell office:value-type="string" calcext:value-type="string">
            <text:p>And over the years, this centre grew into something called the CED Centre, where there are now thousands of children with intellectual disabilities being taught.</text:p>
          </table:table-cell>
          <table:table-cell office:value-type="float" office:value="0.9279" calcext:value-type="float">
            <text:p>0.9279</text:p>
          </table:table-cell>
          <table:table-cell office:value-type="float" office:value="1" calcext:value-type="float">
            <text:p>1</text:p>
          </table:table-cell>
          <table:table-cell office:value-type="float" office:value="0.695652173913043" calcext:value-type="float">
            <text:p>0.695652173913043</text:p>
          </table:table-cell>
          <table:table-cell office:value-type="float" office:value="0.169189623511117" calcext:value-type="float">
            <text:p>0.169189623511117</text:p>
          </table:table-cell>
          <table:table-cell office:value-type="float" office:value="0.443941533565521" calcext:value-type="float">
            <text:p>0.443941533565521</text:p>
          </table:table-cell>
          <table:table-cell office:value-type="string" calcext:value-type="string">
            <text:p/>
          </table:table-cell>
          <table:table-cell office:value-type="float" office:value="0.275862068965517" calcext:value-type="float">
            <text:p>0.275862068965517</text:p>
          </table:table-cell>
          <table:table-cell office:value-type="float" office:value="0.493937845856595" calcext:value-type="float">
            <text:p>0.493937845856595</text:p>
          </table:table-cell>
          <table:table-cell office:value-type="float" office:value="0.832965672016144" calcext:value-type="float">
            <text:p>0.832965672016144</text:p>
          </table:table-cell>
          <table:table-cell office:value-type="string" calcext:value-type="string">
            <text:p/>
          </table:table-cell>
          <table:table-cell office:value-type="string" calcext:value-type="string">
            <text:p>Und im Laufe der Jahre wuchs dieses Zentrum zu etwas, das Cooke Center genannt wird, wo es jetzt Tausende und Tausende von Kindern mit intellektuellen Behinderungen gibt, die gelehrt werden.</text:p>
          </table:table-cell>
          <table:table-cell office:value-type="float" office:value="1" calcext:value-type="float">
            <text:p>1</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cell office:value-type="string" calcext:value-type="string">
            <text:p/>
          </table:table-cell>
          <table:table-cell office:value-type="string" calcext:value-type="string">
            <text:p>And over the years, that centre grew into something called the Cooke Centre, where there are now thousands and thousands of children with intellectual disabilities being taught.</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row>
        <table:table-row table:style-name="ro1">
          <table:table-cell office:value-type="string" calcext:value-type="string">
            <text:p>000_1756</text:p>
          </table:table-cell>
          <table:table-cell office:value-type="string" calcext:value-type="string">
            <text:p>115_1</text:p>
          </table:table-cell>
          <table:table-cell office:value-type="string" calcext:value-type="string">
            <text:p>And I believe in both of them.</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plit reference</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table:number-columns-repeated="2" office:value-type="string" calcext:value-type="string">
            <text:p/>
          </table:table-cell>
          <table:table-cell office:value-type="string" calcext:value-type="string">
            <text:p>markable_611</text:p>
          </table:table-cell>
          <table:table-cell office:value-type="string" calcext:value-type="string">
            <text:p>['them']</text:p>
          </table:table-cell>
          <table:table-cell office:value-type="string" calcext:value-type="string">
            <text:p>And so we have both social progress and medical progress.</text:p>
          </table:table-cell>
          <table:table-cell office:value-type="string" calcext:value-type="string">
            <text:p>markable_1417</text:p>
          </table:table-cell>
          <table:table-cell office:value-type="string" calcext:value-type="string">
            <text:p>['and', 'medical', 'progress']</text:p>
          </table:table-cell>
          <table:table-cell office:value-type="string" calcext:value-type="string">
            <text:p>Und ich glaube an beide.</text:p>
          </table:table-cell>
          <table:table-cell office:value-type="string" calcext:value-type="string">
            <text:p>markable_454</text:p>
          </table:table-cell>
          <table:table-cell office:value-type="string" calcext:value-type="string">
            <text:p>['beide']</text:p>
          </table:table-cell>
          <table:table-cell office:value-type="string" calcext:value-type="string">
            <text:p>Und ich glaube an beides .</text:p>
          </table:table-cell>
          <table:table-cell office:value-type="string" calcext:value-type="string">
            <text:p>['beides']</text:p>
          </table:table-cell>
          <table:table-cell office:value-type="string" calcext:value-type="string">
            <text:p>And I believe in both .</text:p>
          </table:table-cell>
          <table:table-cell table:number-columns-repeated="2" office:value-type="float" office:value="1" calcext:value-type="float">
            <text:p>1</text:p>
          </table:table-cell>
          <table:table-cell office:value-type="float" office:value="0.2" calcext:value-type="float">
            <text:p>0.2</text:p>
          </table:table-cell>
          <table:table-cell office:value-type="float" office:value="0.668740304976422" calcext:value-type="float">
            <text:p>0.668740304976422</text:p>
          </table:table-cell>
          <table:table-cell office:value-type="float" office:value="0.884811997413635" calcext:value-type="float">
            <text:p>0.884811997413635</text:p>
          </table:table-cell>
          <table:table-cell office:value-type="string" calcext:value-type="string">
            <text:p/>
          </table:table-cell>
          <table:table-cell office:value-type="float" office:value="0.285714285714286" calcext:value-type="float">
            <text:p>0.285714285714286</text:p>
          </table:table-cell>
          <table:table-cell office:value-type="float" office:value="0.670320046035639" calcext:value-type="float">
            <text:p>0.670320046035639</text:p>
          </table:table-cell>
          <table:table-cell office:value-type="float" office:value="0.77922785282135" calcext:value-type="float">
            <text:p>0.77922785282135</text:p>
          </table:table-cell>
          <table:table-cell office:value-type="string" calcext:value-type="string">
            <text:p/>
          </table:table-cell>
          <table:table-cell office:value-type="string" calcext:value-type="string">
            <text:p>Und ich glaube an beid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And I believe in both of them.</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000_1756</text:p>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33</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Dann schaute sie auf und sagte: <text:s/>"Ich würde ihn bitten, mir zu verzeihen, seine Mutter gewesen zu sein, <text:s/>und keine Ahnung davon gehabt zu haben, was in seinem Kopf vor sich ging."</text:p>
          </table:table-cell>
          <table:table-cell office:value-type="string" calcext:value-type="string">
            <text:p>markable_506</text:p>
          </table:table-cell>
          <table:table-cell office:value-type="string" calcext:value-type="string">
            <text:p>['sie']</text:p>
          </table:table-cell>
          <table:table-cell office:value-type="string" calcext:value-type="string">
            <text:p>Und dann schaute sie zurück und sagte : &amp;quot; Ich würde ihn bitten , mir zu verzeihen , seine Mutter zu sein und nie zu wissen , was in seinem Kopf vor sich ging . &amp;quot;</text:p>
          </table:table-cell>
          <table:table-cell office:value-type="string" calcext:value-type="string">
            <text:p>['sie']</text:p>
          </table:table-cell>
          <table:table-cell office:value-type="string" calcext:value-type="string">
            <text:p>And then she looked back and said: &amp;quot; I would ask him to forgive me for being his mother and never knowing what was going on in his head. &amp;quot;</text:p>
          </table:table-cell>
          <table:table-cell table:number-columns-repeated="2" office:value-type="float" office:value="1" calcext:value-type="float">
            <text:p>1</text:p>
          </table:table-cell>
          <table:table-cell office:value-type="float" office:value="0.28125" calcext:value-type="float">
            <text:p>0.28125</text:p>
          </table:table-cell>
          <table:table-cell office:value-type="float" office:value="0.555467989176435" calcext:value-type="float">
            <text:p>0.555467989176435</text:p>
          </table:table-cell>
          <table:table-cell office:value-type="float" office:value="0.659987688064575" calcext:value-type="float">
            <text:p>0.659987688064575</text:p>
          </table:table-cell>
          <table:table-cell office:value-type="string" calcext:value-type="string">
            <text:p/>
          </table:table-cell>
          <table:table-cell office:value-type="float" office:value="0.0689655172413793" calcext:value-type="float">
            <text:p>0.068965517241379</text:p>
          </table:table-cell>
          <table:table-cell office:value-type="float" office:value="0.821802901256426" calcext:value-type="float">
            <text:p>0.821802901256426</text:p>
          </table:table-cell>
          <table:table-cell office:value-type="float" office:value="0.919873535633087" calcext:value-type="float">
            <text:p>0.919873535633087</text:p>
          </table:table-cell>
          <table:table-cell office:value-type="string" calcext:value-type="string">
            <text:p/>
          </table:table-cell>
          <table:table-cell office:value-type="string" calcext:value-type="string">
            <text:p>Und dann schaute sie wieder auf und sagte: "Ich würde ihn bitten, mir zu vergeben, dass ich seine Mutter war und nie wusste, was in seinem Kopf vorging."</text:p>
          </table:table-cell>
          <table:table-cell office:value-type="float" office:value="1" calcext:value-type="float">
            <text:p>1</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cell office:value-type="string" calcext:value-type="string">
            <text:p/>
          </table:table-cell>
          <table:table-cell office:value-type="string" calcext:value-type="string">
            <text:p>And then she looked up again and said, "I would ask him to forgive me for being his mother and never knowing what was going on in his head."</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2" calcext:value-type="float">
            <text:p>2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7</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3</text:p>
          </table:table-cell>
          <table:table-cell office:value-type="string" calcext:value-type="string">
            <text:p>['sie']</text:p>
          </table:table-cell>
          <table:table-cell office:value-type="string" calcext:value-type="string">
            <text:p>Als ich ein paar Jahre später mit ihr Abendessen hatte &lt;unk&gt; einer von vielen Futtermitteln , die wir zusammen hatten &lt;unk&gt; sagte sie : &amp;quot; Wissen Sie , als es zum ersten Mal passierte , wünschte ich mir , ich hätte nie geheiratet , ich hätte nie Kinder gehabt .</text:p>
          </table:table-cell>
          <table:table-cell office:value-type="string" calcext:value-type="string">
            <text:p>['sie']</text:p>
          </table:table-cell>
          <table:table-cell office:value-type="string" calcext:value-type="string">
            <text:p>When I had dinner with her a few years later &lt;unk&gt; one of many feeds we had together &lt;unk&gt; she said: &amp;quot; You know, when it first happened, I wished I had never married, I had never had children.</text:p>
          </table:table-cell>
          <table:table-cell table:number-columns-repeated="2" office:value-type="float" office:value="1" calcext:value-type="float">
            <text:p>1</text:p>
          </table:table-cell>
          <table:table-cell office:value-type="float" office:value="0.488372093023256" calcext:value-type="float">
            <text:p>0.488372093023256</text:p>
          </table:table-cell>
          <table:table-cell office:value-type="float" office:value="0.137397019429249" calcext:value-type="float">
            <text:p>0.137397019429249</text:p>
          </table:table-cell>
          <table:table-cell office:value-type="float" office:value="0.422428667545319" calcext:value-type="float">
            <text:p>0.422428667545319</text:p>
          </table:table-cell>
          <table:table-cell office:value-type="string" calcext:value-type="string">
            <text:p/>
          </table:table-cell>
          <table:table-cell office:value-type="float" office:value="0.261904761904762" calcext:value-type="float">
            <text:p>0.261904761904762</text:p>
          </table:table-cell>
          <table:table-cell office:value-type="float" office:value="0.529348741867804" calcext:value-type="float">
            <text:p>0.529348741867804</text:p>
          </table:table-cell>
          <table:table-cell office:value-type="float" office:value="0.718976676464081" calcext:value-type="float">
            <text:p>0.718976676464081</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6" calcext:value-type="float">
            <text:p>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1</text:p>
          </table:table-cell>
          <table:table-cell office:value-type="string" calcext:value-type="string">
            <text:p>['her']</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0</text:p>
          </table:table-cell>
          <table:table-cell office:value-type="string" calcext:value-type="string">
            <text:p>['ihr']</text:p>
          </table:table-cell>
          <table:table-cell office:value-type="string" calcext:value-type="string">
            <text:p>Als ich ein paar Jahre später mit ihr Abendessen hatte &lt;unk&gt; einer von vielen Futtermitteln , die wir zusammen hatten &lt;unk&gt; sagte sie : &amp;quot; Wissen Sie , als es zum ersten Mal passierte , wünschte ich mir , ich hätte nie geheiratet , ich hätte nie Kinder gehabt .</text:p>
          </table:table-cell>
          <table:table-cell office:value-type="string" calcext:value-type="string">
            <text:p>['ihr']</text:p>
          </table:table-cell>
          <table:table-cell office:value-type="string" calcext:value-type="string">
            <text:p>When I had dinner with her a few years later &lt;unk&gt; one of many feeds we had together &lt;unk&gt; she said: &amp;quot; You know, when it first happened, I wished I had never married, I had never had children.</text:p>
          </table:table-cell>
          <table:table-cell office:value-type="float" office:value="0.9892" calcext:value-type="float">
            <text:p>0.9892</text:p>
          </table:table-cell>
          <table:table-cell office:value-type="float" office:value="1" calcext:value-type="float">
            <text:p>1</text:p>
          </table:table-cell>
          <table:table-cell office:value-type="float" office:value="0.488372093023256" calcext:value-type="float">
            <text:p>0.488372093023256</text:p>
          </table:table-cell>
          <table:table-cell office:value-type="float" office:value="0.137397019429249" calcext:value-type="float">
            <text:p>0.137397019429249</text:p>
          </table:table-cell>
          <table:table-cell office:value-type="float" office:value="0.422428667545319" calcext:value-type="float">
            <text:p>0.422428667545319</text:p>
          </table:table-cell>
          <table:table-cell office:value-type="string" calcext:value-type="string">
            <text:p/>
          </table:table-cell>
          <table:table-cell office:value-type="float" office:value="0.261904761904762" calcext:value-type="float">
            <text:p>0.261904761904762</text:p>
          </table:table-cell>
          <table:table-cell office:value-type="float" office:value="0.529348741867804" calcext:value-type="float">
            <text:p>0.529348741867804</text:p>
          </table:table-cell>
          <table:table-cell office:value-type="float" office:value="0.718976676464081" calcext:value-type="float">
            <text:p>0.718976676464081</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office:value-type="string" calcext:value-type="string">
            <text:p>000_1756</text:p>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3" calcext:value-type="float">
            <text:p>1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47</text:p>
          </table:table-cell>
          <table:table-cell office:value-type="string" calcext:value-type="string">
            <text:p>['him']</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string" calcext:value-type="string">
            <text:p>markable_1423</text:p>
          </table:table-cell>
          <table:table-cell office:value-type="string" calcext:value-type="string">
            <text:p>['David']</text:p>
          </table:table-cell>
          <table:table-cell office:value-type="string" calcext:value-type="string">
            <text:p>Für David, würde ich diese Krankheit sofort heilen, um ihm ein leichteres Leben zu ermöglichen.</text:p>
          </table:table-cell>
          <table:table-cell office:value-type="string" calcext:value-type="string">
            <text:p>markable_424</text:p>
          </table:table-cell>
          <table:table-cell office:value-type="string" calcext:value-type="string">
            <text:p>['ihm']</text:p>
          </table:table-cell>
          <table:table-cell office:value-type="string" calcext:value-type="string">
            <text:p>Für David würde ich es sofort heilen , um ihm ein leichteres Leben zu ermöglichen .</text:p>
          </table:table-cell>
          <table:table-cell office:value-type="string" calcext:value-type="string">
            <text:p>['ihm']</text:p>
          </table:table-cell>
          <table:table-cell office:value-type="string" calcext:value-type="string">
            <text:p>For David I would cure it immediately to give him an easier life.</text:p>
          </table:table-cell>
          <table:table-cell office:value-type="float" office:value="0.7657" calcext:value-type="float">
            <text:p>0.7657</text:p>
          </table:table-cell>
          <table:table-cell office:value-type="float" office:value="1" calcext:value-type="float">
            <text:p>1</text:p>
          </table:table-cell>
          <table:table-cell office:value-type="float" office:value="0.133333333333333" calcext:value-type="float">
            <text:p>0.133333333333333</text:p>
          </table:table-cell>
          <table:table-cell office:value-type="float" office:value="0.728595999797469" calcext:value-type="float">
            <text:p>0.728595999797469</text:p>
          </table:table-cell>
          <table:table-cell office:value-type="float" office:value="0.864552140235901" calcext:value-type="float">
            <text:p>0.864552140235901</text:p>
          </table:table-cell>
          <table:table-cell office:value-type="string" calcext:value-type="string">
            <text:p/>
          </table:table-cell>
          <table:table-cell office:value-type="float" office:value="0.2" calcext:value-type="float">
            <text:p>0.2</text:p>
          </table:table-cell>
          <table:table-cell office:value-type="float" office:value="0.652622081837734" calcext:value-type="float">
            <text:p>0.652622081837734</text:p>
          </table:table-cell>
          <table:table-cell office:value-type="float" office:value="0.894583284854889" calcext:value-type="float">
            <text:p>0.894583284854889</text:p>
          </table:table-cell>
          <table:table-cell office:value-type="string" calcext:value-type="string">
            <text:p/>
          </table:table-cell>
          <table:table-cell office:value-type="string" calcext:value-type="string">
            <text:p>Für David würde ich es sofort heilen, um ihm ein leichteres Leben zu geben.</text:p>
          </table:table-cell>
          <table:table-cell office:value-type="float" office:value="1" calcext:value-type="float">
            <text:p>1</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cell office:value-type="string" calcext:value-type="string">
            <text:p/>
          </table:table-cell>
          <table:table-cell office:value-type="string" calcext:value-type="string">
            <text:p>For David, I would cure it in a heartbeat to give him an easier life.</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row>
        <table:table-row table:style-name="ro1">
          <table:table-cell office:value-type="string" calcext:value-type="string">
            <text:p>000_1756</text:p>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2</text:p>
          </table:table-cell>
          <table:table-cell office:value-type="string" calcext:value-type="string">
            <text:p>['he']</text:p>
          </table:table-cell>
          <table:table-cell office:value-type="string" calcext:value-type="string">
            <text:p>For David, I would cure it in an instant to give him an easier life.</text:p>
          </table:table-cell>
          <table:table-cell office:value-type="string" calcext:value-type="string">
            <text:p>markable_1127</text:p>
          </table:table-cell>
          <table:table-cell office:value-type="string" calcext:value-type="string">
            <text:p>['David']</text:p>
          </table:table-cell>
          <table:table-cell office:value-type="string" calcext:value-type="string">
            <text:p>Aber wenn ich für mich spreche, dann hätte ich vor 23 Jahren, als er geboren wurde, nicht geglaubt, <text:s/>dass ich je an so weit kommen könnte – <text:s/>Mich persönlich hat es zu einer soviel besseren und liebenswürdigeren Person gemacht <text:s/>und meinem Leben so viel mehr Sinn gegeben, <text:s/>dass ich persönlich, es um nichts in der Welt aufgeben würde."</text:p>
          </table:table-cell>
          <table:table-cell office:value-type="string" calcext:value-type="string">
            <text:p>markable_425</text:p>
          </table:table-cell>
          <table:table-cell office:value-type="string" calcext:value-type="string">
            <text:p>['er']</text:p>
          </table:table-cell>
          <table:table-cell office:value-type="string" calcext:value-type="string">
            <text:p>Aber für mich selbst zu sprechen -- nun , ich hätte vor 23 Jahren , als er geboren wurde , nie geglaubt , dass ich so weit kommen könnte -- für mich selbst zu sprechen , hat mich so viel besser gemacht , so netter und so zielgerichteter in meinem ganzen Leben , dass ich für mich selbst nicht aufgeben würde für irgendetwas in der Welt . &amp;quot;</text:p>
          </table:table-cell>
          <table:table-cell office:value-type="string" calcext:value-type="string">
            <text:p>['er']</text:p>
          </table:table-cell>
          <table:table-cell office:value-type="string" calcext:value-type="string">
            <text:p>But speaking for myself -- well, I would never have believed 23 years ago when he was born that I could get this far -- speaking for myself has made me so much better, so nicer and so more purposeful in my whole life that I would not give up for myself for anything in the world . &amp;quot;</text:p>
          </table:table-cell>
          <table:table-cell table:number-columns-repeated="2" office:value-type="float" office:value="1" calcext:value-type="float">
            <text:p>1</text:p>
          </table:table-cell>
          <table:table-cell office:value-type="float" office:value="0.672413793103448" calcext:value-type="float">
            <text:p>0.672413793103448</text:p>
          </table:table-cell>
          <table:table-cell office:value-type="float" office:value="0.235913940104078" calcext:value-type="float">
            <text:p>0.235913940104078</text:p>
          </table:table-cell>
          <table:table-cell office:value-type="float" office:value="0.394195139408112" calcext:value-type="float">
            <text:p>0.394195139408112</text:p>
          </table:table-cell>
          <table:table-cell office:value-type="string" calcext:value-type="string">
            <text:p/>
          </table:table-cell>
          <table:table-cell office:value-type="float" office:value="0.26984126984127" calcext:value-type="float">
            <text:p>0.26984126984127</text:p>
          </table:table-cell>
          <table:table-cell office:value-type="float" office:value="0.584171378306919" calcext:value-type="float">
            <text:p>0.584171378306919</text:p>
          </table:table-cell>
          <table:table-cell office:value-type="float" office:value="0.735952436923981" calcext:value-type="float">
            <text:p>0.735952436923981</text:p>
          </table:table-cell>
          <table:table-cell office:value-type="string" calcext:value-type="string">
            <text:p/>
          </table:table-cell>
          <table:table-cell office:value-type="string" calcext:value-type="string">
            <text:p>Aber für mich selbst zu sprechen -- nun, ich hätte vor 23 Jahren nie geglaubt, als er geboren wurde, dass ich zu einem solchen Punkt kommen könnte -- für mich selbst zu sprechen, es hat mich so viel besser und freundlicher und so viel sinnvoller in meinem ganzen Leben gemacht, dass ich es nicht für irgendetwas in der Welt aufgeben würde."</text:p>
          </table:table-cell>
          <table:table-cell office:value-type="float" office:value="1" calcext:value-type="float">
            <text:p>1</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cell office:value-type="string" calcext:value-type="string">
            <text:p/>
          </table:table-cell>
          <table:table-cell office:value-type="string" calcext:value-type="string">
            <text:p>But for myself to speak -- well, I never would have believed 23 years ago when he was born that I could get to such a point -- to speak for myself, it's made me so much better and kinder and so much more meaningful in my whole life that I wouldn't give it up for anything in the world."</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row>
        <table:table-row table:style-name="ro1">
          <table:table-cell office:value-type="string" calcext:value-type="string">
            <text:p>001_1819</text:p>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44</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843</text:p>
          </table:table-cell>
          <table:table-cell office:value-type="string" calcext:value-type="string">
            <text:p>['some', 'great', 'drug', 'that', 'worked', 'against', 'one', 'stage', 'of', 'the', 'parasite', "'s", 'life', 'cycle']</text:p>
          </table:table-cell>
          <table:table-cell office:value-type="string" calcext:value-type="string">
            <text:p>Möglicherweise würde es aber in keinster Weise in den anderen Stadien wirken.</text:p>
          </table:table-cell>
          <table:table-cell office:value-type="string" calcext:value-type="string">
            <text:p>markable_202</text:p>
          </table:table-cell>
          <table:table-cell office:value-type="string" calcext:value-type="string">
            <text:p>['es']</text:p>
          </table:table-cell>
          <table:table-cell office:value-type="string" calcext:value-type="string">
            <text:p>Es könnte überhaupt nichts für jede der anderen Stadien tun .</text:p>
          </table:table-cell>
          <table:table-cell office:value-type="string" calcext:value-type="string">
            <text:p>[‘Es’]</text:p>
          </table:table-cell>
          <table:table-cell office:value-type="string" calcext:value-type="string">
            <text:p>It could do nothing at all for any of the other stages.</text:p>
          </table:table-cell>
          <table:table-cell table:number-columns-repeated="2" office:value-type="float" office:value="1" calcext:value-type="float">
            <text:p>1</text:p>
          </table:table-cell>
          <table:table-cell office:value-type="float" office:value="0.833333333333333" calcext:value-type="float">
            <text:p>0.833333333333333</text:p>
          </table:table-cell>
          <table:table-cell office:value-type="float" office:value="0.0365418868430952" calcext:value-type="float">
            <text:p>0.036541886843095</text:p>
          </table:table-cell>
          <table:table-cell office:value-type="float" office:value="0.0126544991508126" calcext:value-type="float">
            <text:p>0.012654499150813</text:p>
          </table:table-cell>
          <table:table-cell office:value-type="string" calcext:value-type="string">
            <text:p/>
          </table:table-cell>
          <table:table-cell office:value-type="float" office:value="0.166666666666667" calcext:value-type="float">
            <text:p>0.166666666666667</text:p>
          </table:table-cell>
          <table:table-cell office:value-type="float" office:value="0.545246911963086" calcext:value-type="float">
            <text:p>0.545246911963086</text:p>
          </table:table-cell>
          <table:table-cell office:value-type="float" office:value="0.786715269088745" calcext:value-type="float">
            <text:p>0.786715269088745</text:p>
          </table:table-cell>
          <table:table-cell office:value-type="string" calcext:value-type="string">
            <text:p/>
          </table:table-cell>
          <table:table-cell office:value-type="string" calcext:value-type="string">
            <text:p>Es könnte überhaupt nichts mit einer der anderen Phasen tun.</text:p>
          </table:table-cell>
          <table:table-cell office:value-type="float" office:value="1" calcext:value-type="float">
            <text:p>1</text:p>
          </table:table-cell>
          <table:table-cell office:value-type="float" office:value="0.916666666666667" calcext:value-type="float">
            <text:p>0.916666666666667</text:p>
          </table:table-cell>
          <table:table-cell office:value-type="float" office:value="0.0172795914295004" calcext:value-type="float">
            <text:p>0.017279591429501</text:p>
          </table:table-cell>
          <table:table-cell office:value-type="float" office:value="-0.0579891949892044" calcext:value-type="float">
            <text:p>-0.057989194989205</text:p>
          </table:table-cell>
          <table:table-cell office:value-type="string" calcext:value-type="string">
            <text:p/>
          </table:table-cell>
          <table:table-cell office:value-type="string" calcext:value-type="string">
            <text:p>It could have nothing at all to do with any of the other phases.</text:p>
          </table:table-cell>
          <table:table-cell office:value-type="float" office:value="0.916666666666667" calcext:value-type="float">
            <text:p>0.916666666666667</text:p>
          </table:table-cell>
          <table:table-cell office:value-type="float" office:value="0.0172795914295004" calcext:value-type="float">
            <text:p>0.017279591429501</text:p>
          </table:table-cell>
          <table:table-cell office:value-type="float" office:value="-0.0579891949892044" calcext:value-type="float">
            <text:p>-0.057989194989205</text:p>
          </table:table-cell>
        </table:table-row>
        <table:table-row table:style-name="ro1">
          <table:table-cell office:value-type="string" calcext:value-type="string">
            <text:p>001_1819</text:p>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88</text:p>
          </table:table-cell>
          <table:table-cell office:value-type="string" calcext:value-type="string">
            <text:p>['this', 'little', 'insect']</text:p>
          </table:table-cell>
          <table:table-cell office:value-type="string" calcext:value-type="string">
            <text:p>We're certainly not supposed to swat mosquitos.</text:p>
          </table:table-cell>
          <table:table-cell office:value-type="string" calcext:value-type="string">
            <text:p>markable_887</text:p>
          </table:table-cell>
          <table:table-cell office:value-type="string" calcext:value-type="string">
            <text:p>['mosquitos']</text:p>
          </table:table-cell>
          <table:table-cell office:value-type="string" calcext:value-type="string">
            <text:p>Also war mir die furchterregende Macht dieses kleinen Insekts <text:s/>schon frühzeitig offensichtlich und es ist ein Grund, <text:s/>warum ich 5 Jahre als Journalistin damit verbracht habe, zu verstehen, <text:s/>warum Malaria so lange so eine schlimme Plage für uns alle gewesen ist.</text:p>
          </table:table-cell>
          <table:table-cell office:value-type="string" calcext:value-type="string">
            <text:p>Markable_173</text:p>
          </table:table-cell>
          <table:table-cell office:value-type="string" calcext:value-type="string">
            <text:p>['dieses', 'kleinen', 'Insekts']</text:p>
          </table:table-cell>
          <table:table-cell office:value-type="string" calcext:value-type="string">
            <text:p>Die furchtbare Kraft dieses kleinen Insekts war mir schon sehr früh klar , und das ist einer der Gründe , warum ich fünf Jahre als Journalist damit verbrachte , zu verstehen , warum Malaria für uns alle schon so lange eine schreckliche Geißel war ?</text:p>
          </table:table-cell>
          <table:table-cell office:value-type="string" calcext:value-type="string">
            <text:p>['dieses', 'kleinen', 'Insekts']</text:p>
          </table:table-cell>
          <table:table-cell office:value-type="string" calcext:value-type="string">
            <text:p>The terrible power of this little insect was obvious to me very early on , and it is one of the reasons why I spent five years as a journalist trying to understand why malaria has been such a terrible scourge for all of us for so long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142942142186163" calcext:value-type="float">
            <text:p>0.142942142186163</text:p>
          </table:table-cell>
          <table:table-cell office:value-type="float" office:value="0.43767786026001" calcext:value-type="float">
            <text:p>0.43767786026001</text:p>
          </table:table-cell>
          <table:table-cell office:value-type="string" calcext:value-type="string">
            <text:p/>
          </table:table-cell>
          <table:table-cell office:value-type="float" office:value="0.306122448979592" calcext:value-type="float">
            <text:p>0.306122448979592</text:p>
          </table:table-cell>
          <table:table-cell office:value-type="float" office:value="0.532614179103675" calcext:value-type="float">
            <text:p>0.532614179103675</text:p>
          </table:table-cell>
          <table:table-cell office:value-type="float" office:value="0.849960565567017" calcext:value-type="float">
            <text:p>0.849960565567017</text:p>
          </table:table-cell>
          <table:table-cell office:value-type="string" calcext:value-type="string">
            <text:p/>
          </table:table-cell>
          <table:table-cell office:value-type="string" calcext:value-type="string">
            <text:p>Die furchteinflößende Kraft dieses kleinen Insekts zeigte sich mir also schon in sehr jungen Jahren, und das ist ein Grund, warum ich fünf Jahre als Journalistin damit verbracht habe, zu verstehen, warum Malaria für uns alle so lange eine schreckliche Geißel war?</text:p>
          </table:table-cell>
          <table:table-cell office:value-type="float" office:value="1" calcext:value-type="float">
            <text:p>1</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cell office:value-type="string" calcext:value-type="string">
            <text:p/>
          </table:table-cell>
          <table:table-cell office:value-type="string" calcext:value-type="string">
            <text:p>So the terrifying power of this little insect showed itself to me at a very young age, and that's one reason why I spent five years as a journalist trying to understand why malaria was such a terrible scourge for all of us for so long?</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row>
        <table:table-row table:style-name="ro1">
          <table:table-cell office:value-type="string" calcext:value-type="string">
            <text:p>001_1819</text:p>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9</text:p>
          </table:table-cell>
          <table:table-cell office:value-type="string" calcext:value-type="string">
            <text:p>['They']</text:p>
          </table:table-cell>
          <table:table-cell office:value-type="string" calcext:value-type="string">
            <text:p>This has been the finding of medical anthropologists again and again.</text:p>
          </table:table-cell>
          <table:table-cell office:value-type="string" calcext:value-type="string">
            <text:p>markable_338</text:p>
          </table:table-cell>
          <table:table-cell office:value-type="string" calcext:value-type="string">
            <text:p>['medical', 'anthropologists']</text:p>
          </table:table-cell>
          <table:table-cell office:value-type="string" calcext:value-type="string">
            <text:p>Sie fragen Leute in malariainfizierten Gebieten: <text:s/>"Was denken Sie über Malaria?"</text:p>
          </table:table-cell>
          <table:table-cell office:value-type="string" calcext:value-type="string">
            <text:p>markable_272</text:p>
          </table:table-cell>
          <table:table-cell office:value-type="string" calcext:value-type="string">
            <text:p>['Sie']</text:p>
          </table:table-cell>
          <table:table-cell office:value-type="string" calcext:value-type="string">
            <text:p>Sie fragen Menschen in unsicheren Teilen der Welt : &amp;quot; Was denken Sie über Malaria ? &amp;quot;</text:p>
          </table:table-cell>
          <table:table-cell office:value-type="string" calcext:value-type="string">
            <text:p>['Sie']</text:p>
          </table:table-cell>
          <table:table-cell office:value-type="string" calcext:value-type="string">
            <text:p>They ask people in insecure parts of the world : &amp;quot; What do you think about malaria ? &amp;quot;</text:p>
          </table:table-cell>
          <table:table-cell office:value-type="float" office:value="0" calcext:value-type="float">
            <text:p>0</text:p>
          </table:table-cell>
          <table:table-cell office:value-type="float" office:value="1" calcext:value-type="float">
            <text:p>1</text:p>
          </table:table-cell>
          <table:table-cell office:value-type="float" office:value="0.454545454545455" calcext:value-type="float">
            <text:p>0.454545454545455</text:p>
          </table:table-cell>
          <table:table-cell office:value-type="float" office:value="0.343893121765784" calcext:value-type="float">
            <text:p>0.343893121765784</text:p>
          </table:table-cell>
          <table:table-cell office:value-type="float" office:value="0.381597846746445" calcext:value-type="float">
            <text:p>0.381597846746445</text:p>
          </table:table-cell>
          <table:table-cell office:value-type="string" calcext:value-type="string">
            <text:p/>
          </table:table-cell>
          <table:table-cell office:value-type="float" office:value="0.0666666666666667" calcext:value-type="float">
            <text:p>0.066666666666667</text:p>
          </table:table-cell>
          <table:table-cell office:value-type="float" office:value="0.8003203203845" calcext:value-type="float">
            <text:p>0.8003203203845</text:p>
          </table:table-cell>
          <table:table-cell office:value-type="float" office:value="0.836744904518127" calcext:value-type="float">
            <text:p>0.836744904518127</text:p>
          </table:table-cell>
          <table:table-cell office:value-type="string" calcext:value-type="string">
            <text:p/>
          </table:table-cell>
          <table:table-cell office:value-type="string" calcext:value-type="string">
            <text:p>Sie fragen die Menschen in böswilligen Teilen der Welt: "Was halten Sie von Malaria?"</text:p>
          </table:table-cell>
          <table:table-cell office:value-type="float" office:value="1" calcext:value-type="float">
            <text:p>1</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cell office:value-type="string" calcext:value-type="string">
            <text:p/>
          </table:table-cell>
          <table:table-cell office:value-type="string" calcext:value-type="string">
            <text:p>You ask people in malevolent parts of the world, "What do you think of malaria?"</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row>
        <table:table-row table:style-name="ro1">
          <table:table-cell office:value-type="string" calcext:value-type="string">
            <text:p>001_1819</text:p>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4" calcext:value-type="float">
            <text:p>4</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29</text:p>
          </table:table-cell>
          <table:table-cell office:value-type="string" calcext:value-type="string">
            <text:p>['her']</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office:value-type="string" calcext:value-type="string">
            <text:p>markable_853</text:p>
          </table:table-cell>
          <table:table-cell office:value-type="string" calcext:value-type="string">
            <text:p>['A', 'child', 'in', 'Malawi']</text:p>
          </table:table-cell>
          <table:table-cell office:value-type="string" calcext:value-type="string">
            <text:p>Und seiner Lebenserfahrung nach ist Malaria also etwas, das kommt und geht.</text:p>
          </table:table-cell>
          <table:table-cell office:value-type="string" calcext:value-type="string">
            <text:p>markable_284</text:p>
          </table:table-cell>
          <table:table-cell office:value-type="string" calcext:value-type="string">
            <text:p>['seiner']</text:p>
          </table:table-cell>
          <table:table-cell office:value-type="string" calcext:value-type="string">
            <text:p>Und so ist Malaria in ihrer Lebenserfahrung etwas , das kommt und geht .</text:p>
          </table:table-cell>
          <table:table-cell office:value-type="string" calcext:value-type="string">
            <text:p>[‘ihrer’]</text:p>
          </table:table-cell>
          <table:table-cell office:value-type="string" calcext:value-type="string">
            <text:p>And so in their life experience, malaria is something that comes and goes.</text:p>
          </table:table-cell>
          <table:table-cell office:value-type="float" office:value="0.9178" calcext:value-type="float">
            <text:p>0.9178</text:p>
          </table:table-cell>
          <table:table-cell office:value-type="float" office:value="0" calcext:value-type="float">
            <text:p>0</text:p>
          </table:table-cell>
          <table:table-cell office:value-type="float" office:value="0.5" calcext:value-type="float">
            <text:p>0.5</text:p>
          </table:table-cell>
          <table:table-cell office:value-type="float" office:value="0.388272677752223" calcext:value-type="float">
            <text:p>0.388272677752223</text:p>
          </table:table-cell>
          <table:table-cell office:value-type="float" office:value="0.703765988349915" calcext:value-type="float">
            <text:p>0.703765988349915</text:p>
          </table:table-cell>
          <table:table-cell office:value-type="string" calcext:value-type="string">
            <text:p/>
          </table:table-cell>
          <table:table-cell office:value-type="float" office:value="0.153846153846154" calcext:value-type="float">
            <text:p>0.153846153846154</text:p>
          </table:table-cell>
          <table:table-cell office:value-type="float" office:value="0.670342089635179" calcext:value-type="float">
            <text:p>0.670342089635179</text:p>
          </table:table-cell>
          <table:table-cell office:value-type="float" office:value="0.900785505771637" calcext:value-type="float">
            <text:p>0.900785505771637</text:p>
          </table:table-cell>
          <table:table-cell office:value-type="string" calcext:value-type="string">
            <text:p/>
          </table:table-cell>
          <table:table-cell office:value-type="string" calcext:value-type="string">
            <text:p>Und so ist Malaria in ihrer gelebten Erfahrung etwas, das kommt und geht.</text:p>
          </table:table-cell>
          <table:table-cell office:value-type="float" office:value="0" calcext:value-type="float">
            <text:p>0</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cell office:value-type="string" calcext:value-type="string">
            <text:p/>
          </table:table-cell>
          <table:table-cell office:value-type="string" calcext:value-type="string">
            <text:p>And so, in their lived experience, malaria is something that comes and goes.</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row>
        <table:table-row table:style-name="ro1">
          <table:table-cell office:value-type="string" calcext:value-type="string">
            <text:p>001_1819</text:p>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78</text:p>
          </table:table-cell>
          <table:table-cell office:value-type="string" calcext:value-type="string">
            <text:p>['It']</text:p>
          </table:table-cell>
          <table:table-cell office:value-type="string" calcext:value-type="string">
            <text:p>The first concerted attack against malaria started in the 1950s.</text:p>
          </table:table-cell>
          <table:table-cell office:value-type="string" calcext:value-type="string">
            <text:p>markable_857</text:p>
          </table:table-cell>
          <table:table-cell office:value-type="string" calcext:value-type="string">
            <text:p>['The', 'first', 'concerted', 'attack', 'against', 'malaria']</text:p>
          </table:table-cell>
          <table:table-cell office:value-type="string" calcext:value-type="string">
            <text:p>Es war das Geistesprodukt des U.S.-Außenministeriums.</text:p>
          </table:table-cell>
          <table:table-cell office:value-type="string" calcext:value-type="string">
            <text:p>Markable_309</text:p>
          </table:table-cell>
          <table:table-cell office:value-type="string" calcext:value-type="string">
            <text:p>['Es']</text:p>
          </table:table-cell>
          <table:table-cell office:value-type="string" calcext:value-type="string">
            <text:p>Es war das Gehirn des US-Außenministeriums .</text:p>
          </table:table-cell>
          <table:table-cell office:value-type="string" calcext:value-type="string">
            <text:p>['Es']</text:p>
          </table:table-cell>
          <table:table-cell office:value-type="string" calcext:value-type="string">
            <text:p>It was the brain of the US State Department .</text:p>
          </table:table-cell>
          <table:table-cell table:number-columns-repeated="2" office:value-type="float" office:value="1" calcext:value-type="float">
            <text:p>1</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cell office:value-type="string" calcext:value-type="string">
            <text:p/>
          </table:table-cell>
          <table:table-cell office:value-type="float" office:value="0.222222222222222" calcext:value-type="float">
            <text:p>0.222222222222222</text:p>
          </table:table-cell>
          <table:table-cell office:value-type="float" office:value="0.174439189898684" calcext:value-type="float">
            <text:p>0.174439189898684</text:p>
          </table:table-cell>
          <table:table-cell office:value-type="float" office:value="0.671735942363739" calcext:value-type="float">
            <text:p>0.671735942363739</text:p>
          </table:table-cell>
          <table:table-cell office:value-type="string" calcext:value-type="string">
            <text:p/>
          </table:table-cell>
          <table:table-cell office:value-type="string" calcext:value-type="string">
            <text:p>Es war das Gehirn des US-Außenministeriums.</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cell office:value-type="string" calcext:value-type="string">
            <text:p/>
          </table:table-cell>
          <table:table-cell office:value-type="string" calcext:value-type="string">
            <text:p>It was the brain of the US State Department.</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row>
        <table:table-row table:style-name="ro1">
          <table:table-cell office:value-type="string" calcext:value-type="string">
            <text:p>001_1819</text:p>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6" calcext:value-type="float">
            <text:p>6</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95</text:p>
          </table:table-cell>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office:value-type="string" calcext:value-type="string">
            <text:p>markable_858</text:p>
          </table:table-cell>
          <table:table-cell office:value-type="string" calcext:value-type="string">
            <text:p>['people', 'at', 'risk', 'of', 'malaria']</text:p>
          </table:table-cell>
          <table:table-cell office:value-type="string" calcext:value-type="string">
            <text:p>Alles sollte ihnen angetan und für sie getan werden.</text:p>
          </table:table-cell>
          <table:table-cell office:value-type="string" calcext:value-type="string">
            <text:p>Markable_316</text:p>
          </table:table-cell>
          <table:table-cell office:value-type="string" calcext:value-type="string">
            <text:p>['ihnen']</text:p>
          </table:table-cell>
          <table:table-cell office:value-type="string" calcext:value-type="string">
            <text:p>Alles sollte ihnen und ihnen angetan werden .</text:p>
          </table:table-cell>
          <table:table-cell office:value-type="string" calcext:value-type="string">
            <text:p>['ihnen']</text:p>
          </table:table-cell>
          <table:table-cell office:value-type="string" calcext:value-type="string">
            <text:p>Everything should be done to them and to them .</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161682928607289" calcext:value-type="float">
            <text:p>0.161682928607289</text:p>
          </table:table-cell>
          <table:table-cell office:value-type="float" office:value="0.683839857578278" calcext:value-type="float">
            <text:p>0.683839857578278</text:p>
          </table:table-cell>
          <table:table-cell office:value-type="string" calcext:value-type="string">
            <text:p/>
          </table:table-cell>
          <table:table-cell office:value-type="float" office:value="0.111111111111111" calcext:value-type="float">
            <text:p>0.111111111111111</text:p>
          </table:table-cell>
          <table:table-cell office:value-type="float" office:value="0.750623853750339" calcext:value-type="float">
            <text:p>0.750623853750339</text:p>
          </table:table-cell>
          <table:table-cell office:value-type="float" office:value="0.729236721992493" calcext:value-type="float">
            <text:p>0.729236721992493</text:p>
          </table:table-cell>
          <table:table-cell office:value-type="string" calcext:value-type="string">
            <text:p/>
          </table:table-cell>
          <table:table-cell office:value-type="string" calcext:value-type="string">
            <text:p>Alles sollte ihnen und für sie getan werden.</text:p>
          </table:table-cell>
          <table:table-cell office:value-type="float" office:value="1" calcext:value-type="float">
            <text:p>1</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cell office:value-type="string" calcext:value-type="string">
            <text:p/>
          </table:table-cell>
          <table:table-cell office:value-type="string" calcext:value-type="string">
            <text:p>Everything should be done to them and for them.</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 calcext:value-type="float">
            <text:p>2</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67</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6</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string" calcext:value-type="string">
            <text:p/>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0</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9</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string" calcext:value-type="string">
            <text:p/>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5" calcext:value-type="float">
            <text:p>3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4</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0</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string" calcext:value-type="string">
            <text:p/>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5" calcext:value-type="float">
            <text:p>5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8</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3</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string" calcext:value-type="string">
            <text:p/>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3" calcext:value-type="float">
            <text:p>3</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92</text:p>
          </table:table-cell>
          <table:table-cell office:value-type="string" calcext:value-type="string">
            <text:p>['them']</text:p>
          </table:table-cell>
          <table:table-cell office:value-type="string" calcext:value-type="string">
            <text:p>But that's not how people with malaria think of malaria.</text:p>
          </table:table-cell>
          <table:table-cell office:value-type="string" calcext:value-type="string">
            <text:p>markable_860</text:p>
          </table:table-cell>
          <table:table-cell office:value-type="string" calcext:value-type="string">
            <text:p>['people', 'with', 'malaria']</text:p>
          </table:table-cell>
          <table:table-cell office:value-type="string" calcext:value-type="string">
            <text:p>Also müsste für sie die Rechnung ganz anders lauten.</text:p>
          </table:table-cell>
          <table:table-cell office:value-type="string" calcext:value-type="string">
            <text:p>markable_357</text:p>
          </table:table-cell>
          <table:table-cell office:value-type="string" calcext:value-type="string">
            <text:p>['sie']</text:p>
          </table:table-cell>
          <table:table-cell office:value-type="string" calcext:value-type="string">
            <text:p>Für sie muss die Kalkulation also ganz anders sein .</text:p>
          </table:table-cell>
          <table:table-cell office:value-type="string" calcext:value-type="string">
            <text:p>['sie']</text:p>
          </table:table-cell>
          <table:table-cell office:value-type="string" calcext:value-type="string">
            <text:p><text:s/>So for them the calculation must be quite different .</text:p>
          </table:table-cell>
          <table:table-cell office:value-type="float" office:value="0.9587" calcext:value-type="float">
            <text:p>0.9587</text:p>
          </table:table-cell>
          <table:table-cell office:value-type="float" office:value="1" calcext:value-type="float">
            <text:p>1</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451707571744919" calcext:value-type="float">
            <text:p>0.451707571744919</text:p>
          </table:table-cell>
          <table:table-cell office:value-type="string" calcext:value-type="string">
            <text:p/>
          </table:table-cell>
          <table:table-cell office:value-type="float" office:value="0.111111111111111" calcext:value-type="float">
            <text:p>0.111111111111111</text:p>
          </table:table-cell>
          <table:table-cell office:value-type="float" office:value="0.596949179201965" calcext:value-type="float">
            <text:p>0.596949179201965</text:p>
          </table:table-cell>
          <table:table-cell office:value-type="float" office:value="0.950595140457153" calcext:value-type="float">
            <text:p>0.950595140457153</text:p>
          </table:table-cell>
          <table:table-cell office:value-type="string" calcext:value-type="string">
            <text:p/>
          </table:table-cell>
          <table:table-cell office:value-type="string" calcext:value-type="string">
            <text:p>Für sie muss die Berechnung also ganz anders sein.</text:p>
          </table:table-cell>
          <table:table-cell office:value-type="float" office:value="1" calcext:value-type="float">
            <text:p>1</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cell office:value-type="string" calcext:value-type="string">
            <text:p/>
          </table:table-cell>
          <table:table-cell office:value-type="string" calcext:value-type="string">
            <text:p>So for them, the calculation has to be quite different.</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row>
        <table:table-row table:style-name="ro1">
          <table:table-cell office:value-type="string" calcext:value-type="string">
            <text:p>001_1819</text:p>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09</text:p>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office:value-type="string" calcext:value-type="string">
            <text:p>markable_605</text:p>
          </table:table-cell>
          <table:table-cell office:value-type="string" calcext:value-type="string">
            <text:p>['this', 'great', ',', 'easy-to-use', ',', 'cheap', 'tool']</text:p>
          </table:table-cell>
          <table:table-cell office:value-type="string" calcext:value-type="string">
            <text:p>Es nennt sich Gesichtsmaske, <text:s/>und ihr müsst es nur jeden Tag während der Grippezeit tragen, <text:s/>auch wenn ihr zur Schule und zur Arbeit geht."</text:p>
          </table:table-cell>
          <table:table-cell office:value-type="string" calcext:value-type="string">
            <text:p>markable_361</text:p>
          </table:table-cell>
          <table:table-cell office:value-type="string" calcext:value-type="string">
            <text:p>['Es']</text:p>
          </table:table-cell>
          <table:table-cell office:value-type="string" calcext:value-type="string">
            <text:p>Es wird eine Gesichtsmaske genannt , und alles , was Sie tun müssen , ist es jeden Tag während der Kälte und Grippe zu tragen , wenn Sie zur Schule gehen und wenn Sie zur Arbeit gehen &amp;quot; .</text:p>
          </table:table-cell>
          <table:table-cell office:value-type="string" calcext:value-type="string">
            <text:p>['Es']</text:p>
          </table:table-cell>
          <table:table-cell office:value-type="string" calcext:value-type="string">
            <text:p>It is called a face mask, and all you have to do is wear it every day during the cold and flu when you go to school and when you go to work.</text:p>
          </table:table-cell>
          <table:table-cell table:number-columns-repeated="2" office:value-type="float" office:value="1" calcext:value-type="float">
            <text:p>1</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48956787586212" calcext:value-type="float">
            <text:p>0.448956787586212</text:p>
          </table:table-cell>
          <table:table-cell office:value-type="string" calcext:value-type="string">
            <text:p/>
          </table:table-cell>
          <table:table-cell office:value-type="float" office:value="0.15625" calcext:value-type="float">
            <text:p>0.15625</text:p>
          </table:table-cell>
          <table:table-cell office:value-type="float" office:value="0.722596166431258" calcext:value-type="float">
            <text:p>0.722596166431258</text:p>
          </table:table-cell>
          <table:table-cell office:value-type="float" office:value="0.875317931175232" calcext:value-type="float">
            <text:p>0.875317931175232</text:p>
          </table:table-cell>
          <table:table-cell office:value-type="string" calcext:value-type="string">
            <text:p/>
          </table:table-cell>
          <table:table-cell office:value-type="string" calcext:value-type="string">
            <text:p>Es wird eine Gesichtsmaske genannt, und alles, was Sie tun müssen, ist es jeden Tag während der kalten und Grippe-Saison zu tragen, wenn Sie zur Schule gehen und wenn Sie zur Arbeit gehen."</text:p>
          </table:table-cell>
          <table:table-cell office:value-type="float" office:value="1" calcext:value-type="float">
            <text:p>1</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cell office:value-type="string" calcext:value-type="string">
            <text:p/>
          </table:table-cell>
          <table:table-cell office:value-type="string" calcext:value-type="string">
            <text:p>It's called a face mask, and all you have to do is wear it every day during the cold and flu season, when you go to school and when you go to work."</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row>
        <table:table-row table:style-name="ro1">
          <table:table-cell office:value-type="string" calcext:value-type="string">
            <text:p>001_1819</text:p>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text:p>
          </table:table-cell>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office:value-type="string" calcext:value-type="string">
            <text:p>markable_5</text:p>
          </table:table-cell>
          <table:table-cell office:value-type="string" calcext:value-type="string">
            <text:p>['malaria']</text:p>
          </table:table-cell>
          <table:table-cell office:value-type="string" calcext:value-type="string">
            <text:p>Sie wird über die Stiche von infizierten Moskitos übertragen <text:s/>und ist wahrscheinlich unsere älteste Plage.</text:p>
          </table:table-cell>
          <table:table-cell office:value-type="string" calcext:value-type="string">
            <text:p>markable_153</text:p>
          </table:table-cell>
          <table:table-cell office:value-type="string" calcext:value-type="string">
            <text:p>['Sie']</text:p>
          </table:table-cell>
          <table:table-cell office:value-type="string" calcext:value-type="string">
            <text:p>Sie wird in den Bitten infizierter Moskitos übertragen und ist wahrscheinlich unsere älteste Geißel .</text:p>
          </table:table-cell>
          <table:table-cell office:value-type="string" calcext:value-type="string">
            <text:p>['Sie']</text:p>
          </table:table-cell>
          <table:table-cell office:value-type="string" calcext:value-type="string">
            <text:p>It is transmitted in the pleas of infected mosquitoes and is probably our oldest scourge.</text:p>
          </table:table-cell>
          <table:table-cell table:number-columns-repeated="2" office:value-type="float" office:value="1" calcext:value-type="float">
            <text:p>1</text:p>
          </table:table-cell>
          <table:table-cell office:value-type="float" office:value="0.4" calcext:value-type="float">
            <text:p>0.4</text:p>
          </table:table-cell>
          <table:table-cell office:value-type="float" office:value="0.445564182556922" calcext:value-type="float">
            <text:p>0.445564182556922</text:p>
          </table:table-cell>
          <table:table-cell office:value-type="float" office:value="0.631487131118774" calcext:value-type="float">
            <text:p>0.631487131118774</text:p>
          </table:table-cell>
          <table:table-cell office:value-type="string" calcext:value-type="string">
            <text:p/>
          </table:table-cell>
          <table:table-cell office:value-type="float" office:value="0.4" calcext:value-type="float">
            <text:p>0.4</text:p>
          </table:table-cell>
          <table:table-cell office:value-type="float" office:value="0.310195046112955" calcext:value-type="float">
            <text:p>0.310195046112955</text:p>
          </table:table-cell>
          <table:table-cell office:value-type="float" office:value="0.662145495414734" calcext:value-type="float">
            <text:p>0.662145495414734</text:p>
          </table:table-cell>
          <table:table-cell office:value-type="string" calcext:value-type="string">
            <text:p/>
          </table:table-cell>
          <table:table-cell office:value-type="string" calcext:value-type="string">
            <text:p>Es wird in den Bissen infizierter Mücken getragen, und es ist wahrscheinlich unsere älteste Geißel.</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cell office:value-type="string" calcext:value-type="string">
            <text:p/>
          </table:table-cell>
          <table:table-cell office:value-type="string" calcext:value-type="string">
            <text:p>It is carried in the bites of infected mosquitoes, and it is probably our oldest scourge.</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row>
        <table:table-row table:style-name="ro1">
          <table:table-cell office:value-type="string" calcext:value-type="string">
            <text:p>001_1819</text:p>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7</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Zum einen schlägt sie am härtesten zur Erntezeit zu – <text:s/>also genau dann, wenn Bauern auf den Feldern sein und ernten müssen, <text:s/>sind sie zuhause und haben Fieber.</text:p>
          </table:table-cell>
          <table:table-cell office:value-type="string" calcext:value-type="string">
            <text:p>markable_249</text:p>
          </table:table-cell>
          <table:table-cell office:value-type="string" calcext:value-type="string">
            <text:p>['sie']</text:p>
          </table:table-cell>
          <table:table-cell office:value-type="string" calcext:value-type="string">
            <text:p>Zum einen trifft sie am härtesten während der Erntezeit , also genau wenn Landwirte draußen auf den Feldern sein müssen , die ihre Ernten sammeln , sind sie mit einem Fieber krank .</text:p>
          </table:table-cell>
          <table:table-cell office:value-type="string" calcext:value-type="string">
            <text:p>['sie']</text:p>
          </table:table-cell>
          <table:table-cell office:value-type="string" calcext:value-type="string">
            <text:p>For one, it hits hardest during harvest time, so just when farmers have to be out in the fields gathering their crops, they're sick with a fever.</text:p>
          </table:table-cell>
          <table:table-cell table:number-columns-repeated="2" office:value-type="float" office:value="1" calcext:value-type="float">
            <text:p>1</text:p>
          </table:table-cell>
          <table:table-cell office:value-type="float" office:value="0.607142857142857" calcext:value-type="float">
            <text:p>0.607142857142857</text:p>
          </table:table-cell>
          <table:table-cell office:value-type="float" office:value="0.163565518777584" calcext:value-type="float">
            <text:p>0.163565518777584</text:p>
          </table:table-cell>
          <table:table-cell office:value-type="float" office:value="0.490913152694702" calcext:value-type="float">
            <text:p>0.490913152694702</text:p>
          </table:table-cell>
          <table:table-cell office:value-type="string" calcext:value-type="string">
            <text:p/>
          </table:table-cell>
          <table:table-cell office:value-type="float" office:value="0.233333333333333" calcext:value-type="float">
            <text:p>0.233333333333333</text:p>
          </table:table-cell>
          <table:table-cell office:value-type="float" office:value="0.39253472297452" calcext:value-type="float">
            <text:p>0.39253472297452</text:p>
          </table:table-cell>
          <table:table-cell office:value-type="float" office:value="0.785125315189362" calcext:value-type="float">
            <text:p>0.785125315189362</text:p>
          </table:table-cell>
          <table:table-cell office:value-type="string" calcext:value-type="string">
            <text:p/>
          </table:table-cell>
          <table:table-cell office:value-type="string" calcext:value-type="string">
            <text:p>Zum einen fällt es während der Erntesaison schwer, also genau dann, wenn die Bauern auf den Feldern ihre Ernte sammeln müssen, sind sie zu Hause krank mit Fieber.</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cell office:value-type="string" calcext:value-type="string">
            <text:p/>
          </table:table-cell>
          <table:table-cell office:value-type="string" calcext:value-type="string">
            <text:p>For one thing, it falls hard during the harvest season, which is exactly when farmers need to be out in the fields gathering their crops, sick with fever at home.</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row>
        <table:table-row table:style-name="ro1">
          <table:table-cell office:value-type="string" calcext:value-type="string">
            <text:p>001_1819</text:p>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64</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Aber sie macht Leute auch empfänglicher für andere Todesursachen.</text:p>
          </table:table-cell>
          <table:table-cell office:value-type="string" calcext:value-type="string">
            <text:p>markable_252</text:p>
          </table:table-cell>
          <table:table-cell office:value-type="string" calcext:value-type="string">
            <text:p>['sie']</text:p>
          </table:table-cell>
          <table:table-cell office:value-type="string" calcext:value-type="string">
            <text:p>Aber sie setzt Menschen auch vor dem Tod aus allen anderen Gründen .</text:p>
          </table:table-cell>
          <table:table-cell office:value-type="string" calcext:value-type="string">
            <text:p>['sie']</text:p>
          </table:table-cell>
          <table:table-cell office:value-type="string" calcext:value-type="string">
            <text:p>But it also puts people before death for all other reasons.</text:p>
          </table:table-cell>
          <table:table-cell table:number-columns-repeated="3" office:value-type="float" office:value="1" calcext:value-type="float">
            <text:p>1</text:p>
          </table:table-cell>
          <table:table-cell office:value-type="float" office:value="0.0398635712826801" calcext:value-type="float">
            <text:p>0.03986357128268</text:p>
          </table:table-cell>
          <table:table-cell office:value-type="float" office:value="0.170824095606804" calcext:value-type="float">
            <text:p>0.170824095606804</text:p>
          </table:table-cell>
          <table:table-cell office:value-type="string" calcext:value-type="string">
            <text:p/>
          </table:table-cell>
          <table:table-cell office:value-type="float" office:value="0.363636363636364" calcext:value-type="float">
            <text:p>0.363636363636364</text:p>
          </table:table-cell>
          <table:table-cell office:value-type="float" office:value="0.127606714878071" calcext:value-type="float">
            <text:p>0.127606714878071</text:p>
          </table:table-cell>
          <table:table-cell office:value-type="float" office:value="0.49504691362381" calcext:value-type="float">
            <text:p>0.49504691362381</text:p>
          </table:table-cell>
          <table:table-cell office:value-type="string" calcext:value-type="string">
            <text:p/>
          </table:table-cell>
          <table:table-cell office:value-type="string" calcext:value-type="string">
            <text:p>Aber es prädisponiert auch Menschen zum Tod von allen anderen Ursachen.</text:p>
          </table:table-cell>
          <table:table-cell office:value-type="float" office:value="0" calcext:value-type="float">
            <text:p>0</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cell office:value-type="string" calcext:value-type="string">
            <text:p/>
          </table:table-cell>
          <table:table-cell office:value-type="string" calcext:value-type="string">
            <text:p>But it also predisposes people to death from all other causes.</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row>
        <table:table-row table:style-name="ro1">
          <table:table-cell office:value-type="string" calcext:value-type="string">
            <text:p>001_1819</text:p>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7</text:p>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office:value-type="string" calcext:value-type="string">
            <text:p>markable_344</text:p>
          </table:table-cell>
          <table:table-cell office:value-type="string" calcext:value-type="string">
            <text:p>['malaria']</text:p>
          </table:table-cell>
          <table:table-cell office:value-type="string" calcext:value-type="string">
            <text:p>Und anstelle: "Es ist eine tödliche Krankheit. Wir haben davor Angst."</text:p>
          </table:table-cell>
          <table:table-cell office:value-type="string" calcext:value-type="string">
            <text:p>markable_434</text:p>
          </table:table-cell>
          <table:table-cell office:value-type="string" calcext:value-type="string">
            <text:p>['Es']</text:p>
          </table:table-cell>
          <table:table-cell office:value-type="string" calcext:value-type="string">
            <text:p>Und sie sagen nicht : &amp;quot; Es ist eine tödliche Krankheit . Wir haben Angst davor . &amp;quot;</text:p>
          </table:table-cell>
          <table:table-cell office:value-type="string" calcext:value-type="string">
            <text:p>['Es']</text:p>
          </table:table-cell>
          <table:table-cell office:value-type="string" calcext:value-type="string">
            <text:p>And they don't say: &amp;quot; It's a deadly disease. We are afraid of it. &amp;quot;</text:p>
          </table:table-cell>
          <table:table-cell table:number-columns-repeated="2" office:value-type="float" office:value="1" calcext:value-type="float">
            <text:p>1</text:p>
          </table:table-cell>
          <table:table-cell office:value-type="float" office:value="0.454545454545455" calcext:value-type="float">
            <text:p>0.454545454545455</text:p>
          </table:table-cell>
          <table:table-cell office:value-type="float" office:value="0.514240160502826" calcext:value-type="float">
            <text:p>0.514240160502826</text:p>
          </table:table-cell>
          <table:table-cell office:value-type="float" office:value="0.68209844827652" calcext:value-type="float">
            <text:p>0.68209844827652</text:p>
          </table:table-cell>
          <table:table-cell office:value-type="string" calcext:value-type="string">
            <text:p/>
          </table:table-cell>
          <table:table-cell office:value-type="float" office:value="0.307692307692308" calcext:value-type="float">
            <text:p>0.307692307692308</text:p>
          </table:table-cell>
          <table:table-cell office:value-type="float" office:value="0.560790023998801" calcext:value-type="float">
            <text:p>0.560790023998801</text:p>
          </table:table-cell>
          <table:table-cell office:value-type="float" office:value="0.942053914070129" calcext:value-type="float">
            <text:p>0.942053914070129</text:p>
          </table:table-cell>
          <table:table-cell office:value-type="string" calcext:value-type="string">
            <text:p/>
          </table:table-cell>
          <table:table-cell office:value-type="string" calcext:value-type="string">
            <text:p>Und sie sagen nicht: "Es ist eine Killerkrankheit. Wir haben Angst davor."</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cell office:value-type="string" calcext:value-type="string">
            <text:p/>
          </table:table-cell>
          <table:table-cell office:value-type="string" calcext:value-type="string">
            <text:p>And they don't say, "It's a killer disease. We are afraid of it."</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row>
        <table:table-row table:style-name="ro1">
          <table:table-cell office:value-type="string" calcext:value-type="string">
            <text:p>001_1819</text:p>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9" calcext:value-type="float">
            <text:p>9</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931</text:p>
          </table:table-cell>
          <table:table-cell office:value-type="string" calcext:value-type="string">
            <text:p>['this', 'diseas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office:value-type="string" calcext:value-type="string">
            <text:p>markable_932</text:p>
          </table:table-cell>
          <table:table-cell office:value-type="string" calcext:value-type="string">
            <text:p>['malaria']</text:p>
          </table:table-cell>
          <table:table-cell office:value-type="string" calcext:value-type="string">
            <text:p>Im Bändigen der Krankheit besteht eine riesige kulturelle Herausforderung.</text:p>
          </table:table-cell>
          <table:table-cell office:value-type="string" calcext:value-type="string">
            <text:p>markable_449</text:p>
          </table:table-cell>
          <table:table-cell office:value-type="string" calcext:value-type="string">
            <text:p>['der', 'Krankheit']</text:p>
          </table:table-cell>
          <table:table-cell office:value-type="string" calcext:value-type="string">
            <text:p>Das ist eine große kulturelle Herausforderung , diese Krankheit zu zähmen .</text:p>
          </table:table-cell>
          <table:table-cell office:value-type="string" calcext:value-type="string">
            <text:p>[‘diese’, ‘Krankheit’]</text:p>
          </table:table-cell>
          <table:table-cell office:value-type="string" calcext:value-type="string">
            <text:p>Taming this disease is a great cultural challenge.</text:p>
          </table:table-cell>
          <table:table-cell office:value-type="float" office:value="1" calcext:value-type="float">
            <text:p>1</text:p>
          </table:table-cell>
          <table:table-cell office:value-type="float" office:value="0" calcext:value-type="float">
            <text:p>0</text:p>
          </table:table-cell>
          <table:table-cell office:value-type="float" office:value="1.11111111111111" calcext:value-type="float">
            <text:p>1.11111111111111</text:p>
          </table:table-cell>
          <table:table-cell office:value-type="float" office:value="0.0530771217107245" calcext:value-type="float">
            <text:p>0.053077121710725</text:p>
          </table:table-cell>
          <table:table-cell office:value-type="float" office:value="0.328020364046097" calcext:value-type="float">
            <text:p>0.328020364046097</text:p>
          </table:table-cell>
          <table:table-cell office:value-type="string" calcext:value-type="string">
            <text:p/>
          </table:table-cell>
          <table:table-cell office:value-type="float" office:value="0.8" calcext:value-type="float">
            <text:p>0.8</text:p>
          </table:table-cell>
          <table:table-cell office:value-type="float" office:value="0.0792350224603571" calcext:value-type="float">
            <text:p>0.079235022460357</text:p>
          </table:table-cell>
          <table:table-cell office:value-type="float" office:value="0.630179047584534" calcext:value-type="float">
            <text:p>0.630179047584534</text:p>
          </table:table-cell>
          <table:table-cell office:value-type="string" calcext:value-type="string">
            <text:p/>
          </table:table-cell>
          <table:table-cell office:value-type="string" calcext:value-type="string">
            <text:p>Dies ist eine große kulturelle Herausforderung bei der Zähmung dieser Krankheit.</text:p>
          </table:table-cell>
          <table:table-cell office:value-type="float" office:value="0" calcext:value-type="float">
            <text:p>0</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cell office:value-type="string" calcext:value-type="string">
            <text:p/>
          </table:table-cell>
          <table:table-cell office:value-type="string" calcext:value-type="string">
            <text:p>This is a big cultural challenge in taming this disease.</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row>
        <table:table-row table:style-name="ro1">
          <table:table-cell office:value-type="string" calcext:value-type="string">
            <text:p>001_1819</text:p>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They']</text:p>
          </table:table-cell>
          <table:table-cell office:value-type="string" calcext:value-type="string">
            <text:p>They ask people in malarious parts of the world, "What do you think about malaria?"</text:p>
          </table:table-cell>
          <table:table-cell office:value-type="string" calcext:value-type="string">
            <text:p>markable_852</text:p>
          </table:table-cell>
          <table:table-cell office:value-type="string" calcext:value-type="string">
            <text:p>['people', 'in', 'malarious', 'parts', 'of', 'the', 'world']</text:p>
          </table:table-cell>
          <table:table-cell office:value-type="string" calcext:value-type="string">
            <text:p>sagen sie: "Malaria ist ein alltägliches Problem im Leben."</text:p>
          </table:table-cell>
          <table:table-cell office:value-type="string" calcext:value-type="string">
            <text:p>Markable_274</text:p>
          </table:table-cell>
          <table:table-cell office:value-type="string" calcext:value-type="string">
            <text:p>['sie']</text:p>
          </table:table-cell>
          <table:table-cell office:value-type="string" calcext:value-type="string">
            <text:p>Sie sagen : &amp;quot; Malaria ist ein normales Lebensproblem . &amp;quot;</text:p>
          </table:table-cell>
          <table:table-cell office:value-type="string" calcext:value-type="string">
            <text:p>['Sie']</text:p>
          </table:table-cell>
          <table:table-cell office:value-type="string" calcext:value-type="string">
            <text:p>They say : &amp;quot; Malaria is a normal problem in life. &amp;quot;</text:p>
          </table:table-cell>
          <table:table-cell office:value-type="float" office:value="1" calcext:value-type="float">
            <text:p>1</text:p>
          </table:table-cell>
          <table:table-cell office:value-type="float" office:value="0" calcext:value-type="float">
            <text:p>0</text:p>
          </table:table-cell>
          <table:table-cell office:value-type="float" office:value="0.666666666666667" calcext:value-type="float">
            <text:p>0.666666666666667</text:p>
          </table:table-cell>
          <table:table-cell office:value-type="float" office:value="0.132013558402233" calcext:value-type="float">
            <text:p>0.132013558402233</text:p>
          </table:table-cell>
          <table:table-cell office:value-type="float" office:value="0.433298289775848" calcext:value-type="float">
            <text:p>0.433298289775848</text:p>
          </table:table-cell>
          <table:table-cell office:value-type="string" calcext:value-type="string">
            <text:p/>
          </table:table-cell>
          <table:table-cell office:value-type="float" office:value="0.111111111111111" calcext:value-type="float">
            <text:p>0.111111111111111</text:p>
          </table:table-cell>
          <table:table-cell office:value-type="float" office:value="0.750623853750339" calcext:value-type="float">
            <text:p>0.750623853750339</text:p>
          </table:table-cell>
          <table:table-cell office:value-type="float" office:value="0.893712043762207" calcext:value-type="float">
            <text:p>0.893712043762207</text:p>
          </table:table-cell>
          <table:table-cell office:value-type="string" calcext:value-type="string">
            <text:p/>
          </table:table-cell>
          <table:table-cell office:value-type="string" calcext:value-type="string">
            <text:p>Sie sagen: "Malaria ist ein normales Problem des Lebens."</text:p>
          </table:table-cell>
          <table:table-cell office:value-type="float" office:value="0" calcext:value-type="float">
            <text:p>0</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cell office:value-type="string" calcext:value-type="string">
            <text:p/>
          </table:table-cell>
          <table:table-cell office:value-type="string" calcext:value-type="string">
            <text:p>They say, "Malaria is a normal problem of life."</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row>
        <table:table-row table:style-name="ro1">
          <table:table-cell office:value-type="string" calcext:value-type="string">
            <text:p>001_1819</text:p>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91</text:p>
          </table:table-cell>
          <table:table-cell office:value-type="string" calcext:value-type="string">
            <text:p>['Those', 'three', 'reasons']</text:p>
          </table:table-cell>
          <table:table-cell office:value-type="string" calcext:value-type="string">
            <text:p>And I think there's three main reasons why.</text:p>
          </table:table-cell>
          <table:table-cell office:value-type="string" calcext:value-type="string">
            <text:p>markable_890</text:p>
          </table:table-cell>
          <table:table-cell office:value-type="string" calcext:value-type="string">
            <text:p>['three', 'main', 'reasons']</text:p>
          </table:table-cell>
          <table:table-cell office:value-type="string" calcext:value-type="string">
            <text:p>Diese 3 Gründe summieren sich zu einem vierten Grund, <text:s/>der wahrscheinlich der wichtigste Grund von allen ist.</text:p>
          </table:table-cell>
          <table:table-cell office:value-type="string" calcext:value-type="string">
            <text:p>Markable_176</text:p>
          </table:table-cell>
          <table:table-cell office:value-type="string" calcext:value-type="string">
            <text:p>['Diese', '3', 'Gründe']</text:p>
          </table:table-cell>
          <table:table-cell office:value-type="string" calcext:value-type="string">
            <text:p>Diese drei Gründe summieren sich zum vierten Grund , der wahrscheinlich der größte Grund von allen ist .</text:p>
          </table:table-cell>
          <table:table-cell office:value-type="string" calcext:value-type="string">
            <text:p>[‘Diese’, ‘drei’, ‘Gründe’]</text:p>
          </table:table-cell>
          <table:table-cell office:value-type="string" calcext:value-type="string">
            <text:p>These three reasons add up to the fourth reason, which is probably the greatest reason of all.</text:p>
          </table:table-cell>
          <table:table-cell office:value-type="float" office:value="0.963" calcext:value-type="float">
            <text:p>0.963</text:p>
          </table:table-cell>
          <table:table-cell office:value-type="float" office:value="1" calcext:value-type="float">
            <text:p>1</text:p>
          </table:table-cell>
          <table:table-cell office:value-type="float" office:value="0.235294117647059" calcext:value-type="float">
            <text:p>0.235294117647059</text:p>
          </table:table-cell>
          <table:table-cell office:value-type="float" office:value="0.440200497628139" calcext:value-type="float">
            <text:p>0.440200497628139</text:p>
          </table:table-cell>
          <table:table-cell office:value-type="float" office:value="0.793911278247833" calcext:value-type="float">
            <text:p>0.793911278247833</text:p>
          </table:table-cell>
          <table:table-cell office:value-type="string" calcext:value-type="string">
            <text:p/>
          </table:table-cell>
          <table:table-cell office:value-type="float" office:value="0.117647058823529" calcext:value-type="float">
            <text:p>0.117647058823529</text:p>
          </table:table-cell>
          <table:table-cell office:value-type="float" office:value="0.762465858623486" calcext:value-type="float">
            <text:p>0.762465858623486</text:p>
          </table:table-cell>
          <table:table-cell office:value-type="float" office:value="0.965390145778656" calcext:value-type="float">
            <text:p>0.965390145778656</text:p>
          </table:table-cell>
          <table:table-cell office:value-type="string" calcext:value-type="string">
            <text:p/>
          </table:table-cell>
          <table:table-cell office:value-type="string" calcext:value-type="string">
            <text:p>Diese drei Gründe summieren sich auf den vierten Grund, der wahrscheinlich der größte Grund für alle ist.</text:p>
          </table:table-cell>
          <table:table-cell office:value-type="float" office:value="1" calcext:value-type="float">
            <text:p>1</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cell office:value-type="string" calcext:value-type="string">
            <text:p/>
          </table:table-cell>
          <table:table-cell office:value-type="string" calcext:value-type="string">
            <text:p>These three reasons add up to the fourth reason, which is probably the biggest reason of all.</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3</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5</text:p>
          </table:table-cell>
          <table:table-cell office:value-type="string" calcext:value-type="string">
            <text:p>['Es']</text:p>
          </table:table-cell>
          <table:table-cell office:value-type="string" calcext:value-type="string">
            <text:p>Es hat sich ausgebreitet . Es hat mehr Möglichkeiten , Angriffen zu entgehen , als wir wissen .</text:p>
          </table:table-cell>
          <table:table-cell office:value-type="string" calcext:value-type="string">
            <text:p>['Es']</text:p>
          </table:table-cell>
          <table:table-cell office:value-type="string" calcext:value-type="string">
            <text:p>It has spread . It has more ways to evade attack than we know.</text:p>
          </table:table-cell>
          <table:table-cell office:value-type="float" office:value="0.9722" calcext:value-type="float">
            <text:p>0.9722</text:p>
          </table:table-cell>
          <table:table-cell office:value-type="float" office:value="1" calcext:value-type="float">
            <text:p>1</text:p>
          </table:table-cell>
          <table:table-cell office:value-type="float" office:value="0.583333333333333" calcext:value-type="float">
            <text:p>0.583333333333333</text:p>
          </table:table-cell>
          <table:table-cell office:value-type="float" office:value="0.375966352946702" calcext:value-type="float">
            <text:p>0.375966352946702</text:p>
          </table:table-cell>
          <table:table-cell office:value-type="float" office:value="0.545206129550934" calcext:value-type="float">
            <text:p>0.545206129550934</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to evade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4</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6</text:p>
          </table:table-cell>
          <table:table-cell office:value-type="string" calcext:value-type="string">
            <text:p>['Es']</text:p>
          </table:table-cell>
          <table:table-cell office:value-type="string" calcext:value-type="string">
            <text:p>Es hat sich ausgebreitet . Es hat mehr Möglichkeiten , Angriffen zu entgehen , als wir wissen .</text:p>
          </table:table-cell>
          <table:table-cell office:value-type="string" calcext:value-type="string">
            <text:p>['Es']</text:p>
          </table:table-cell>
          <table:table-cell office:value-type="string" calcext:value-type="string">
            <text:p>It has spread . It has more ways to evade attack than we know.</text:p>
          </table:table-cell>
          <table:table-cell table:number-columns-repeated="2" office:value-type="float" office:value="1" calcext:value-type="float">
            <text:p>1</text:p>
          </table:table-cell>
          <table:table-cell office:value-type="float" office:value="0.583333333333333" calcext:value-type="float">
            <text:p>0.583333333333333</text:p>
          </table:table-cell>
          <table:table-cell office:value-type="float" office:value="0.375966352946702" calcext:value-type="float">
            <text:p>0.375966352946702</text:p>
          </table:table-cell>
          <table:table-cell office:value-type="float" office:value="0.545206129550934" calcext:value-type="float">
            <text:p>0.545206129550934</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of evading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office:value-type="string" calcext:value-type="string">
            <text:p>001_1819</text:p>
          </table:table-cell>
          <table:table-cell office:value-type="string" calcext:value-type="string">
            <text:p>216_2</text:p>
          </table:table-cell>
          <table:table-cell office:value-type="string" calcext:value-type="string">
            <text:p>It's a shape-shifter, for one thing.</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8</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ist zum einen ein Gestaltwandler.</text:p>
          </table:table-cell>
          <table:table-cell office:value-type="string" calcext:value-type="string">
            <text:p>markable_197</text:p>
          </table:table-cell>
          <table:table-cell office:value-type="string" calcext:value-type="string">
            <text:p>['Es']</text:p>
          </table:table-cell>
          <table:table-cell office:value-type="string" calcext:value-type="string">
            <text:p>Sie ist zum einen formschichtiger .</text:p>
          </table:table-cell>
          <table:table-cell office:value-type="string" calcext:value-type="string">
            <text:p>['Sie']</text:p>
          </table:table-cell>
          <table:table-cell office:value-type="string" calcext:value-type="string">
            <text:p>On the one hand, it is more form-layered .</text:p>
          </table:table-cell>
          <table:table-cell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0.217712620239866" calcext:value-type="float">
            <text:p>0.217712620239866</text:p>
          </table:table-cell>
          <table:table-cell office:value-type="float" office:value="0.333988815546036" calcext:value-type="float">
            <text:p>0.333988815546036</text:p>
          </table:table-cell>
          <table:table-cell office:value-type="string" calcext:value-type="string">
            <text:p/>
          </table:table-cell>
          <table:table-cell office:value-type="float" office:value="1.33333333333333" calcext:value-type="float">
            <text:p>1.33333333333333</text:p>
          </table:table-cell>
          <table:table-cell office:value-type="float" office:value="0.0277761903401179" calcext:value-type="float">
            <text:p>0.027776190340118</text:p>
          </table:table-cell>
          <table:table-cell office:value-type="float" office:value="0.0750260800123215" calcext:value-type="float">
            <text:p>0.075026080012322</text:p>
          </table:table-cell>
          <table:table-cell office:value-type="string" calcext:value-type="string">
            <text:p/>
          </table:table-cell>
          <table:table-cell office:value-type="string" calcext:value-type="string">
            <text:p>Es ist zum einen ein Formwandler.</text:p>
          </table:table-cell>
          <table:table-cell office:value-type="float" office:value="1" calcext:value-type="float">
            <text:p>1</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cell office:value-type="string" calcext:value-type="string">
            <text:p/>
          </table:table-cell>
          <table:table-cell office:value-type="string" calcext:value-type="string">
            <text:p>It is a shape-shifter, for one thing.</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row>
        <table:table-row table:style-name="ro1">
          <table:table-cell office:value-type="string" calcext:value-type="string">
            <text:p>001_1819</text:p>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60</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155</text:p>
          </table:table-cell>
          <table:table-cell office:value-type="string" calcext:value-type="string">
            <text:p>['the', 'parasite']</text:p>
          </table:table-cell>
          <table:table-cell office:value-type="string" calcext:value-type="string">
            <text:p>Er kann sich unentdeckt in unserem Körper verstecken, <text:s/>ohne dass wir es wissen, tagelang, wochenlang, <text:s/>monatelang, jahrelang, und in manchen Fällen sogar jahrzehntelang.</text:p>
          </table:table-cell>
          <table:table-cell office:value-type="string" calcext:value-type="string">
            <text:p>markable_205</text:p>
          </table:table-cell>
          <table:table-cell office:value-type="string" calcext:value-type="string">
            <text:p>['Er']</text:p>
          </table:table-cell>
          <table:table-cell office:value-type="string" calcext:value-type="string">
            <text:p>Es kann sich in unserem Körper verstecken , unentdeckt , unbekannt für uns , für Tage , Wochen , Monate , Jahre , in einigen Fällen sogar Jahrzehnte .</text:p>
          </table:table-cell>
          <table:table-cell office:value-type="string" calcext:value-type="string">
            <text:p>['Es']</text:p>
          </table:table-cell>
          <table:table-cell office:value-type="string" calcext:value-type="string">
            <text:p>It can hide in our bodies , undetected , unknown to us , for days , weeks , months , years , in some cases even decades .</text:p>
          </table:table-cell>
          <table:table-cell office:value-type="float" office:value="0.6266" calcext:value-type="float">
            <text:p>0.6266</text:p>
          </table:table-cell>
          <table:table-cell office:value-type="float" office:value="0" calcext:value-type="float">
            <text:p>0</text:p>
          </table:table-cell>
          <table:table-cell office:value-type="float" office:value="0.608695652173913" calcext:value-type="float">
            <text:p>0.608695652173913</text:p>
          </table:table-cell>
          <table:table-cell office:value-type="float" office:value="0.147679349825687" calcext:value-type="float">
            <text:p>0.147679349825687</text:p>
          </table:table-cell>
          <table:table-cell office:value-type="float" office:value="0.346747487783432" calcext:value-type="float">
            <text:p>0.346747487783432</text:p>
          </table:table-cell>
          <table:table-cell office:value-type="string" calcext:value-type="string">
            <text:p/>
          </table:table-cell>
          <table:table-cell office:value-type="float" office:value="0.173913043478261" calcext:value-type="float">
            <text:p>0.173913043478261</text:p>
          </table:table-cell>
          <table:table-cell office:value-type="float" office:value="0.57652832495933" calcext:value-type="float">
            <text:p>0.57652832495933</text:p>
          </table:table-cell>
          <table:table-cell office:value-type="float" office:value="0.680175125598908" calcext:value-type="float">
            <text:p>0.680175125598908</text:p>
          </table:table-cell>
          <table:table-cell office:value-type="string" calcext:value-type="string">
            <text:p/>
          </table:table-cell>
          <table:table-cell office:value-type="string" calcext:value-type="string">
            <text:p>Es kann sich in unserem Körper verstecken, unentdeckt, uns nicht bekannt, für Tage, für Wochen, für Monate, für Jahre, in einigen Fällen sogar Jahrzehnte.</text:p>
          </table:table-cell>
          <table:table-cell office:value-type="float" office:value="0" calcext:value-type="float">
            <text:p>0</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cell office:value-type="string" calcext:value-type="string">
            <text:p/>
          </table:table-cell>
          <table:table-cell office:value-type="string" calcext:value-type="string">
            <text:p>It can hide in our bodies, undetected, unknown to us, for days, for weeks, for months, for years, in some cases even decades.</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row>
        <table:table-row table:style-name="ro1">
          <table:table-cell office:value-type="string" calcext:value-type="string">
            <text:p>001_1819</text:p>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18</text:p>
          </table:table-cell>
          <table:table-cell office:value-type="string" calcext:value-type="string">
            <text:p>['they']</text:p>
          </table:table-cell>
          <table:table-cell office:value-type="string" calcext:value-type="string">
            <text:p>So it's not easy for us to extricate ourselves from these insects.</text:p>
          </table:table-cell>
          <table:table-cell office:value-type="string" calcext:value-type="string">
            <text:p>markable_215</text:p>
          </table:table-cell>
          <table:table-cell office:value-type="string" calcext:value-type="string">
            <text:p>['these', 'insects']</text:p>
          </table:table-cell>
          <table:table-cell office:value-type="string" calcext:value-type="string">
            <text:p>Wir schaffen sozusagen Orte, die sie lieben, indem wir einfach unser Leben leben.</text:p>
          </table:table-cell>
          <table:table-cell office:value-type="string" calcext:value-type="string">
            <text:p>markable_231</text:p>
          </table:table-cell>
          <table:table-cell office:value-type="string" calcext:value-type="string">
            <text:p>['sie']</text:p>
          </table:table-cell>
          <table:table-cell office:value-type="string" calcext:value-type="string">
            <text:p>Wir schaffen Orte , die sie lieben , nur weil sie unser eigenes Leben leben .</text:p>
          </table:table-cell>
          <table:table-cell office:value-type="string" calcext:value-type="string">
            <text:p>['sie']</text:p>
          </table:table-cell>
          <table:table-cell office:value-type="string" calcext:value-type="string">
            <text:p>We create places that they love just because they live our own lives.</text:p>
          </table:table-cell>
          <table:table-cell office:value-type="float" office:value="0.9326" calcext:value-type="float">
            <text:p>0.9326</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269110911034447" calcext:value-type="float">
            <text:p>0.269110911034447</text:p>
          </table:table-cell>
          <table:table-cell office:value-type="float" office:value="0.538952708244324" calcext:value-type="float">
            <text:p>0.538952708244324</text:p>
          </table:table-cell>
          <table:table-cell office:value-type="string" calcext:value-type="string">
            <text:p/>
          </table:table-cell>
          <table:table-cell office:value-type="float" office:value="0.4375" calcext:value-type="float">
            <text:p>0.4375</text:p>
          </table:table-cell>
          <table:table-cell office:value-type="float" office:value="0.332512025340324" calcext:value-type="float">
            <text:p>0.332512025340324</text:p>
          </table:table-cell>
          <table:table-cell office:value-type="float" office:value="0.689398646354675" calcext:value-type="float">
            <text:p>0.689398646354675</text:p>
          </table:table-cell>
          <table:table-cell office:value-type="string" calcext:value-type="string">
            <text:p/>
          </table:table-cell>
          <table:table-cell office:value-type="string" calcext:value-type="string">
            <text:p>Wir schaffen Orte, die sie lieben, nur indem sie unser eigenes Leben leben.</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cell office:value-type="string" calcext:value-type="string">
            <text:p/>
          </table:table-cell>
          <table:table-cell office:value-type="string" calcext:value-type="string">
            <text:p>We create places that love them just by living our own lives.</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row>
        <table:table-row table:style-name="ro1">
          <table:table-cell office:value-type="string" calcext:value-type="string">
            <text:p>001_1819</text:p>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6</text:p>
          </table:table-cell>
          <table:table-cell office:value-type="string" calcext:value-type="string">
            <text:p>['This']</text:p>
          </table:table-cell>
          <table:table-cell office:value-type="string" calcext:value-type="string">
            <text:p>And it's the paradox that the people who have the most malaria in the world tend to care about it the least.</text:p>
          </table:table-cell>
          <table:table-cell office:value-type="string" calcext:value-type="string">
            <text:p>markable_923</text:p>
          </table:table-cell>
          <table:table-cell office:value-type="string" calcext:value-type="string">
            <text:p>['the', 'paradox', 'that', 'the', 'people', 'who', 'have', 'the', 'most', 'malaria', 'in', 'the', 'world', 'tend', 'to', 'care', 'about', 'it', 'the', 'least']</text:p>
          </table:table-cell>
          <table:table-cell office:value-type="string" calcext:value-type="string">
            <text:p>Das haben medizinische Anthropologen immer wieder herausgefunden.</text:p>
          </table:table-cell>
          <table:table-cell office:value-type="string" calcext:value-type="string">
            <text:p>markable_270</text:p>
          </table:table-cell>
          <table:table-cell office:value-type="string" calcext:value-type="string">
            <text:p>['Das']</text:p>
          </table:table-cell>
          <table:table-cell office:value-type="string" calcext:value-type="string">
            <text:p>Das ist die Erkenntnis medizinischer Anthropologen , immer wieder .</text:p>
          </table:table-cell>
          <table:table-cell office:value-type="string" calcext:value-type="string">
            <text:p>['Das']</text:p>
          </table:table-cell>
          <table:table-cell office:value-type="string" calcext:value-type="string">
            <text:p>This is the finding of medical anthropologists , time and again .</text:p>
          </table:table-cell>
          <table:table-cell table:number-columns-repeated="2" office:value-type="float" office:value="1" calcext:value-type="float">
            <text:p>1</text:p>
          </table:table-cell>
          <table:table-cell office:value-type="float" office:value="0.714285714285714" calcext:value-type="float">
            <text:p>0.714285714285714</text:p>
          </table:table-cell>
          <table:table-cell office:value-type="float" office:value="0.147721999118612" calcext:value-type="float">
            <text:p>0.147721999118612</text:p>
          </table:table-cell>
          <table:table-cell office:value-type="float" office:value="0.277370929718018" calcext:value-type="float">
            <text:p>0.277370929718018</text:p>
          </table:table-cell>
          <table:table-cell office:value-type="string" calcext:value-type="string">
            <text:p/>
          </table:table-cell>
          <table:table-cell office:value-type="float" office:value="0.272727272727273" calcext:value-type="float">
            <text:p>0.272727272727273</text:p>
          </table:table-cell>
          <table:table-cell office:value-type="float" office:value="0.422683921634124" calcext:value-type="float">
            <text:p>0.422683921634124</text:p>
          </table:table-cell>
          <table:table-cell office:value-type="float" office:value="0.872615158557892" calcext:value-type="float">
            <text:p>0.872615158557892</text:p>
          </table:table-cell>
          <table:table-cell office:value-type="string" calcext:value-type="string">
            <text:p/>
          </table:table-cell>
          <table:table-cell office:value-type="string" calcext:value-type="string">
            <text:p>Dies war immer wieder der Fund medizinischer Anthropologen.</text:p>
          </table:table-cell>
          <table:table-cell office:value-type="float" office:value="1" calcext:value-type="float">
            <text:p>1</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cell office:value-type="string" calcext:value-type="string">
            <text:p/>
          </table:table-cell>
          <table:table-cell office:value-type="string" calcext:value-type="string">
            <text:p>This has been the finding of medical anthropologists time and again.</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row>
        <table:table-row table:style-name="ro1">
          <table:table-cell office:value-type="string" calcext:value-type="string">
            <text:p>001_1819</text:p>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2" calcext:value-type="float">
            <text:p>2</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927</text:p>
          </table:table-cell>
          <table:table-cell office:value-type="string" calcext:value-type="string">
            <text:p>['that']</text:p>
          </table:table-cell>
          <table:table-cell office:value-type="string" calcext:value-type="string">
            <text:p>And so in her lived experience, malaria is something that comes and goes.</text:p>
          </table:table-cell>
          <table:table-cell office:value-type="string" calcext:value-type="string">
            <text:p>markable_926</text:p>
          </table:table-cell>
          <table:table-cell office:value-type="string" calcext:value-type="string">
            <text:p>['malaria', 'is', 'something', 'that', 'comes', 'and', 'goes']</text:p>
          </table:table-cell>
          <table:table-cell office:value-type="string" calcext:value-type="string">
            <text:p>Und das stimmt sogar für den Großteil der Malaria dieser Welt.</text:p>
          </table:table-cell>
          <table:table-cell office:value-type="string" calcext:value-type="string">
            <text:p>markable_443</text:p>
          </table:table-cell>
          <table:table-cell office:value-type="string" calcext:value-type="string">
            <text:p>['das']</text:p>
          </table:table-cell>
          <table:table-cell office:value-type="string" calcext:value-type="string">
            <text:p>Und das trifft tatsächlich auf den Großteil der Malaria weltweit zu .</text:p>
          </table:table-cell>
          <table:table-cell office:value-type="string" calcext:value-type="string">
            <text:p>['das']</text:p>
          </table:table-cell>
          <table:table-cell office:value-type="string" calcext:value-type="string">
            <text:p>And this is indeed true for the majority of malaria worldwide .</text:p>
          </table:table-cell>
          <table:table-cell table:number-columns-repeated="2" office:value-type="float" office:value="1" calcext:value-type="float">
            <text:p>1</text:p>
          </table:table-cell>
          <table:table-cell office:value-type="float" office:value="0.454545454545455" calcext:value-type="float">
            <text:p>0.454545454545455</text:p>
          </table:table-cell>
          <table:table-cell office:value-type="float" office:value="0.279015939358583" calcext:value-type="float">
            <text:p>0.279015939358583</text:p>
          </table:table-cell>
          <table:table-cell office:value-type="float" office:value="0.387473076581955" calcext:value-type="float">
            <text:p>0.387473076581955</text:p>
          </table:table-cell>
          <table:table-cell office:value-type="string" calcext:value-type="string">
            <text:p/>
          </table:table-cell>
          <table:table-cell office:value-type="float" office:value="0.636363636363636" calcext:value-type="float">
            <text:p>0.636363636363636</text:p>
          </table:table-cell>
          <table:table-cell office:value-type="float" office:value="0.0497865345864186" calcext:value-type="float">
            <text:p>0.049786534586419</text:p>
          </table:table-cell>
          <table:table-cell office:value-type="float" office:value="0.686767578125" calcext:value-type="float">
            <text:p>0.686767578125</text:p>
          </table:table-cell>
          <table:table-cell office:value-type="string" calcext:value-type="string">
            <text:p/>
          </table:table-cell>
          <table:table-cell office:value-type="string" calcext:value-type="string">
            <text:p>Und das gilt auch für die meisten Malariaarten der Welt.</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cell office:value-type="string" calcext:value-type="string">
            <text:p/>
          </table:table-cell>
          <table:table-cell office:value-type="string" calcext:value-type="string">
            <text:p>And it is also true of most of the world's malaria species.</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row>
        <table:table-row table:style-name="ro1">
          <table:table-cell office:value-type="string" calcext:value-type="string">
            <text:p>001_1819</text:p>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2</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wussten, dass sie sich auf billige, leicht handhabbare Mittel spezialisieren mussten <text:s/>und spezialisierten sich auf DDT.</text:p>
          </table:table-cell>
          <table:table-cell office:value-type="string" calcext:value-type="string">
            <text:p>markable_312</text:p>
          </table:table-cell>
          <table:table-cell office:value-type="string" calcext:value-type="string">
            <text:p>['Sie']</text:p>
          </table:table-cell>
          <table:table-cell office:value-type="string" calcext:value-type="string">
            <text:p>Sie wussten , dass sie sich auf billige , leicht verwendbare Werkzeuge konzentrieren mussten , und sie konzentrierten sich auf DDT .</text:p>
          </table:table-cell>
          <table:table-cell office:value-type="string" calcext:value-type="string">
            <text:p>['Sie']</text:p>
          </table:table-cell>
          <table:table-cell office:value-type="string" calcext:value-type="string">
            <text:p><text:s/>They knew they had to focus on cheap, easy-to-use tools, and they focused on DDT.</text:p>
          </table:table-cell>
          <table:table-cell table:number-columns-repeated="2" office:value-type="float" office:value="1" calcext:value-type="float">
            <text:p>1</text:p>
          </table:table-cell>
          <table:table-cell office:value-type="float" office:value="0.294117647058824" calcext:value-type="float">
            <text:p>0.294117647058824</text:p>
          </table:table-cell>
          <table:table-cell office:value-type="float" office:value="0.498907097291027" calcext:value-type="float">
            <text:p>0.498907097291027</text:p>
          </table:table-cell>
          <table:table-cell office:value-type="float" office:value="0.59175431728363" calcext:value-type="float">
            <text:p>0.59175431728363</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Sie wussten, dass sie sich auf billige, einfach zu bedienende Werkzeuge konzentrieren mussten, und sie konzentrierten sich auf DDT.</text:p>
          </table:table-cell>
          <table:table-cell office:value-type="float" office:value="1" calcext:value-type="float">
            <text:p>1</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cell office:value-type="string" calcext:value-type="string">
            <text:p/>
          </table:table-cell>
          <table:table-cell office:value-type="string" calcext:value-type="string">
            <text:p>They knew they had to focus on cheap, easy-to-use tools, and they focused on DDT.</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row>
        <table:table-row table:style-name="ro1">
          <table:table-cell office:value-type="string" calcext:value-type="string">
            <text:p>001_1819</text:p>
          </table:table-cell>
          <table:table-cell office:value-type="string" calcext:value-type="string">
            <text:p>280_3</text:p>
          </table:table-cell>
          <table:table-cell office:value-type="string" calcext:value-type="string">
            <text:p>They understood the cultural challen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6</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verstanden die kulturelle Herausforderung.</text:p>
          </table:table-cell>
          <table:table-cell office:value-type="string" calcext:value-type="string">
            <text:p>markable_314</text:p>
          </table:table-cell>
          <table:table-cell office:value-type="string" calcext:value-type="string">
            <text:p>['Sie']</text:p>
          </table:table-cell>
          <table:table-cell office:value-type="string" calcext:value-type="string">
            <text:p>Sie verstand die kulturelle Herausforderung .</text:p>
          </table:table-cell>
          <table:table-cell office:value-type="string" calcext:value-type="string">
            <text:p>['Sie']</text:p>
          </table:table-cell>
          <table:table-cell office:value-type="string" calcext:value-type="string">
            <text:p>She understood the cultural challenge .</text:p>
          </table:table-cell>
          <table:table-cell table:number-columns-repeated="2" office:value-type="float" office:value="1" calcext:value-type="float">
            <text:p>1</text:p>
          </table:table-cell>
          <table:table-cell office:value-type="float" office:value="0.2" calcext:value-type="float">
            <text:p>0.2</text:p>
          </table:table-cell>
          <table:table-cell office:value-type="float" office:value="0.28574404296988" calcext:value-type="float">
            <text:p>0.28574404296988</text:p>
          </table:table-cell>
          <table:table-cell office:value-type="float" office:value="0.908704459667206" calcext:value-type="float">
            <text:p>0.908704459667206</text:p>
          </table:table-cell>
          <table:table-cell office:value-type="string" calcext:value-type="string">
            <text:p/>
          </table:table-cell>
          <table:table-cell office:value-type="float" office:value="0.2" calcext:value-type="float">
            <text:p>0.2</text:p>
          </table:table-cell>
          <table:table-cell office:value-type="float" office:value="0.668740304976422" calcext:value-type="float">
            <text:p>0.668740304976422</text:p>
          </table:table-cell>
          <table:table-cell office:value-type="float" office:value="0.999175012111664" calcext:value-type="float">
            <text:p>0.999175012111664</text:p>
          </table:table-cell>
          <table:table-cell office:value-type="string" calcext:value-type="string">
            <text:p/>
          </table:table-cell>
          <table:table-cell office:value-type="string" calcext:value-type="string">
            <text:p>Sie verstanden die kulturelle Herausforderu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They understood the cultural challeng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24"/>
          <table:table-cell table:formula="of:=AVERAGE([.Y2:.Y101])" office:value-type="float" office:value="0.918843" calcext:value-type="float">
            <text:p>0.918843</text:p>
          </table:table-cell>
          <table:table-cell table:formula="of:=AVERAGE([.Z2:.Z101])" office:value-type="float" office:value="0.83" calcext:value-type="float">
            <text:p>0.83</text:p>
          </table:table-cell>
          <table:table-cell table:formula="of:=AVERAGE([.AA2:.AA101])" office:value-type="float" office:value="0.541104139161686" calcext:value-type="float">
            <text:p>0.541104139161686</text:p>
          </table:table-cell>
          <table:table-cell table:formula="of:=AVERAGE([.AB2:.AB101])" office:value-type="float" office:value="0.264011287308329" calcext:value-type="float">
            <text:p>0.264011287308329</text:p>
          </table:table-cell>
          <table:table-cell table:formula="of:=AVERAGE([.AC2:.AC101])" office:value-type="float" office:value="0.481286346921697" calcext:value-type="float">
            <text:p>0.481286346921697</text:p>
          </table:table-cell>
          <table:table-cell/>
          <table:table-cell table:formula="of:=AVERAGE([.AE2:.AE101])" office:value-type="float" office:value="0.239145499395841" calcext:value-type="float">
            <text:p>0.239145499395841</text:p>
          </table:table-cell>
          <table:table-cell table:formula="of:=AVERAGE([.AF2:.AF101])" office:value-type="float" office:value="0.584201232468292" calcext:value-type="float">
            <text:p>0.584201232468292</text:p>
          </table:table-cell>
          <table:table-cell table:formula="of:=AVERAGE([.AG2:.AG101])" office:value-type="float" office:value="0.834119333475828" calcext:value-type="float">
            <text:p>0.834119333475828</text:p>
          </table:table-cell>
          <table:table-cell table:number-columns-repeated="2"/>
          <table:table-cell table:formula="of:=AVERAGE([.AJ2:.AJ101])" office:value-type="float" office:value="0.82" calcext:value-type="float">
            <text:p>0.82</text:p>
          </table:table-cell>
          <table:table-cell table:formula="of:=AVERAGE([.AK2:.AK101])" office:value-type="float" office:value="0.540963640428251" calcext:value-type="float">
            <text:p>0.540963640428251</text:p>
          </table:table-cell>
          <table:table-cell table:formula="of:=AVERAGE([.AL2:.AL101])" office:value-type="float" office:value="0.283177209174601" calcext:value-type="float">
            <text:p>0.283177209174601</text:p>
          </table:table-cell>
          <table:table-cell table:formula="of:=AVERAGE([.AM2:.AM101])" office:value-type="float" office:value="0.494685214310884" calcext:value-type="float">
            <text:p>0.494685214310884</text:p>
          </table:table-cell>
          <table:table-cell/>
          <table:table-cell table:formula="of:=AVERAGE([.AO2:.AO101])" office:value-type="string" office:string-value="" calcext:value-type="error">
            <text:p>#DIV/0!</text:p>
          </table:table-cell>
          <table:table-cell table:formula="of:=AVERAGE([.AP2:.AP101])" office:value-type="float" office:value="0.540963640428251" calcext:value-type="float">
            <text:p>0.540963640428251</text:p>
          </table:table-cell>
          <table:table-cell table:formula="of:=AVERAGE([.AQ2:.AQ101])" office:value-type="float" office:value="0.283177209174601" calcext:value-type="float">
            <text:p>0.283177209174601</text:p>
          </table:table-cell>
          <table:table-cell table:formula="of:=AVERAGE([.AR2:.AR101])" office:value-type="float" office:value="0.494685214310884" calcext:value-type="float">
            <text:p>0.49468521431088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6T14:33:47.145228448</dc:date>
    <meta:editing-duration>PT1M17S</meta:editing-duration>
    <meta:editing-cycles>1</meta:editing-cycles>
    <meta:document-statistic meta:table-count="1" meta:cell-count="4460" meta:object-count="0"/>
  </office:meta>
</office:document-meta>
</file>